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Opt 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360.265206996866">
            <text:p>360.2652069969</text:p>
          </table:table-cell>
          <table:table-cell office:value-type="float" office:value="1093.41748701523">
            <text:p>1093.4174870152</text:p>
          </table:table-cell>
          <table:table-cell office:value-type="float" office:value="1394.20498531156">
            <text:p>1394.2049853116</text:p>
          </table:table-cell>
          <table:table-cell office:value-type="float" office:value="1850.51716566607">
            <text:p>1850.5171656661</text:p>
          </table:table-cell>
          <table:table-cell office:value-type="float" office:value="2205.18173737825">
            <text:p>2205.1817373783</text:p>
          </table:table-cell>
          <table:table-cell office:value-type="float" office:value="2549.59063964542">
            <text:p>2549.5906396454</text:p>
          </table:table-cell>
          <table:table-cell office:value-type="float" office:value="4914.10696727078">
            <text:p>4914.1069672708</text:p>
          </table:table-cell>
          <table:table-cell office:value-type="float" office:value="6196.10265431313">
            <text:p>6196.1026543131</text:p>
          </table:table-cell>
          <table:table-cell office:value-type="float" office:value="5490.79220434458">
            <text:p>5490.7922043446</text:p>
          </table:table-cell>
        </table:table-row>
        <table:table-row table:style-name="ro1">
          <table:table-cell/>
          <table:table-cell office:value-type="float" office:value="355.13835174701">
            <text:p>355.138351747</text:p>
          </table:table-cell>
          <table:table-cell office:value-type="float" office:value="929.037459082817">
            <text:p>929.0374590828</text:p>
          </table:table-cell>
          <table:table-cell office:value-type="float" office:value="1143.03080101531">
            <text:p>1143.0308010153</text:p>
          </table:table-cell>
          <table:table-cell office:value-type="float" office:value="1489.42227305255">
            <text:p>1489.4222730526</text:p>
          </table:table-cell>
          <table:table-cell office:value-type="float" office:value="2411.17342098229">
            <text:p>2411.1734209823</text:p>
          </table:table-cell>
          <table:table-cell office:value-type="float" office:value="3996.60715857326">
            <text:p>3996.6071585733</text:p>
          </table:table-cell>
          <table:table-cell office:value-type="float" office:value="4589.70767488253">
            <text:p>4589.7076748825</text:p>
          </table:table-cell>
          <table:table-cell office:value-type="float" office:value="4288.47928272796">
            <text:p>4288.479282728</text:p>
          </table:table-cell>
          <table:table-cell office:value-type="float" office:value="7318.84817545771">
            <text:p>7318.8481754577</text:p>
          </table:table-cell>
        </table:table-row>
        <table:table-row table:style-name="ro1">
          <table:table-cell/>
          <table:table-cell office:value-type="float" office:value="431.518291907304">
            <text:p>431.5182919073</text:p>
          </table:table-cell>
          <table:table-cell office:value-type="float" office:value="871.88140904257">
            <text:p>871.8814090426</text:p>
          </table:table-cell>
          <table:table-cell office:value-type="float" office:value="1479.83762968694">
            <text:p>1479.8376296869</text:p>
          </table:table-cell>
          <table:table-cell office:value-type="float" office:value="1706.04354345956">
            <text:p>1706.0435434596</text:p>
          </table:table-cell>
          <table:table-cell office:value-type="float" office:value="2495.01521654391">
            <text:p>2495.0152165439</text:p>
          </table:table-cell>
          <table:table-cell office:value-type="float" office:value="3111.32426239779">
            <text:p>3111.3242623978</text:p>
          </table:table-cell>
          <table:table-cell office:value-type="float" office:value="4734.18680496944">
            <text:p>4734.1868049695</text:p>
          </table:table-cell>
          <table:table-cell office:value-type="float" office:value="5426.91105207866">
            <text:p>5426.9110520787</text:p>
          </table:table-cell>
          <table:table-cell office:value-type="float" office:value="6837.83587073828">
            <text:p>6837.8358707383</text:p>
          </table:table-cell>
        </table:table-row>
        <table:table-row table:style-name="ro1">
          <table:table-cell/>
          <table:table-cell office:value-type="float" office:value="320.672331040632">
            <text:p>320.6723310406</text:p>
          </table:table-cell>
          <table:table-cell office:value-type="float" office:value="1078.186220606">
            <text:p>1078.186220606</text:p>
          </table:table-cell>
          <table:table-cell office:value-type="float" office:value="1388.46893058289">
            <text:p>1388.4689305829</text:p>
          </table:table-cell>
          <table:table-cell office:value-type="float" office:value="1691.63327917722">
            <text:p>1691.6332791772</text:p>
          </table:table-cell>
          <table:table-cell office:value-type="float" office:value="2390.13376376677">
            <text:p>2390.1337637668</text:p>
          </table:table-cell>
          <table:table-cell office:value-type="float" office:value="3353.05493696112">
            <text:p>3353.0549369611</text:p>
          </table:table-cell>
          <table:table-cell office:value-type="float" office:value="4551.37233022791">
            <text:p>4551.3723302279</text:p>
          </table:table-cell>
          <table:table-cell office:value-type="float" office:value="5730.36698668115">
            <text:p>5730.3669866812</text:p>
          </table:table-cell>
          <table:table-cell office:value-type="float" office:value="6127.36666986083">
            <text:p>6127.3666698608</text:p>
          </table:table-cell>
        </table:table-row>
        <table:table-row table:style-name="ro1">
          <table:table-cell/>
          <table:table-cell office:value-type="float" office:value="527.421336780785">
            <text:p>527.4213367808</text:p>
          </table:table-cell>
          <table:table-cell office:value-type="float" office:value="1136.16670454994">
            <text:p>1136.1667045499</text:p>
          </table:table-cell>
          <table:table-cell office:value-type="float" office:value="1465.26519820376">
            <text:p>1465.2651982038</text:p>
          </table:table-cell>
          <table:table-cell office:value-type="float" office:value="1686.883229401">
            <text:p>1686.883229401</text:p>
          </table:table-cell>
          <table:table-cell office:value-type="float" office:value="2166.27017566373">
            <text:p>2166.2701756637</text:p>
          </table:table-cell>
          <table:table-cell office:value-type="float" office:value="3445.08751505844">
            <text:p>3445.0875150584</text:p>
          </table:table-cell>
          <table:table-cell office:value-type="float" office:value="4214.17068794701">
            <text:p>4214.170687947</text:p>
          </table:table-cell>
          <table:table-cell office:value-type="float" office:value="5180.96291710243">
            <text:p>5180.9629171024</text:p>
          </table:table-cell>
          <table:table-cell office:value-type="float" office:value="6248.30682164929">
            <text:p>6248.3068216493</text:p>
          </table:table-cell>
        </table:table-row>
        <table:table-row table:style-name="ro1">
          <table:table-cell/>
          <table:table-cell office:value-type="float" office:value="600.035695383751">
            <text:p>600.0356953838</text:p>
          </table:table-cell>
          <table:table-cell office:value-type="float" office:value="926.853310165938">
            <text:p>926.8533101659</text:p>
          </table:table-cell>
          <table:table-cell office:value-type="float" office:value="1402.85975241206">
            <text:p>1402.8597524121</text:p>
          </table:table-cell>
          <table:table-cell office:value-type="float" office:value="1528.94467001698">
            <text:p>1528.944670017</text:p>
          </table:table-cell>
          <table:table-cell office:value-type="float" office:value="2451.46572066775">
            <text:p>2451.4657206678</text:p>
          </table:table-cell>
          <table:table-cell office:value-type="float" office:value="3185.72154710699">
            <text:p>3185.721547107</text:p>
          </table:table-cell>
          <table:table-cell office:value-type="float" office:value="2881.58100147541">
            <text:p>2881.5810014754</text:p>
          </table:table-cell>
          <table:table-cell office:value-type="float" office:value="5199.97502059857">
            <text:p>5199.9750205986</text:p>
          </table:table-cell>
          <table:table-cell office:value-type="float" office:value="5973.94454405469">
            <text:p>5973.9445440547</text:p>
          </table:table-cell>
        </table:table-row>
        <table:table-row table:style-name="ro1">
          <table:table-cell/>
          <table:table-cell office:value-type="float" office:value="348.908975962582">
            <text:p>348.9089759626</text:p>
          </table:table-cell>
          <table:table-cell office:value-type="float" office:value="855.649001764444">
            <text:p>855.6490017644</text:p>
          </table:table-cell>
          <table:table-cell office:value-type="float" office:value="1297.09304417494">
            <text:p>1297.093044175</text:p>
          </table:table-cell>
          <table:table-cell office:value-type="float" office:value="1415.2093719711">
            <text:p>1415.2093719711</text:p>
          </table:table-cell>
          <table:table-cell office:value-type="float" office:value="2124.97997551163">
            <text:p>2124.9799755116</text:p>
          </table:table-cell>
          <table:table-cell office:value-type="float" office:value="2711.87195963081">
            <text:p>2711.8719596308</text:p>
          </table:table-cell>
          <table:table-cell office:value-type="float" office:value="4663.62951852325">
            <text:p>4663.6295185233</text:p>
          </table:table-cell>
          <table:table-cell office:value-type="float" office:value="6187.97863270088">
            <text:p>6187.9786327009</text:p>
          </table:table-cell>
          <table:table-cell office:value-type="float" office:value="6886.7962222082">
            <text:p>6886.7962222082</text:p>
          </table:table-cell>
        </table:table-row>
        <table:table-row table:style-name="ro1">
          <table:table-cell/>
          <table:table-cell office:value-type="float" office:value="569.887592118269">
            <text:p>569.8875921183</text:p>
          </table:table-cell>
          <table:table-cell office:value-type="float" office:value="831.57740127706">
            <text:p>831.5774012771</text:p>
          </table:table-cell>
          <table:table-cell office:value-type="float" office:value="1219.61639869042">
            <text:p>1219.6163986904</text:p>
          </table:table-cell>
          <table:table-cell office:value-type="float" office:value="2102.20040197061">
            <text:p>2102.2004019706</text:p>
          </table:table-cell>
          <table:table-cell office:value-type="float" office:value="1974.96464574373">
            <text:p>1974.9646457437</text:p>
          </table:table-cell>
          <table:table-cell office:value-type="float" office:value="3181.87944445802">
            <text:p>3181.879444458</text:p>
          </table:table-cell>
          <table:table-cell office:value-type="float" office:value="3957.57922392214">
            <text:p>3957.5792239222</text:p>
          </table:table-cell>
          <table:table-cell office:value-type="float" office:value="5658.74491474972">
            <text:p>5658.7449147497</text:p>
          </table:table-cell>
          <table:table-cell office:value-type="float" office:value="6695.1506214295">
            <text:p>6695.1506214295</text:p>
          </table:table-cell>
        </table:table-row>
        <table:table-row table:style-name="ro1">
          <table:table-cell/>
          <table:table-cell office:value-type="float" office:value="394.675222631018">
            <text:p>394.675222631</text:p>
          </table:table-cell>
          <table:table-cell office:value-type="float" office:value="694.907425370546">
            <text:p>694.9074253705</text:p>
          </table:table-cell>
          <table:table-cell office:value-type="float" office:value="1321.96305752157">
            <text:p>1321.9630575216</text:p>
          </table:table-cell>
          <table:table-cell office:value-type="float" office:value="1658.97976622922">
            <text:p>1658.9797662292</text:p>
          </table:table-cell>
          <table:table-cell office:value-type="float" office:value="1722.23046966728">
            <text:p>1722.2304696673</text:p>
          </table:table-cell>
          <table:table-cell office:value-type="float" office:value="3287.5156217168">
            <text:p>3287.5156217168</text:p>
          </table:table-cell>
          <table:table-cell office:value-type="float" office:value="3910.73748378173">
            <text:p>3910.7374837817</text:p>
          </table:table-cell>
          <table:table-cell office:value-type="float" office:value="5476.76314346531">
            <text:p>5476.7631434653</text:p>
          </table:table-cell>
          <table:table-cell office:value-type="float" office:value="7060.47817217285">
            <text:p>7060.4781721729</text:p>
          </table:table-cell>
        </table:table-row>
        <table:table-row table:style-name="ro1">
          <table:table-cell/>
          <table:table-cell office:value-type="float" office:value="604.53633510633">
            <text:p>604.5363351063</text:p>
          </table:table-cell>
          <table:table-cell office:value-type="float" office:value="923.176997148737">
            <text:p>923.1769971487</text:p>
          </table:table-cell>
          <table:table-cell office:value-type="float" office:value="1264.89277202714">
            <text:p>1264.8927720271</text:p>
          </table:table-cell>
          <table:table-cell office:value-type="float" office:value="1961.99281078431">
            <text:p>1961.9928107843</text:p>
          </table:table-cell>
          <table:table-cell office:value-type="float" office:value="1978.50564645882">
            <text:p>1978.5056464588</text:p>
          </table:table-cell>
          <table:table-cell office:value-type="float" office:value="3428.19185335334">
            <text:p>3428.1918533533</text:p>
          </table:table-cell>
          <table:table-cell office:value-type="float" office:value="4872.50333578012">
            <text:p>4872.5033357801</text:p>
          </table:table-cell>
          <table:table-cell office:value-type="float" office:value="5911.47848169666">
            <text:p>5911.4784816967</text:p>
          </table:table-cell>
          <table:table-cell office:value-type="float" office:value="6694.70550862305">
            <text:p>6694.7055086231</text:p>
          </table:table-cell>
        </table:table-row>
        <table:table-row table:style-name="ro1">
          <table:table-cell/>
          <table:table-cell office:value-type="float" office:value="633.284733695733">
            <text:p>633.2847336957</text:p>
          </table:table-cell>
          <table:table-cell office:value-type="float" office:value="1039.78813779378">
            <text:p>1039.7881377938</text:p>
          </table:table-cell>
          <table:table-cell office:value-type="float" office:value="1291.66770133194">
            <text:p>1291.6677013319</text:p>
          </table:table-cell>
          <table:table-cell office:value-type="float" office:value="1902.1136572252">
            <text:p>1902.1136572252</text:p>
          </table:table-cell>
          <table:table-cell office:value-type="float" office:value="2105.48292824591">
            <text:p>2105.4829282459</text:p>
          </table:table-cell>
          <table:table-cell office:value-type="float" office:value="3201.8152018032">
            <text:p>3201.8152018032</text:p>
          </table:table-cell>
          <table:table-cell office:value-type="float" office:value="4191.89995048836">
            <text:p>4191.8999504884</text:p>
          </table:table-cell>
          <table:table-cell office:value-type="float" office:value="5774.77891526416">
            <text:p>5774.7789152642</text:p>
          </table:table-cell>
          <table:table-cell office:value-type="float" office:value="7148.30612497311">
            <text:p>7148.3061249731</text:p>
          </table:table-cell>
        </table:table-row>
        <table:table-row table:style-name="ro1">
          <table:table-cell/>
          <table:table-cell office:value-type="float" office:value="468.683645181895">
            <text:p>468.6836451819</text:p>
          </table:table-cell>
          <table:table-cell office:value-type="float" office:value="855.451157027542">
            <text:p>855.4511570275</text:p>
          </table:table-cell>
          <table:table-cell office:value-type="float" office:value="1261.98004361981">
            <text:p>1261.9800436198</text:p>
          </table:table-cell>
          <table:table-cell office:value-type="float" office:value="1627.8970049916">
            <text:p>1627.8970049916</text:p>
          </table:table-cell>
          <table:table-cell office:value-type="float" office:value="2144.9788533031">
            <text:p>2144.9788533031</text:p>
          </table:table-cell>
          <table:table-cell office:value-type="float" office:value="3291.39748379793">
            <text:p>3291.3974837979</text:p>
          </table:table-cell>
          <table:table-cell office:value-type="float" office:value="4577.81685482206">
            <text:p>4577.8168548221</text:p>
          </table:table-cell>
          <table:table-cell office:value-type="float" office:value="5326.13505141865">
            <text:p>5326.1350514187</text:p>
          </table:table-cell>
          <table:table-cell office:value-type="float" office:value="5781.14491680663">
            <text:p>5781.1449168066</text:p>
          </table:table-cell>
        </table:table-row>
        <table:table-row table:style-name="ro1">
          <table:table-cell/>
          <table:table-cell office:value-type="float" office:value="585.09282928862">
            <text:p>585.0928292886</text:p>
          </table:table-cell>
          <table:table-cell office:value-type="float" office:value="915.510585237324">
            <text:p>915.5105852373</text:p>
          </table:table-cell>
          <table:table-cell office:value-type="float" office:value="1220.20741420514">
            <text:p>1220.2074142052</text:p>
          </table:table-cell>
          <table:table-cell office:value-type="float" office:value="1911.41278890836">
            <text:p>1911.4127889084</text:p>
          </table:table-cell>
          <table:table-cell office:value-type="float" office:value="2373.68937827514">
            <text:p>2373.6893782752</text:p>
          </table:table-cell>
          <table:table-cell office:value-type="float" office:value="3417.03964728229">
            <text:p>3417.0396472823</text:p>
          </table:table-cell>
          <table:table-cell office:value-type="float" office:value="3711.08160011515">
            <text:p>3711.0816001152</text:p>
          </table:table-cell>
          <table:table-cell office:value-type="float" office:value="5926.93623588486">
            <text:p>5926.9362358849</text:p>
          </table:table-cell>
          <table:table-cell office:value-type="float" office:value="6877.07871049509">
            <text:p>6877.0787104951</text:p>
          </table:table-cell>
        </table:table-row>
        <table:table-row table:style-name="ro1">
          <table:table-cell/>
          <table:table-cell office:value-type="float" office:value="314.03632307194">
            <text:p>314.0363230719</text:p>
          </table:table-cell>
          <table:table-cell office:value-type="float" office:value="1108.38586821202">
            <text:p>1108.385868212</text:p>
          </table:table-cell>
          <table:table-cell office:value-type="float" office:value="1090.03797540338">
            <text:p>1090.0379754034</text:p>
          </table:table-cell>
          <table:table-cell office:value-type="float" office:value="1417.85034090502">
            <text:p>1417.850340905</text:p>
          </table:table-cell>
          <table:table-cell office:value-type="float" office:value="2536.17856619198">
            <text:p>2536.178566192</text:p>
          </table:table-cell>
          <table:table-cell office:value-type="float" office:value="2989.43537199256">
            <text:p>2989.4353719926</text:p>
          </table:table-cell>
          <table:table-cell office:value-type="float" office:value="4923.84323846452">
            <text:p>4923.8432384645</text:p>
          </table:table-cell>
          <table:table-cell office:value-type="float" office:value="6217.30643549781">
            <text:p>6217.3064354978</text:p>
          </table:table-cell>
          <table:table-cell office:value-type="float" office:value="6827.49911198589">
            <text:p>6827.4991119859</text:p>
          </table:table-cell>
        </table:table-row>
        <table:table-row table:style-name="ro1">
          <table:table-cell/>
          <table:table-cell office:value-type="float" office:value="452.402903730928">
            <text:p>452.4029037309</text:p>
          </table:table-cell>
          <table:table-cell office:value-type="float" office:value="923.490760935249">
            <text:p>923.4907609352</text:p>
          </table:table-cell>
          <table:table-cell office:value-type="float" office:value="1229.84195218091">
            <text:p>1229.8419521809</text:p>
          </table:table-cell>
          <table:table-cell office:value-type="float" office:value="1860.64852113357">
            <text:p>1860.6485211336</text:p>
          </table:table-cell>
          <table:table-cell office:value-type="float" office:value="2359.65462146472">
            <text:p>2359.6546214647</text:p>
          </table:table-cell>
          <table:table-cell office:value-type="float" office:value="3998.44427505538">
            <text:p>3998.4442750554</text:p>
          </table:table-cell>
          <table:table-cell office:value-type="float" office:value="3628.84374086542">
            <text:p>3628.8437408654</text:p>
          </table:table-cell>
          <table:table-cell office:value-type="float" office:value="6309.59894907196">
            <text:p>6309.598949072</text:p>
          </table:table-cell>
          <table:table-cell office:value-type="float" office:value="7217.54163709879">
            <text:p>7217.5416370988</text:p>
          </table:table-cell>
        </table:table-row>
        <table:table-row table:style-name="ro1">
          <table:table-cell/>
          <table:table-cell office:value-type="float" office:value="372.916666938757">
            <text:p>372.9166669388</text:p>
          </table:table-cell>
          <table:table-cell office:value-type="float" office:value="820.433920711093">
            <text:p>820.4339207111</text:p>
          </table:table-cell>
          <table:table-cell office:value-type="float" office:value="1542.43303351455">
            <text:p>1542.4330335146</text:p>
          </table:table-cell>
          <table:table-cell office:value-type="float" office:value="1599.63992233262">
            <text:p>1599.6399223326</text:p>
          </table:table-cell>
          <table:table-cell office:value-type="float" office:value="2562.58157121113">
            <text:p>2562.5815712111</text:p>
          </table:table-cell>
          <table:table-cell office:value-type="float" office:value="3231.4759713665">
            <text:p>3231.4759713665</text:p>
          </table:table-cell>
          <table:table-cell office:value-type="float" office:value="4265.8284159847">
            <text:p>4265.8284159847</text:p>
          </table:table-cell>
          <table:table-cell office:value-type="float" office:value="5350.65999968719">
            <text:p>5350.6599996872</text:p>
          </table:table-cell>
          <table:table-cell office:value-type="float" office:value="7621.89432483219">
            <text:p>7621.8943248322</text:p>
          </table:table-cell>
        </table:table-row>
        <table:table-row table:style-name="ro1">
          <table:table-cell/>
          <table:table-cell office:value-type="float" office:value="332.349529594335">
            <text:p>332.3495295943</text:p>
          </table:table-cell>
          <table:table-cell office:value-type="float" office:value="805.45479469702">
            <text:p>805.454794697</text:p>
          </table:table-cell>
          <table:table-cell office:value-type="float" office:value="1413.12572721333">
            <text:p>1413.1257272133</text:p>
          </table:table-cell>
          <table:table-cell office:value-type="float" office:value="1953.7186894808">
            <text:p>1953.7186894808</text:p>
          </table:table-cell>
          <table:table-cell office:value-type="float" office:value="2375.2812921967">
            <text:p>2375.2812921967</text:p>
          </table:table-cell>
          <table:table-cell office:value-type="float" office:value="3290.21621745986">
            <text:p>3290.2162174599</text:p>
          </table:table-cell>
          <table:table-cell office:value-type="float" office:value="4659.46773457591">
            <text:p>4659.4677345759</text:p>
          </table:table-cell>
          <table:table-cell office:value-type="float" office:value="5738.83592944094">
            <text:p>5738.8359294409</text:p>
          </table:table-cell>
          <table:table-cell office:value-type="float" office:value="6552.38653417876">
            <text:p>6552.3865341788</text:p>
          </table:table-cell>
        </table:table-row>
        <table:table-row table:style-name="ro1">
          <table:table-cell/>
          <table:table-cell office:value-type="float" office:value="458.929053592241">
            <text:p>458.9290535922</text:p>
          </table:table-cell>
          <table:table-cell office:value-type="float" office:value="880.160656278556">
            <text:p>880.1606562786</text:p>
          </table:table-cell>
          <table:table-cell office:value-type="float" office:value="904.392732222224">
            <text:p>904.3927322222</text:p>
          </table:table-cell>
          <table:table-cell office:value-type="float" office:value="1849.66303493167">
            <text:p>1849.6630349317</text:p>
          </table:table-cell>
          <table:table-cell office:value-type="float" office:value="2219.57993953758">
            <text:p>2219.5799395376</text:p>
          </table:table-cell>
          <table:table-cell office:value-type="float" office:value="3617.29427931189">
            <text:p>3617.2942793119</text:p>
          </table:table-cell>
          <table:table-cell office:value-type="float" office:value="4343.02841505777">
            <text:p>4343.0284150578</text:p>
          </table:table-cell>
          <table:table-cell office:value-type="float" office:value="5086.17062413622">
            <text:p>5086.1706241362</text:p>
          </table:table-cell>
          <table:table-cell office:value-type="float" office:value="5243.94919422839">
            <text:p>5243.9491942284</text:p>
          </table:table-cell>
        </table:table-row>
        <table:table-row table:style-name="ro1">
          <table:table-cell/>
          <table:table-cell office:value-type="float" office:value="648.450925611457">
            <text:p>648.4509256115</text:p>
          </table:table-cell>
          <table:table-cell office:value-type="float" office:value="849.599654144553">
            <text:p>849.5996541446</text:p>
          </table:table-cell>
          <table:table-cell office:value-type="float" office:value="1325.83872406472">
            <text:p>1325.8387240647</text:p>
          </table:table-cell>
          <table:table-cell office:value-type="float" office:value="1505.17741858944">
            <text:p>1505.1774185894</text:p>
          </table:table-cell>
          <table:table-cell office:value-type="float" office:value="2413.70171198379">
            <text:p>2413.7017119838</text:p>
          </table:table-cell>
          <table:table-cell office:value-type="float" office:value="2587.52441202637">
            <text:p>2587.5244120264</text:p>
          </table:table-cell>
          <table:table-cell office:value-type="float" office:value="4425.89785887266">
            <text:p>4425.8978588727</text:p>
          </table:table-cell>
          <table:table-cell office:value-type="float" office:value="6192.13167801474">
            <text:p>6192.1316780148</text:p>
          </table:table-cell>
          <table:table-cell office:value-type="float" office:value="7329.47312106167">
            <text:p>7329.4731210617</text:p>
          </table:table-cell>
        </table:table-row>
        <table:table-row table:style-name="ro1">
          <table:table-cell/>
          <table:table-cell office:value-type="float" office:value="468.918817921106">
            <text:p>468.9188179211</text:p>
          </table:table-cell>
          <table:table-cell office:value-type="float" office:value="839.379580168133">
            <text:p>839.3795801681</text:p>
          </table:table-cell>
          <table:table-cell office:value-type="float" office:value="1113.90027017129">
            <text:p>1113.9002701713</text:p>
          </table:table-cell>
          <table:table-cell office:value-type="float" office:value="1619.94950037828">
            <text:p>1619.9495003783</text:p>
          </table:table-cell>
          <table:table-cell office:value-type="float" office:value="2125.36215919405">
            <text:p>2125.3621591941</text:p>
          </table:table-cell>
          <table:table-cell office:value-type="float" office:value="3143.86408311083">
            <text:p>3143.8640831108</text:p>
          </table:table-cell>
          <table:table-cell office:value-type="float" office:value="4608.11343112555">
            <text:p>4608.1134311256</text:p>
          </table:table-cell>
          <table:table-cell office:value-type="float" office:value="6276.56541452954">
            <text:p>6276.5654145295</text:p>
          </table:table-cell>
          <table:table-cell office:value-type="float" office:value="7190.4615843774">
            <text:p>7190.4615843774</text:p>
          </table:table-cell>
        </table:table-row>
        <table:table-row table:style-name="ro1">
          <table:table-cell/>
          <table:table-cell office:value-type="float" office:value="356.522159424252">
            <text:p>356.5221594243</text:p>
          </table:table-cell>
          <table:table-cell office:value-type="float" office:value="814.783004273428">
            <text:p>814.7830042734</text:p>
          </table:table-cell>
          <table:table-cell office:value-type="float" office:value="1168.39913967727">
            <text:p>1168.3991396773</text:p>
          </table:table-cell>
          <table:table-cell office:value-type="float" office:value="1574.79858071952">
            <text:p>1574.7985807195</text:p>
          </table:table-cell>
          <table:table-cell office:value-type="float" office:value="2371.41884715702">
            <text:p>2371.418847157</text:p>
          </table:table-cell>
          <table:table-cell office:value-type="float" office:value="3403.74424046073">
            <text:p>3403.7442404607</text:p>
          </table:table-cell>
          <table:table-cell office:value-type="float" office:value="4222.96722026253">
            <text:p>4222.9672202625</text:p>
          </table:table-cell>
          <table:table-cell office:value-type="float" office:value="6322.17772346448">
            <text:p>6322.1777234645</text:p>
          </table:table-cell>
          <table:table-cell office:value-type="float" office:value="7002.91124831634">
            <text:p>7002.9112483164</text:p>
          </table:table-cell>
        </table:table-row>
        <table:table-row table:style-name="ro1">
          <table:table-cell/>
          <table:table-cell office:value-type="float" office:value="373.701110300838">
            <text:p>373.7011103008</text:p>
          </table:table-cell>
          <table:table-cell office:value-type="float" office:value="1304.41661012368">
            <text:p>1304.4166101237</text:p>
          </table:table-cell>
          <table:table-cell office:value-type="float" office:value="1072.18550125057">
            <text:p>1072.1855012506</text:p>
          </table:table-cell>
          <table:table-cell office:value-type="float" office:value="1504.35799855322">
            <text:p>1504.3579985532</text:p>
          </table:table-cell>
          <table:table-cell office:value-type="float" office:value="2136.39964868632">
            <text:p>2136.3996486863</text:p>
          </table:table-cell>
          <table:table-cell office:value-type="float" office:value="2406.89927640699">
            <text:p>2406.899276407</text:p>
          </table:table-cell>
          <table:table-cell office:value-type="float" office:value="3959.77887047818">
            <text:p>3959.7788704782</text:p>
          </table:table-cell>
          <table:table-cell office:value-type="float" office:value="5212.33236099815">
            <text:p>5212.3323609982</text:p>
          </table:table-cell>
          <table:table-cell office:value-type="float" office:value="6756.86025060809">
            <text:p>6756.8602506081</text:p>
          </table:table-cell>
        </table:table-row>
        <table:table-row table:style-name="ro1">
          <table:table-cell/>
          <table:table-cell office:value-type="float" office:value="364.801967867088">
            <text:p>364.8019678671</text:p>
          </table:table-cell>
          <table:table-cell office:value-type="float" office:value="1010.39837924139">
            <text:p>1010.3983792414</text:p>
          </table:table-cell>
          <table:table-cell office:value-type="float" office:value="1512.3363025246">
            <text:p>1512.3363025246</text:p>
          </table:table-cell>
          <table:table-cell office:value-type="float" office:value="1533.59626686939">
            <text:p>1533.5962668694</text:p>
          </table:table-cell>
          <table:table-cell office:value-type="float" office:value="2149.24527587048">
            <text:p>2149.2452758705</text:p>
          </table:table-cell>
          <table:table-cell office:value-type="float" office:value="3689.75278019861">
            <text:p>3689.7527801986</text:p>
          </table:table-cell>
          <table:table-cell office:value-type="float" office:value="4276.90784265104">
            <text:p>4276.907842651</text:p>
          </table:table-cell>
          <table:table-cell office:value-type="float" office:value="5263.26077211967">
            <text:p>5263.2607721197</text:p>
          </table:table-cell>
          <table:table-cell office:value-type="float" office:value="6660.47190393287">
            <text:p>6660.4719039329</text:p>
          </table:table-cell>
        </table:table-row>
        <table:table-row table:style-name="ro1">
          <table:table-cell/>
          <table:table-cell office:value-type="float" office:value="421.578401896753">
            <text:p>421.5784018968</text:p>
          </table:table-cell>
          <table:table-cell office:value-type="float" office:value="1187.2028022928">
            <text:p>1187.2028022928</text:p>
          </table:table-cell>
          <table:table-cell office:value-type="float" office:value="1457.55736560382">
            <text:p>1457.5573656038</text:p>
          </table:table-cell>
          <table:table-cell office:value-type="float" office:value="1923.57475303363">
            <text:p>1923.5747530336</text:p>
          </table:table-cell>
          <table:table-cell office:value-type="float" office:value="2258.66195714536">
            <text:p>2258.6619571454</text:p>
          </table:table-cell>
          <table:table-cell office:value-type="float" office:value="2909.15135040284">
            <text:p>2909.1513504028</text:p>
          </table:table-cell>
          <table:table-cell office:value-type="float" office:value="4624.25178741974">
            <text:p>4624.2517874197</text:p>
          </table:table-cell>
          <table:table-cell office:value-type="float" office:value="6024.89764943877">
            <text:p>6024.8976494388</text:p>
          </table:table-cell>
          <table:table-cell office:value-type="float" office:value="7594.9890113342">
            <text:p>7594.9890113342</text:p>
          </table:table-cell>
        </table:table-row>
        <table:table-row table:style-name="ro1">
          <table:table-cell/>
          <table:table-cell office:value-type="float" office:value="330.933540788759">
            <text:p>330.9335407888</text:p>
          </table:table-cell>
          <table:table-cell office:value-type="float" office:value="777.596434372919">
            <text:p>777.5964343729</text:p>
          </table:table-cell>
          <table:table-cell office:value-type="float" office:value="1628.43556966744">
            <text:p>1628.4355696675</text:p>
          </table:table-cell>
          <table:table-cell office:value-type="float" office:value="1759.43158753823">
            <text:p>1759.4315875382</text:p>
          </table:table-cell>
          <table:table-cell office:value-type="float" office:value="2059.80767281594">
            <text:p>2059.8076728159</text:p>
          </table:table-cell>
          <table:table-cell office:value-type="float" office:value="3122.34095753069">
            <text:p>3122.3409575307</text:p>
          </table:table-cell>
          <table:table-cell office:value-type="float" office:value="4055.86876023116">
            <text:p>4055.8687602312</text:p>
          </table:table-cell>
          <table:table-cell office:value-type="float" office:value="4993.77412581785">
            <text:p>4993.7741258179</text:p>
          </table:table-cell>
          <table:table-cell office:value-type="float" office:value="6595.381753052">
            <text:p>6595.381753052</text:p>
          </table:table-cell>
        </table:table-row>
        <table:table-row table:style-name="ro1">
          <table:table-cell/>
          <table:table-cell office:value-type="float" office:value="316.928341546303">
            <text:p>316.9283415463</text:p>
          </table:table-cell>
          <table:table-cell office:value-type="float" office:value="948.873997848591">
            <text:p>948.8739978486</text:p>
          </table:table-cell>
          <table:table-cell office:value-type="float" office:value="1474.18173894843">
            <text:p>1474.1817389484</text:p>
          </table:table-cell>
          <table:table-cell office:value-type="float" office:value="1845.54132346361">
            <text:p>1845.5413234636</text:p>
          </table:table-cell>
          <table:table-cell office:value-type="float" office:value="1775.54485912403">
            <text:p>1775.544859124</text:p>
          </table:table-cell>
          <table:table-cell office:value-type="float" office:value="3445.58479865273">
            <text:p>3445.5847986527</text:p>
          </table:table-cell>
          <table:table-cell office:value-type="float" office:value="4187.23414118383">
            <text:p>4187.2341411838</text:p>
          </table:table-cell>
          <table:table-cell office:value-type="float" office:value="5132.42498077316">
            <text:p>5132.4249807732</text:p>
          </table:table-cell>
          <table:table-cell office:value-type="float" office:value="7717.24243778672">
            <text:p>7717.2424377867</text:p>
          </table:table-cell>
        </table:table-row>
        <table:table-row table:style-name="ro1">
          <table:table-cell/>
          <table:table-cell office:value-type="float" office:value="647.909859377941">
            <text:p>647.9098593779</text:p>
          </table:table-cell>
          <table:table-cell office:value-type="float" office:value="863.885571700842">
            <text:p>863.8855717008</text:p>
          </table:table-cell>
          <table:table-cell office:value-type="float" office:value="1206.62028669712">
            <text:p>1206.6202866971</text:p>
          </table:table-cell>
          <table:table-cell office:value-type="float" office:value="1790.91626584358">
            <text:p>1790.9162658436</text:p>
          </table:table-cell>
          <table:table-cell office:value-type="float" office:value="1846.97848184397">
            <text:p>1846.978481844</text:p>
          </table:table-cell>
          <table:table-cell office:value-type="float" office:value="3185.66369080176">
            <text:p>3185.6636908018</text:p>
          </table:table-cell>
          <table:table-cell office:value-type="float" office:value="4709.64848808337">
            <text:p>4709.6484880834</text:p>
          </table:table-cell>
          <table:table-cell office:value-type="float" office:value="5692.36436665557">
            <text:p>5692.3643666556</text:p>
          </table:table-cell>
          <table:table-cell office:value-type="float" office:value="6802.40140300899">
            <text:p>6802.401403009</text:p>
          </table:table-cell>
        </table:table-row>
        <table:table-row table:style-name="ro1">
          <table:table-cell/>
          <table:table-cell office:value-type="float" office:value="371.733700003155">
            <text:p>371.7337000032</text:p>
          </table:table-cell>
          <table:table-cell office:value-type="float" office:value="1175.3667186302">
            <text:p>1175.3667186302</text:p>
          </table:table-cell>
          <table:table-cell office:value-type="float" office:value="1100.26708415819">
            <text:p>1100.2670841582</text:p>
          </table:table-cell>
          <table:table-cell office:value-type="float" office:value="2233.43828702959">
            <text:p>2233.4382870296</text:p>
          </table:table-cell>
          <table:table-cell office:value-type="float" office:value="1937.47193811276">
            <text:p>1937.4719381128</text:p>
          </table:table-cell>
          <table:table-cell office:value-type="float" office:value="3033.17294562122">
            <text:p>3033.1729456212</text:p>
          </table:table-cell>
          <table:table-cell office:value-type="float" office:value="4852.48683248962">
            <text:p>4852.4868324896</text:p>
          </table:table-cell>
          <table:table-cell office:value-type="float" office:value="6097.68586484749">
            <text:p>6097.6858648475</text:p>
          </table:table-cell>
          <table:table-cell office:value-type="float" office:value="6217.03171593369">
            <text:p>6217.0317159337</text:p>
          </table:table-cell>
        </table:table-row>
        <table:table-row table:style-name="ro1">
          <table:table-cell/>
          <table:table-cell office:value-type="float" office:value="552.930520257566">
            <text:p>552.9305202576</text:p>
          </table:table-cell>
          <table:table-cell office:value-type="float" office:value="992.19274875308">
            <text:p>992.1927487531</text:p>
          </table:table-cell>
          <table:table-cell office:value-type="float" office:value="1536.81524819768">
            <text:p>1536.8152481977</text:p>
          </table:table-cell>
          <table:table-cell office:value-type="float" office:value="1659.36457530724">
            <text:p>1659.3645753072</text:p>
          </table:table-cell>
          <table:table-cell office:value-type="float" office:value="2184.54919892572">
            <text:p>2184.5491989257</text:p>
          </table:table-cell>
          <table:table-cell office:value-type="float" office:value="2300.77465023729">
            <text:p>2300.7746502373</text:p>
          </table:table-cell>
          <table:table-cell office:value-type="float" office:value="4177.34804988885">
            <text:p>4177.3480498889</text:p>
          </table:table-cell>
          <table:table-cell office:value-type="float" office:value="4885.92462377172">
            <text:p>4885.9246237717</text:p>
          </table:table-cell>
          <table:table-cell office:value-type="float" office:value="5658.54300761487">
            <text:p>5658.5430076149</text:p>
          </table:table-cell>
        </table:table-row>
        <table:table-row table:style-name="ro1">
          <table:table-cell/>
          <table:table-cell office:value-type="float" office:value="306.084376584191">
            <text:p>306.0843765842</text:p>
          </table:table-cell>
          <table:table-cell office:value-type="float" office:value="909.081318872317">
            <text:p>909.0813188723</text:p>
          </table:table-cell>
          <table:table-cell office:value-type="float" office:value="1120.78618176472">
            <text:p>1120.7861817647</text:p>
          </table:table-cell>
          <table:table-cell office:value-type="float" office:value="1710.32339799674">
            <text:p>1710.3233979967</text:p>
          </table:table-cell>
          <table:table-cell office:value-type="float" office:value="2534.79352459313">
            <text:p>2534.7935245931</text:p>
          </table:table-cell>
          <table:table-cell office:value-type="float" office:value="3405.15563910973">
            <text:p>3405.1556391097</text:p>
          </table:table-cell>
          <table:table-cell office:value-type="float" office:value="3677.35102652704">
            <text:p>3677.3510265271</text:p>
          </table:table-cell>
          <table:table-cell office:value-type="float" office:value="5364.72197289987">
            <text:p>5364.7219728999</text:p>
          </table:table-cell>
          <table:table-cell office:value-type="float" office:value="7529.60214681056">
            <text:p>7529.6021468106</text:p>
          </table:table-cell>
        </table:table-row>
        <table:table-row table:style-name="ro1">
          <table:table-cell office:value-type="string">
            <text:p>Avwerage</text:p>
          </table:table-cell>
          <table:table-cell table:formula="of:=AVERAGE([.B3:.B32])" office:value-type="float" office:value="443.04162487828">
            <text:p>443.0416248783</text:p>
          </table:table-cell>
          <table:table-cell table:formula="of:=AVERAGE([.C3:.C32])" office:value-type="float" office:value="945.41020391126">
            <text:p>945.4102039113</text:p>
          </table:table-cell>
          <table:table-cell table:formula="of:=AVERAGE([.D3:.D32])" office:value-type="float" office:value="1301.60808540146">
            <text:p>1301.6080854015</text:p>
          </table:table-cell>
          <table:table-cell table:formula="of:=AVERAGE([.E3:.E32])" office:value-type="float" office:value="1729.17468089866">
            <text:p>1729.1746808987</text:p>
          </table:table-cell>
          <table:table-cell table:formula="of:=AVERAGE([.F3:.F32])" office:value-type="float" office:value="2213.04277327543">
            <text:p>2213.0427732754</text:p>
          </table:table-cell>
          <table:table-cell table:formula="of:=AVERAGE([.G3:.G32])" office:value-type="float" office:value="3197.38640705105">
            <text:p>3197.3864070511</text:p>
          </table:table-cell>
          <table:table-cell table:formula="of:=AVERAGE([.H3:.H32])" office:value-type="float" office:value="4312.30797627893">
            <text:p>4312.3079762789</text:p>
          </table:table-cell>
          <table:table-cell table:formula="of:=AVERAGE([.I3:.I32])" office:value-type="float" office:value="5614.88155866158">
            <text:p>5614.8815586616</text:p>
          </table:table-cell>
          <table:table-cell table:formula="of:=AVERAGE([.J3:.J32])" office:value-type="float" office:value="6721.97983163251">
            <text:p>6721.9798316325</text:p>
          </table:table-cell>
        </table:table-row>
        <table:table-row table:style-name="ro1">
          <table:table-cell/>
          <table:table-cell office:value-type="float" office:value="443.04">
            <text:p>443.04</text:p>
          </table:table-cell>
          <table:table-cell office:value-type="float" office:value="945.41">
            <text:p>945.41</text:p>
          </table:table-cell>
          <table:table-cell office:value-type="float" office:value="1301.6">
            <text:p>1301.6</text:p>
          </table:table-cell>
          <table:table-cell office:value-type="float" office:value="1729.17">
            <text:p>1729.17</text:p>
          </table:table-cell>
          <table:table-cell office:value-type="float" office:value="2213.04">
            <text:p>2213.04</text:p>
          </table:table-cell>
          <table:table-cell office:value-type="float" office:value="3197.38">
            <text:p>3197.38</text:p>
          </table:table-cell>
          <table:table-cell office:value-type="float" office:value="4312.3">
            <text:p>4312.3</text:p>
          </table:table-cell>
          <table:table-cell office:value-type="float" office:value="5614.88">
            <text:p>5614.88</text:p>
          </table:table-cell>
          <table:table-cell office:value-type="float" office:value="6721.97">
            <text:p>6721.97</text:p>
          </table:table-cell>
        </table:table-row>
        <table:table-row table:style-name="ro1">
          <table:table-cell/>
          <table:table-cell office:value-type="float" office:value="325.92">
            <text:p>325.92</text:p>
          </table:table-cell>
          <table:table-cell office:value-type="float" office:value="660.91">
            <text:p>660.91</text:p>
          </table:table-cell>
          <table:table-cell office:value-type="float" office:value="933.32">
            <text:p>933.32</text:p>
          </table:table-cell>
          <table:table-cell office:value-type="float" office:value="1288.15">
            <text:p>1288.15</text:p>
          </table:table-cell>
          <table:table-cell office:value-type="float" office:value="1714.06">
            <text:p>1714.06</text:p>
          </table:table-cell>
          <table:table-cell office:value-type="float" office:value="2354.19">
            <text:p>2354.19</text:p>
          </table:table-cell>
          <table:table-cell office:value-type="float" office:value="3243.85">
            <text:p>3243.85</text:p>
          </table:table-cell>
          <table:table-cell office:value-type="float" office:value="3927.06">
            <text:p>3927.06</text:p>
          </table:table-cell>
          <table:table-cell office:value-type="float" office:value="2489.47">
            <text:p>2489.47</text:p>
          </table:table-cell>
        </table:table-row>
        <table:table-row table:style-name="ro1">
          <table:table-cell/>
          <table:table-cell office:value-type="float" office:value="190.57">
            <text:p>190.57</text:p>
          </table:table-cell>
          <table:table-cell office:value-type="float" office:value="403.84">
            <text:p>403.84</text:p>
          </table:table-cell>
          <table:table-cell office:value-type="float" office:value="660.3">
            <text:p>660.3</text:p>
          </table:table-cell>
          <table:table-cell office:value-type="float" office:value="874.17">
            <text:p>874.17</text:p>
          </table:table-cell>
          <table:table-cell office:value-type="float" office:value="1005.16">
            <text:p>1005.16</text:p>
          </table:table-cell>
          <table:table-cell office:value-type="float" office:value="1555.49">
            <text:p>1555.49</text:p>
          </table:table-cell>
          <table:table-cell office:value-type="float" office:value="2141.36">
            <text:p>2141.36</text:p>
          </table:table-cell>
          <table:table-cell office:value-type="float" office:value="2645.02">
            <text:p>2645.02</text:p>
          </table:table-cell>
          <table:table-cell office:value-type="float" office:value="3074.6">
            <text:p>3074.6</text:p>
          </table:table-cell>
        </table:table-row>
        <table:table-row table:style-name="ro1">
          <table:table-cell/>
          <table:table-cell office:value-type="float" office:value="174.62">
            <text:p>174.62</text:p>
          </table:table-cell>
          <table:table-cell office:value-type="float" office:value="339.61">
            <text:p>339.61</text:p>
          </table:table-cell>
          <table:table-cell office:value-type="float" office:value="518.96">
            <text:p>518.96</text:p>
          </table:table-cell>
          <table:table-cell office:value-type="float" office:value="673.86">
            <text:p>673.86</text:p>
          </table:table-cell>
          <table:table-cell office:value-type="float" office:value="847.45">
            <text:p>847.45</text:p>
          </table:table-cell>
          <table:table-cell office:value-type="float" office:value="1314.38">
            <text:p>1314.38</text:p>
          </table:table-cell>
          <table:table-cell office:value-type="float" office:value="1742.3">
            <text:p>1742.3</text:p>
          </table:table-cell>
          <table:table-cell office:value-type="float" office:value="2129.8">
            <text:p>2129.8</text:p>
          </table:table-cell>
          <table:table-cell office:value-type="float" office:value="2489.47">
            <text:p>2489.47</text:p>
          </table:table-cell>
        </table:table-row>
        <table:table-row table:style-name="ro1">
          <table:table-cell/>
          <table:table-cell office:value-type="float" office:value="150.55">
            <text:p>150.55</text:p>
          </table:table-cell>
          <table:table-cell office:value-type="float" office:value="306.05">
            <text:p>306.05</text:p>
          </table:table-cell>
          <table:table-cell office:value-type="float" office:value="465.2">
            <text:p>465.2</text:p>
          </table:table-cell>
          <table:table-cell office:value-type="float" office:value="637">
            <text:p>637</text:p>
          </table:table-cell>
          <table:table-cell office:value-type="float" office:value="806.63">
            <text:p>806.63</text:p>
          </table:table-cell>
          <table:table-cell office:value-type="float" office:value="1149.88">
            <text:p>1149.88</text:p>
          </table:table-cell>
          <table:table-cell office:value-type="float" office:value="1507.27">
            <text:p>1507.27</text:p>
          </table:table-cell>
          <table:table-cell office:value-type="float" office:value="1869.65">
            <text:p>1869.65</text:p>
          </table:table-cell>
          <table:table-cell office:value-type="float" office:value="2264.73">
            <text:p>2264.73</text:p>
          </table:table-cell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>
            <text:p>EcOpt 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394.146298428828">
            <text:p>394.1462984288</text:p>
          </table:table-cell>
          <table:table-cell office:value-type="float" office:value="801.576882504483">
            <text:p>801.5768825045</text:p>
          </table:table-cell>
          <table:table-cell office:value-type="float" office:value="902.080807289825">
            <text:p>902.0808072898</text:p>
          </table:table-cell>
          <table:table-cell office:value-type="float" office:value="1418.63177433202">
            <text:p>1418.631774332</text:p>
          </table:table-cell>
          <table:table-cell office:value-type="float" office:value="1634.88483482239">
            <text:p>1634.8848348224</text:p>
          </table:table-cell>
          <table:table-cell office:value-type="float" office:value="2066.94150692091">
            <text:p>2066.9415069209</text:p>
          </table:table-cell>
          <table:table-cell office:value-type="float" office:value="2733.05314483646">
            <text:p>2733.0531448365</text:p>
          </table:table-cell>
          <table:table-cell office:value-type="float" office:value="4708.68395179404">
            <text:p>4708.6839517941</text:p>
          </table:table-cell>
          <table:table-cell office:value-type="float" office:value="4739.7227334779">
            <text:p>4739.7227334779</text:p>
          </table:table-cell>
        </table:table-row>
        <table:table-row table:style-name="ro1">
          <table:table-cell/>
          <table:table-cell office:value-type="float" office:value="256.610553829421">
            <text:p>256.6105538294</text:p>
          </table:table-cell>
          <table:table-cell office:value-type="float" office:value="604.504461658843">
            <text:p>604.5044616588</text:p>
          </table:table-cell>
          <table:table-cell office:value-type="float" office:value="742.224541972384">
            <text:p>742.2245419724</text:p>
          </table:table-cell>
          <table:table-cell office:value-type="float" office:value="1479.63480168555">
            <text:p>1479.6348016856</text:p>
          </table:table-cell>
          <table:table-cell office:value-type="float" office:value="1473.3536681939">
            <text:p>1473.3536681939</text:p>
          </table:table-cell>
          <table:table-cell office:value-type="float" office:value="2089.60128744115">
            <text:p>2089.6012874412</text:p>
          </table:table-cell>
          <table:table-cell office:value-type="float" office:value="2880.39171679638">
            <text:p>2880.3917167964</text:p>
          </table:table-cell>
          <table:table-cell office:value-type="float" office:value="4502.58543222487">
            <text:p>4502.5854322249</text:p>
          </table:table-cell>
          <table:table-cell office:value-type="float" office:value="4922.20307889767">
            <text:p>4922.2030788977</text:p>
          </table:table-cell>
        </table:table-row>
        <table:table-row table:style-name="ro1">
          <table:table-cell/>
          <table:table-cell office:value-type="float" office:value="279.450157536751">
            <text:p>279.4501575368</text:p>
          </table:table-cell>
          <table:table-cell office:value-type="float" office:value="876.511307139306">
            <text:p>876.5113071393</text:p>
          </table:table-cell>
          <table:table-cell office:value-type="float" office:value="914.429178525582">
            <text:p>914.4291785256</text:p>
          </table:table-cell>
          <table:table-cell office:value-type="float" office:value="917.005261849052">
            <text:p>917.0052618491</text:p>
          </table:table-cell>
          <table:table-cell office:value-type="float" office:value="1677.87028523931">
            <text:p>1677.8702852393</text:p>
          </table:table-cell>
          <table:table-cell office:value-type="float" office:value="2424.46094494751">
            <text:p>2424.4609449475</text:p>
          </table:table-cell>
          <table:table-cell office:value-type="float" office:value="3429.92115496449">
            <text:p>3429.9211549645</text:p>
          </table:table-cell>
          <table:table-cell office:value-type="float" office:value="4085.76340526558">
            <text:p>4085.7634052656</text:p>
          </table:table-cell>
          <table:table-cell office:value-type="float" office:value="4652.59704018882">
            <text:p>4652.5970401888</text:p>
          </table:table-cell>
        </table:table-row>
        <table:table-row table:style-name="ro1">
          <table:table-cell/>
          <table:table-cell office:value-type="float" office:value="358.324090891152">
            <text:p>358.3240908912</text:p>
          </table:table-cell>
          <table:table-cell office:value-type="float" office:value="559.552698618283">
            <text:p>559.5526986183</text:p>
          </table:table-cell>
          <table:table-cell office:value-type="float" office:value="1057.45592375374">
            <text:p>1057.4559237537</text:p>
          </table:table-cell>
          <table:table-cell office:value-type="float" office:value="1338.74699544117">
            <text:p>1338.7469954412</text:p>
          </table:table-cell>
          <table:table-cell office:value-type="float" office:value="1618.31706772777">
            <text:p>1618.3170677278</text:p>
          </table:table-cell>
          <table:table-cell office:value-type="float" office:value="2193.74128035632">
            <text:p>2193.7412803563</text:p>
          </table:table-cell>
          <table:table-cell office:value-type="float" office:value="3023.71321996626">
            <text:p>3023.7132199663</text:p>
          </table:table-cell>
          <table:table-cell office:value-type="float" office:value="4148.7178115368">
            <text:p>4148.7178115368</text:p>
          </table:table-cell>
          <table:table-cell office:value-type="float" office:value="4817.71991331575">
            <text:p>4817.7199133158</text:p>
          </table:table-cell>
        </table:table-row>
        <table:table-row table:style-name="ro1">
          <table:table-cell/>
          <table:table-cell office:value-type="float" office:value="505.211135595274">
            <text:p>505.2111355953</text:p>
          </table:table-cell>
          <table:table-cell office:value-type="float" office:value="800.530180867747">
            <text:p>800.5301808677</text:p>
          </table:table-cell>
          <table:table-cell office:value-type="float" office:value="738.431718574672">
            <text:p>738.4317185747</text:p>
          </table:table-cell>
          <table:table-cell office:value-type="float" office:value="1020.01121029567">
            <text:p>1020.0112102957</text:p>
          </table:table-cell>
          <table:table-cell office:value-type="float" office:value="1700.06197018686">
            <text:p>1700.0619701869</text:p>
          </table:table-cell>
          <table:table-cell office:value-type="float" office:value="2306.63633078926">
            <text:p>2306.6363307893</text:p>
          </table:table-cell>
          <table:table-cell office:value-type="float" office:value="2655.13299714652">
            <text:p>2655.1329971465</text:p>
          </table:table-cell>
          <table:table-cell office:value-type="float" office:value="3647.28760511535">
            <text:p>3647.2876051154</text:p>
          </table:table-cell>
          <table:table-cell office:value-type="float" office:value="4990.26949904483">
            <text:p>4990.2694990448</text:p>
          </table:table-cell>
        </table:table-row>
        <table:table-row table:style-name="ro1">
          <table:table-cell/>
          <table:table-cell office:value-type="float" office:value="216.414357889888">
            <text:p>216.4143578899</text:p>
          </table:table-cell>
          <table:table-cell office:value-type="float" office:value="496.769368042259">
            <text:p>496.7693680423</text:p>
          </table:table-cell>
          <table:table-cell office:value-type="float" office:value="896.419944172637">
            <text:p>896.4199441726</text:p>
          </table:table-cell>
          <table:table-cell office:value-type="float" office:value="1235.44295295676">
            <text:p>1235.4429529568</text:p>
          </table:table-cell>
          <table:table-cell office:value-type="float" office:value="1871.56313776013">
            <text:p>1871.5631377601</text:p>
          </table:table-cell>
          <table:table-cell office:value-type="float" office:value="2264.75148164461">
            <text:p>2264.7514816446</text:p>
          </table:table-cell>
          <table:table-cell office:value-type="float" office:value="2928.26300757145">
            <text:p>2928.2630075715</text:p>
          </table:table-cell>
          <table:table-cell office:value-type="float" office:value="4395.48990951788">
            <text:p>4395.4899095179</text:p>
          </table:table-cell>
          <table:table-cell office:value-type="float" office:value="4100.78743295374">
            <text:p>4100.7874329537</text:p>
          </table:table-cell>
        </table:table-row>
        <table:table-row table:style-name="ro1">
          <table:table-cell/>
          <table:table-cell office:value-type="float" office:value="272.994814836852">
            <text:p>272.9948148369</text:p>
          </table:table-cell>
          <table:table-cell office:value-type="float" office:value="666.589673385829">
            <text:p>666.5896733858</text:p>
          </table:table-cell>
          <table:table-cell office:value-type="float" office:value="781.710503093191">
            <text:p>781.7105030932</text:p>
          </table:table-cell>
          <table:table-cell office:value-type="float" office:value="1311.93033112079">
            <text:p>1311.9303311208</text:p>
          </table:table-cell>
          <table:table-cell office:value-type="float" office:value="1541.12133144136">
            <text:p>1541.1213314414</text:p>
          </table:table-cell>
          <table:table-cell office:value-type="float" office:value="2370.99033880387">
            <text:p>2370.9903388039</text:p>
          </table:table-cell>
          <table:table-cell office:value-type="float" office:value="3440.17386628058">
            <text:p>3440.1738662806</text:p>
          </table:table-cell>
          <table:table-cell office:value-type="float" office:value="3433.38939755204">
            <text:p>3433.3893975521</text:p>
          </table:table-cell>
          <table:table-cell office:value-type="float" office:value="4470.02506143954">
            <text:p>4470.0250614395</text:p>
          </table:table-cell>
        </table:table-row>
        <table:table-row table:style-name="ro1">
          <table:table-cell/>
          <table:table-cell office:value-type="float" office:value="396.291351175192">
            <text:p>396.2913511752</text:p>
          </table:table-cell>
          <table:table-cell office:value-type="float" office:value="797.380567876606">
            <text:p>797.3805678766</text:p>
          </table:table-cell>
          <table:table-cell office:value-type="float" office:value="1231.34635215617">
            <text:p>1231.3463521562</text:p>
          </table:table-cell>
          <table:table-cell office:value-type="float" office:value="1683.80507803352">
            <text:p>1683.8050780335</text:p>
          </table:table-cell>
          <table:table-cell office:value-type="float" office:value="1956.27419228699">
            <text:p>1956.274192287</text:p>
          </table:table-cell>
          <table:table-cell office:value-type="float" office:value="2380.42425907767">
            <text:p>2380.4242590777</text:p>
          </table:table-cell>
          <table:table-cell office:value-type="float" office:value="3473.97729548791">
            <text:p>3473.9772954879</text:p>
          </table:table-cell>
          <table:table-cell office:value-type="float" office:value="3521.08355700593">
            <text:p>3521.0835570059</text:p>
          </table:table-cell>
          <table:table-cell office:value-type="float" office:value="4587.99591740643">
            <text:p>4587.9959174064</text:p>
          </table:table-cell>
        </table:table-row>
        <table:table-row table:style-name="ro1">
          <table:table-cell/>
          <table:table-cell office:value-type="float" office:value="378.833243967621">
            <text:p>378.8332439676</text:p>
          </table:table-cell>
          <table:table-cell office:value-type="float" office:value="620.312791596253">
            <text:p>620.3127915963</text:p>
          </table:table-cell>
          <table:table-cell office:value-type="float" office:value="866.603196034126">
            <text:p>866.6031960341</text:p>
          </table:table-cell>
          <table:table-cell office:value-type="float" office:value="1490.09098790263">
            <text:p>1490.0909879026</text:p>
          </table:table-cell>
          <table:table-cell office:value-type="float" office:value="1894.83167186027">
            <text:p>1894.8316718603</text:p>
          </table:table-cell>
          <table:table-cell office:value-type="float" office:value="1753.76809268631">
            <text:p>1753.7680926863</text:p>
          </table:table-cell>
          <table:table-cell office:value-type="float" office:value="3079.15095094005">
            <text:p>3079.1509509401</text:p>
          </table:table-cell>
          <table:table-cell office:value-type="float" office:value="4240.35786676884">
            <text:p>4240.3578667689</text:p>
          </table:table-cell>
          <table:table-cell office:value-type="float" office:value="5212.68257744527">
            <text:p>5212.6825774453</text:p>
          </table:table-cell>
        </table:table-row>
        <table:table-row table:style-name="ro1">
          <table:table-cell/>
          <table:table-cell office:value-type="float" office:value="300.547106222715">
            <text:p>300.5471062227</text:p>
          </table:table-cell>
          <table:table-cell office:value-type="float" office:value="731.737559216295">
            <text:p>731.7375592163</text:p>
          </table:table-cell>
          <table:table-cell office:value-type="float" office:value="946.055817407147">
            <text:p>946.0558174071</text:p>
          </table:table-cell>
          <table:table-cell office:value-type="float" office:value="1522.6076126649">
            <text:p>1522.6076126649</text:p>
          </table:table-cell>
          <table:table-cell office:value-type="float" office:value="1605.82066616536">
            <text:p>1605.8206661654</text:p>
          </table:table-cell>
          <table:table-cell office:value-type="float" office:value="2677.88908765687">
            <text:p>2677.8890876569</text:p>
          </table:table-cell>
          <table:table-cell office:value-type="float" office:value="3113.83853739558">
            <text:p>3113.8385373956</text:p>
          </table:table-cell>
          <table:table-cell office:value-type="float" office:value="3419.85347623459">
            <text:p>3419.8534762346</text:p>
          </table:table-cell>
          <table:table-cell office:value-type="float" office:value="4638.11391671361">
            <text:p>4638.1139167136</text:p>
          </table:table-cell>
        </table:table-row>
        <table:table-row table:style-name="ro1">
          <table:table-cell/>
          <table:table-cell office:value-type="float" office:value="347.96251303082">
            <text:p>347.9625130308</text:p>
          </table:table-cell>
          <table:table-cell office:value-type="float" office:value="315.509825005756">
            <text:p>315.5098250058</text:p>
          </table:table-cell>
          <table:table-cell office:value-type="float" office:value="720.45203516503">
            <text:p>720.452035165</text:p>
          </table:table-cell>
          <table:table-cell office:value-type="float" office:value="1264.17053366234">
            <text:p>1264.1705336623</text:p>
          </table:table-cell>
          <table:table-cell office:value-type="float" office:value="1518.7303160133">
            <text:p>1518.7303160133</text:p>
          </table:table-cell>
          <table:table-cell office:value-type="float" office:value="2711.05606472274">
            <text:p>2711.0560647227</text:p>
          </table:table-cell>
          <table:table-cell office:value-type="float" office:value="3783.68903783371">
            <text:p>3783.6890378337</text:p>
          </table:table-cell>
          <table:table-cell office:value-type="float" office:value="4180.61311571894">
            <text:p>4180.6131157189</text:p>
          </table:table-cell>
          <table:table-cell office:value-type="float" office:value="4425.87460365346">
            <text:p>4425.8746036535</text:p>
          </table:table-cell>
        </table:table-row>
        <table:table-row table:style-name="ro1">
          <table:table-cell/>
          <table:table-cell office:value-type="float" office:value="254.398552249821">
            <text:p>254.3985522498</text:p>
          </table:table-cell>
          <table:table-cell office:value-type="float" office:value="609.304852947776">
            <text:p>609.3048529478</text:p>
          </table:table-cell>
          <table:table-cell office:value-type="float" office:value="1061.77420946935">
            <text:p>1061.7742094694</text:p>
          </table:table-cell>
          <table:table-cell office:value-type="float" office:value="1120.99395705231">
            <text:p>1120.9939570523</text:p>
          </table:table-cell>
          <table:table-cell office:value-type="float" office:value="1332.10064321957">
            <text:p>1332.1006432196</text:p>
          </table:table-cell>
          <table:table-cell office:value-type="float" office:value="3016.58151212625">
            <text:p>3016.5815121263</text:p>
          </table:table-cell>
          <table:table-cell office:value-type="float" office:value="3836.00138524528">
            <text:p>3836.0013852453</text:p>
          </table:table-cell>
          <table:table-cell office:value-type="float" office:value="3406.38337556892">
            <text:p>3406.3833755689</text:p>
          </table:table-cell>
          <table:table-cell office:value-type="float" office:value="5504.77444733655">
            <text:p>5504.7744473366</text:p>
          </table:table-cell>
        </table:table-row>
        <table:table-row table:style-name="ro1">
          <table:table-cell/>
          <table:table-cell office:value-type="float" office:value="350.612599701233">
            <text:p>350.6125997012</text:p>
          </table:table-cell>
          <table:table-cell office:value-type="float" office:value="731.849539788549">
            <text:p>731.8495397885</text:p>
          </table:table-cell>
          <table:table-cell office:value-type="float" office:value="833.937171306106">
            <text:p>833.9371713061</text:p>
          </table:table-cell>
          <table:table-cell office:value-type="float" office:value="1507.19673808183">
            <text:p>1507.1967380818</text:p>
          </table:table-cell>
          <table:table-cell office:value-type="float" office:value="1893.17224260928">
            <text:p>1893.1722426093</text:p>
          </table:table-cell>
          <table:table-cell office:value-type="float" office:value="2255.21020421104">
            <text:p>2255.210204211</text:p>
          </table:table-cell>
          <table:table-cell office:value-type="float" office:value="3503.18216606973">
            <text:p>3503.1821660697</text:p>
          </table:table-cell>
          <table:table-cell office:value-type="float" office:value="3430.41712504278">
            <text:p>3430.4171250428</text:p>
          </table:table-cell>
          <table:table-cell office:value-type="float" office:value="4869.12756479528">
            <text:p>4869.1275647953</text:p>
          </table:table-cell>
        </table:table-row>
        <table:table-row table:style-name="ro1">
          <table:table-cell/>
          <table:table-cell office:value-type="float" office:value="225.338137475204">
            <text:p>225.3381374752</text:p>
          </table:table-cell>
          <table:table-cell office:value-type="float" office:value="641.563920192624">
            <text:p>641.5639201926</text:p>
          </table:table-cell>
          <table:table-cell office:value-type="float" office:value="899.636481405281">
            <text:p>899.6364814053</text:p>
          </table:table-cell>
          <table:table-cell office:value-type="float" office:value="853.927708065618">
            <text:p>853.9277080656</text:p>
          </table:table-cell>
          <table:table-cell office:value-type="float" office:value="1681.89385280414">
            <text:p>1681.8938528042</text:p>
          </table:table-cell>
          <table:table-cell office:value-type="float" office:value="2157.00684977503">
            <text:p>2157.006849775</text:p>
          </table:table-cell>
          <table:table-cell office:value-type="float" office:value="3713.91823801496">
            <text:p>3713.918238015</text:p>
          </table:table-cell>
          <table:table-cell office:value-type="float" office:value="4535.86503579319">
            <text:p>4535.8650357932</text:p>
          </table:table-cell>
          <table:table-cell office:value-type="float" office:value="4348.64082255912">
            <text:p>4348.6408225591</text:p>
          </table:table-cell>
        </table:table-row>
        <table:table-row table:style-name="ro1">
          <table:table-cell/>
          <table:table-cell office:value-type="float" office:value="430.178996092905">
            <text:p>430.1789960929</text:p>
          </table:table-cell>
          <table:table-cell office:value-type="float" office:value="517.11674738836">
            <text:p>517.1167473884</text:p>
          </table:table-cell>
          <table:table-cell office:value-type="float" office:value="1006.1990108272">
            <text:p>1006.1990108272</text:p>
          </table:table-cell>
          <table:table-cell office:value-type="float" office:value="1297.46461545956">
            <text:p>1297.4646154596</text:p>
          </table:table-cell>
          <table:table-cell office:value-type="float" office:value="1703.25609043512">
            <text:p>1703.2560904351</text:p>
          </table:table-cell>
          <table:table-cell office:value-type="float" office:value="2343.68979704306">
            <text:p>2343.6897970431</text:p>
          </table:table-cell>
          <table:table-cell office:value-type="float" office:value="3488.15975089586">
            <text:p>3488.1597508959</text:p>
          </table:table-cell>
          <table:table-cell office:value-type="float" office:value="4004.82466108019">
            <text:p>4004.8246610802</text:p>
          </table:table-cell>
          <table:table-cell office:value-type="float" office:value="4636.86748209547">
            <text:p>4636.8674820955</text:p>
          </table:table-cell>
        </table:table-row>
        <table:table-row table:style-name="ro1">
          <table:table-cell/>
          <table:table-cell office:value-type="float" office:value="290.779159449363">
            <text:p>290.7791594494</text:p>
          </table:table-cell>
          <table:table-cell office:value-type="float" office:value="560.815896780502">
            <text:p>560.8158967805</text:p>
          </table:table-cell>
          <table:table-cell office:value-type="float" office:value="824.696407738881">
            <text:p>824.6964077389</text:p>
          </table:table-cell>
          <table:table-cell office:value-type="float" office:value="1191.8557875241">
            <text:p>1191.8557875241</text:p>
          </table:table-cell>
          <table:table-cell office:value-type="float" office:value="1670.58965649379">
            <text:p>1670.5896564938</text:p>
          </table:table-cell>
          <table:table-cell office:value-type="float" office:value="2284.91515567095">
            <text:p>2284.915155671</text:p>
          </table:table-cell>
          <table:table-cell office:value-type="float" office:value="2906.44304982538">
            <text:p>2906.4430498254</text:p>
          </table:table-cell>
          <table:table-cell office:value-type="float" office:value="4638.00555131389">
            <text:p>4638.0055513139</text:p>
          </table:table-cell>
          <table:table-cell office:value-type="float" office:value="4545.17498606941">
            <text:p>4545.1749860694</text:p>
          </table:table-cell>
        </table:table-row>
        <table:table-row table:style-name="ro1">
          <table:table-cell/>
          <table:table-cell office:value-type="float" office:value="326.41433826573">
            <text:p>326.4143382657</text:p>
          </table:table-cell>
          <table:table-cell office:value-type="float" office:value="758.986142211476">
            <text:p>758.9861422115</text:p>
          </table:table-cell>
          <table:table-cell office:value-type="float" office:value="1117.46379440785">
            <text:p>1117.4637944079</text:p>
          </table:table-cell>
          <table:table-cell office:value-type="float" office:value="1083.023092785">
            <text:p>1083.023092785</text:p>
          </table:table-cell>
          <table:table-cell office:value-type="float" office:value="2121.48248803157">
            <text:p>2121.4824880316</text:p>
          </table:table-cell>
          <table:table-cell office:value-type="float" office:value="2789.56033057805">
            <text:p>2789.5603305781</text:p>
          </table:table-cell>
          <table:table-cell office:value-type="float" office:value="2037.77483636892">
            <text:p>2037.7748363689</text:p>
          </table:table-cell>
          <table:table-cell office:value-type="float" office:value="2792.52347536055">
            <text:p>2792.5234753606</text:p>
          </table:table-cell>
          <table:table-cell office:value-type="float" office:value="5189.50313763652">
            <text:p>5189.5031376365</text:p>
          </table:table-cell>
        </table:table-row>
        <table:table-row table:style-name="ro1">
          <table:table-cell/>
          <table:table-cell office:value-type="float" office:value="309.374304594882">
            <text:p>309.3743045949</text:p>
          </table:table-cell>
          <table:table-cell office:value-type="float" office:value="706.85379511413">
            <text:p>706.8537951141</text:p>
          </table:table-cell>
          <table:table-cell office:value-type="float" office:value="1083.40400800866">
            <text:p>1083.4040080087</text:p>
          </table:table-cell>
          <table:table-cell office:value-type="float" office:value="1087.67709307321">
            <text:p>1087.6770930732</text:p>
          </table:table-cell>
          <table:table-cell office:value-type="float" office:value="1857.38708833758">
            <text:p>1857.3870883376</text:p>
          </table:table-cell>
          <table:table-cell office:value-type="float" office:value="2187.17752020028">
            <text:p>2187.1775202003</text:p>
          </table:table-cell>
          <table:table-cell office:value-type="float" office:value="2589.76005264628">
            <text:p>2589.7600526463</text:p>
          </table:table-cell>
          <table:table-cell office:value-type="float" office:value="3690.29542731929">
            <text:p>3690.2954273193</text:p>
          </table:table-cell>
          <table:table-cell office:value-type="float" office:value="4986.81090724077">
            <text:p>4986.8109072408</text:p>
          </table:table-cell>
        </table:table-row>
        <table:table-row table:style-name="ro1">
          <table:table-cell/>
          <table:table-cell office:value-type="float" office:value="197.873149665475">
            <text:p>197.8731496655</text:p>
          </table:table-cell>
          <table:table-cell office:value-type="float" office:value="667.465612445774">
            <text:p>667.4656124458</text:p>
          </table:table-cell>
          <table:table-cell office:value-type="float" office:value="1063.23533105334">
            <text:p>1063.2353310534</text:p>
          </table:table-cell>
          <table:table-cell office:value-type="float" office:value="849.724958050623">
            <text:p>849.7249580506</text:p>
          </table:table-cell>
          <table:table-cell office:value-type="float" office:value="1506.53543352832">
            <text:p>1506.5354335283</text:p>
          </table:table-cell>
          <table:table-cell office:value-type="float" office:value="2299.23064456044">
            <text:p>2299.2306445605</text:p>
          </table:table-cell>
          <table:table-cell office:value-type="float" office:value="3310.08664779737">
            <text:p>3310.0866477974</text:p>
          </table:table-cell>
          <table:table-cell office:value-type="float" office:value="4510.69637951287">
            <text:p>4510.6963795129</text:p>
          </table:table-cell>
          <table:table-cell office:value-type="float" office:value="5047.35944568526">
            <text:p>5047.3594456853</text:p>
          </table:table-cell>
        </table:table-row>
        <table:table-row table:style-name="ro1">
          <table:table-cell/>
          <table:table-cell office:value-type="float" office:value="368.774114092956">
            <text:p>368.774114093</text:p>
          </table:table-cell>
          <table:table-cell office:value-type="float" office:value="534.672574999121">
            <text:p>534.6725749991</text:p>
          </table:table-cell>
          <table:table-cell office:value-type="float" office:value="840.891392917473">
            <text:p>840.8913929175</text:p>
          </table:table-cell>
          <table:table-cell office:value-type="float" office:value="1740.92950722601">
            <text:p>1740.929507226</text:p>
          </table:table-cell>
          <table:table-cell office:value-type="float" office:value="1529.27836982201">
            <text:p>1529.278369822</text:p>
          </table:table-cell>
          <table:table-cell office:value-type="float" office:value="2304.98364486184">
            <text:p>2304.9836448618</text:p>
          </table:table-cell>
          <table:table-cell office:value-type="float" office:value="3355.95553478332">
            <text:p>3355.9555347833</text:p>
          </table:table-cell>
          <table:table-cell office:value-type="float" office:value="4077.55834871831">
            <text:p>4077.5583487183</text:p>
          </table:table-cell>
          <table:table-cell office:value-type="float" office:value="5283.21797212224">
            <text:p>5283.2179721223</text:p>
          </table:table-cell>
        </table:table-row>
        <table:table-row table:style-name="ro1">
          <table:table-cell/>
          <table:table-cell office:value-type="float" office:value="292.964564961964">
            <text:p>292.964564962</text:p>
          </table:table-cell>
          <table:table-cell office:value-type="float" office:value="720.569620873596">
            <text:p>720.5696208736</text:p>
          </table:table-cell>
          <table:table-cell office:value-type="float" office:value="857.721044502037">
            <text:p>857.721044502</text:p>
          </table:table-cell>
          <table:table-cell office:value-type="float" office:value="1213.73405601164">
            <text:p>1213.7340560116</text:p>
          </table:table-cell>
          <table:table-cell office:value-type="float" office:value="1446.50328072981">
            <text:p>1446.5032807298</text:p>
          </table:table-cell>
          <table:table-cell office:value-type="float" office:value="2588.90221424397">
            <text:p>2588.902214244</text:p>
          </table:table-cell>
          <table:table-cell office:value-type="float" office:value="3017.67112534984">
            <text:p>3017.6711253498</text:p>
          </table:table-cell>
          <table:table-cell office:value-type="float" office:value="3922.47156788374">
            <text:p>3922.4715678837</text:p>
          </table:table-cell>
          <table:table-cell office:value-type="float" office:value="4445.49026577801">
            <text:p>4445.490265778</text:p>
          </table:table-cell>
        </table:table-row>
        <table:table-row table:style-name="ro1">
          <table:table-cell/>
          <table:table-cell office:value-type="float" office:value="417.42276713212">
            <text:p>417.4227671321</text:p>
          </table:table-cell>
          <table:table-cell office:value-type="float" office:value="610.651761146208">
            <text:p>610.6517611462</text:p>
          </table:table-cell>
          <table:table-cell office:value-type="float" office:value="876.378407700427">
            <text:p>876.3784077004</text:p>
          </table:table-cell>
          <table:table-cell office:value-type="float" office:value="1045.13220200338">
            <text:p>1045.1322020034</text:p>
          </table:table-cell>
          <table:table-cell office:value-type="float" office:value="1907.2081822669">
            <text:p>1907.2081822669</text:p>
          </table:table-cell>
          <table:table-cell office:value-type="float" office:value="1706.01028886628">
            <text:p>1706.0102888663</text:p>
          </table:table-cell>
          <table:table-cell office:value-type="float" office:value="4165.50614305629">
            <text:p>4165.5061430563</text:p>
          </table:table-cell>
          <table:table-cell office:value-type="float" office:value="3783.15725866708">
            <text:p>3783.1572586671</text:p>
          </table:table-cell>
          <table:table-cell office:value-type="float" office:value="4668.56706492648">
            <text:p>4668.5670649265</text:p>
          </table:table-cell>
        </table:table-row>
        <table:table-row table:style-name="ro1">
          <table:table-cell/>
          <table:table-cell office:value-type="float" office:value="348.133217826271">
            <text:p>348.1332178263</text:p>
          </table:table-cell>
          <table:table-cell office:value-type="float" office:value="870.043550074823">
            <text:p>870.0435500748</text:p>
          </table:table-cell>
          <table:table-cell office:value-type="float" office:value="903.531828184741">
            <text:p>903.5318281847</text:p>
          </table:table-cell>
          <table:table-cell office:value-type="float" office:value="1481.1022105784">
            <text:p>1481.1022105784</text:p>
          </table:table-cell>
          <table:table-cell office:value-type="float" office:value="1447.0875234628">
            <text:p>1447.0875234628</text:p>
          </table:table-cell>
          <table:table-cell office:value-type="float" office:value="2380.16233791876">
            <text:p>2380.1623379188</text:p>
          </table:table-cell>
          <table:table-cell office:value-type="float" office:value="3336.29517545372">
            <text:p>3336.2951754537</text:p>
          </table:table-cell>
          <table:table-cell office:value-type="float" office:value="4113.69249018345">
            <text:p>4113.6924901835</text:p>
          </table:table-cell>
          <table:table-cell office:value-type="float" office:value="6207.25034483908">
            <text:p>6207.2503448391</text:p>
          </table:table-cell>
        </table:table-row>
        <table:table-row table:style-name="ro1">
          <table:table-cell/>
          <table:table-cell office:value-type="float" office:value="275.081336756633">
            <text:p>275.0813367566</text:p>
          </table:table-cell>
          <table:table-cell office:value-type="float" office:value="533.582268768875">
            <text:p>533.5822687689</text:p>
          </table:table-cell>
          <table:table-cell office:value-type="float" office:value="1011.27053590751">
            <text:p>1011.2705359075</text:p>
          </table:table-cell>
          <table:table-cell office:value-type="float" office:value="1235.11740551122">
            <text:p>1235.1174055112</text:p>
          </table:table-cell>
          <table:table-cell office:value-type="float" office:value="1805.86300564912">
            <text:p>1805.8630056491</text:p>
          </table:table-cell>
          <table:table-cell office:value-type="float" office:value="2423.01219675301">
            <text:p>2423.012196753</text:p>
          </table:table-cell>
          <table:table-cell office:value-type="float" office:value="3379.40349411679">
            <text:p>3379.4034941168</text:p>
          </table:table-cell>
          <table:table-cell office:value-type="float" office:value="3614.27287678547">
            <text:p>3614.2728767855</text:p>
          </table:table-cell>
          <table:table-cell office:value-type="float" office:value="4058.1238494307">
            <text:p>4058.1238494307</text:p>
          </table:table-cell>
        </table:table-row>
        <table:table-row table:style-name="ro1">
          <table:table-cell/>
          <table:table-cell office:value-type="float" office:value="287.209788961404">
            <text:p>287.2097889614</text:p>
          </table:table-cell>
          <table:table-cell office:value-type="float" office:value="712.011992514694">
            <text:p>712.0119925147</text:p>
          </table:table-cell>
          <table:table-cell office:value-type="float" office:value="942.32577635093">
            <text:p>942.3257763509</text:p>
          </table:table-cell>
          <table:table-cell office:value-type="float" office:value="1504.92728378343">
            <text:p>1504.9272837834</text:p>
          </table:table-cell>
          <table:table-cell office:value-type="float" office:value="1801.33407070347">
            <text:p>1801.3340707035</text:p>
          </table:table-cell>
          <table:table-cell office:value-type="float" office:value="2505.68176604376">
            <text:p>2505.6817660438</text:p>
          </table:table-cell>
          <table:table-cell office:value-type="float" office:value="3327.5911127423">
            <text:p>3327.5911127423</text:p>
          </table:table-cell>
          <table:table-cell office:value-type="float" office:value="3739.26897598334">
            <text:p>3739.2689759833</text:p>
          </table:table-cell>
          <table:table-cell office:value-type="float" office:value="5123.77490563795">
            <text:p>5123.774905638</text:p>
          </table:table-cell>
        </table:table-row>
        <table:table-row table:style-name="ro1">
          <table:table-cell/>
          <table:table-cell office:value-type="float" office:value="340.255448873734">
            <text:p>340.2554488737</text:p>
          </table:table-cell>
          <table:table-cell office:value-type="float" office:value="569.503456206568">
            <text:p>569.5034562066</text:p>
          </table:table-cell>
          <table:table-cell office:value-type="float" office:value="1020.25071017681">
            <text:p>1020.2507101768</text:p>
          </table:table-cell>
          <table:table-cell office:value-type="float" office:value="1189.98851106828">
            <text:p>1189.9885110683</text:p>
          </table:table-cell>
          <table:table-cell office:value-type="float" office:value="2286.58216368674">
            <text:p>2286.5821636867</text:p>
          </table:table-cell>
          <table:table-cell office:value-type="float" office:value="2184.15663147174">
            <text:p>2184.1566314718</text:p>
          </table:table-cell>
          <table:table-cell office:value-type="float" office:value="3346.35645851091">
            <text:p>3346.3564585109</text:p>
          </table:table-cell>
          <table:table-cell office:value-type="float" office:value="4000.79863789554">
            <text:p>4000.7986378955</text:p>
          </table:table-cell>
          <table:table-cell office:value-type="float" office:value="5140.21976631366">
            <text:p>5140.2197663137</text:p>
          </table:table-cell>
        </table:table-row>
        <table:table-row table:style-name="ro1">
          <table:table-cell/>
          <table:table-cell office:value-type="float" office:value="215.82714391328">
            <text:p>215.8271439133</text:p>
          </table:table-cell>
          <table:table-cell office:value-type="float" office:value="995.433493347337">
            <text:p>995.4334933473</text:p>
          </table:table-cell>
          <table:table-cell office:value-type="float" office:value="771.75378707794">
            <text:p>771.7537870779</text:p>
          </table:table-cell>
          <table:table-cell office:value-type="float" office:value="1470.31452464297">
            <text:p>1470.314524643</text:p>
          </table:table-cell>
          <table:table-cell office:value-type="float" office:value="1793.57538026055">
            <text:p>1793.5753802606</text:p>
          </table:table-cell>
          <table:table-cell office:value-type="float" office:value="2873.64834932994">
            <text:p>2873.64834933</text:p>
          </table:table-cell>
          <table:table-cell office:value-type="float" office:value="4112.33023938677">
            <text:p>4112.3302393868</text:p>
          </table:table-cell>
          <table:table-cell office:value-type="float" office:value="4022.27413976129">
            <text:p>4022.2741397613</text:p>
          </table:table-cell>
          <table:table-cell office:value-type="float" office:value="4451.31460694207">
            <text:p>4451.3146069421</text:p>
          </table:table-cell>
        </table:table-row>
        <table:table-row table:style-name="ro1">
          <table:table-cell/>
          <table:table-cell office:value-type="float" office:value="500.898856252984">
            <text:p>500.898856253</text:p>
          </table:table-cell>
          <table:table-cell office:value-type="float" office:value="625.992847765818">
            <text:p>625.9928477658</text:p>
          </table:table-cell>
          <table:table-cell office:value-type="float" office:value="977.831931705173">
            <text:p>977.8319317052</text:p>
          </table:table-cell>
          <table:table-cell office:value-type="float" office:value="1331.65975859318">
            <text:p>1331.6597585932</text:p>
          </table:table-cell>
          <table:table-cell office:value-type="float" office:value="1656.67967190381">
            <text:p>1656.6796719038</text:p>
          </table:table-cell>
          <table:table-cell office:value-type="float" office:value="2244.90711786334">
            <text:p>2244.9071178633</text:p>
          </table:table-cell>
          <table:table-cell office:value-type="float" office:value="2736.98139503447">
            <text:p>2736.9813950345</text:p>
          </table:table-cell>
          <table:table-cell office:value-type="float" office:value="3865.77642972904">
            <text:p>3865.776429729</text:p>
          </table:table-cell>
          <table:table-cell office:value-type="float" office:value="5292.56629276672">
            <text:p>5292.5662927667</text:p>
          </table:table-cell>
        </table:table-row>
        <table:table-row table:style-name="ro1">
          <table:table-cell/>
          <table:table-cell office:value-type="float" office:value="358.169576245783">
            <text:p>358.1695762458</text:p>
          </table:table-cell>
          <table:table-cell office:value-type="float" office:value="686.922082057939">
            <text:p>686.9220820579</text:p>
          </table:table-cell>
          <table:table-cell office:value-type="float" office:value="944.09509204288">
            <text:p>944.0950920429</text:p>
          </table:table-cell>
          <table:table-cell office:value-type="float" office:value="1468.08328967712">
            <text:p>1468.0832896771</text:p>
          </table:table-cell>
          <table:table-cell office:value-type="float" office:value="1621.85199923557">
            <text:p>1621.8519992356</text:p>
          </table:table-cell>
          <table:table-cell office:value-type="float" office:value="2558.79557777497">
            <text:p>2558.795577775</text:p>
          </table:table-cell>
          <table:table-cell office:value-type="float" office:value="3341.20931290175">
            <text:p>3341.2093129018</text:p>
          </table:table-cell>
          <table:table-cell office:value-type="float" office:value="4393.99133353273">
            <text:p>4393.9913335327</text:p>
          </table:table-cell>
          <table:table-cell office:value-type="float" office:value="4798.50346368666">
            <text:p>4798.5034636867</text:p>
          </table:table-cell>
        </table:table-row>
        <table:table-row table:style-name="ro1">
          <table:table-cell/>
          <table:table-cell office:value-type="float" office:value="281.388846887038">
            <text:p>281.388846887</text:p>
          </table:table-cell>
          <table:table-cell office:value-type="float" office:value="503.157261652737">
            <text:p>503.1572616527</text:p>
          </table:table-cell>
          <table:table-cell office:value-type="float" office:value="1166.17436528097">
            <text:p>1166.174365281</text:p>
          </table:table-cell>
          <table:table-cell office:value-type="float" office:value="1289.73641981398">
            <text:p>1289.736419814</text:p>
          </table:table-cell>
          <table:table-cell office:value-type="float" office:value="1866.85546827306">
            <text:p>1866.8554682731</text:p>
          </table:table-cell>
          <table:table-cell office:value-type="float" office:value="2281.91504740757">
            <text:p>2281.9150474076</text:p>
          </table:table-cell>
          <table:table-cell office:value-type="float" office:value="3269.57102831839">
            <text:p>3269.5710283184</text:p>
          </table:table-cell>
          <table:table-cell office:value-type="float" office:value="2985.88820795225">
            <text:p>2985.8882079523</text:p>
          </table:table-cell>
          <table:table-cell office:value-type="float" office:value="4610.95296252021">
            <text:p>4610.9529625202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325.92935076011">
            <text:p>325.9293507601</text:p>
          </table:table-cell>
          <table:table-cell table:formula="of:=AVERAGE([.C3:.C32])" office:value-type="float" office:value="660.915757739619">
            <text:p>660.9157577396</text:p>
          </table:table-cell>
          <table:table-cell table:formula="of:=AVERAGE([.D3:.D32])" office:value-type="float" office:value="933.326043473602">
            <text:p>933.3260434736</text:p>
          </table:table-cell>
          <table:table-cell table:formula="of:=AVERAGE([.E3:.E32])" office:value-type="float" office:value="1288.15555529821">
            <text:p>1288.1555552982</text:p>
          </table:table-cell>
          <table:table-cell table:formula="of:=AVERAGE([.F3:.F32])" office:value-type="float" office:value="1714.06885843836">
            <text:p>1714.0688584384</text:p>
          </table:table-cell>
          <table:table-cell table:formula="of:=AVERAGE([.G3:.G32])" office:value-type="float" office:value="2354.19359539158">
            <text:p>2354.1935953916</text:p>
          </table:table-cell>
          <table:table-cell table:formula="of:=AVERAGE([.H3:.H32])" office:value-type="float" office:value="3243.85006919126">
            <text:p>3243.8500691913</text:p>
          </table:table-cell>
          <table:table-cell table:formula="of:=AVERAGE([.I3:.I32])" office:value-type="float" office:value="3927.06622756063">
            <text:p>3927.0662275606</text:p>
          </table:table-cell>
          <table:table-cell table:formula="of:=AVERAGE([.J3:.J32])" office:value-type="float" office:value="4825.54106876397">
            <text:p>4825.541068764</text:p>
          </table:table-cell>
        </table:table-row>
        <table:table-row table:style-name="ro1">
          <table:table-cell/>
          <table:table-cell office:value-type="float" office:value="325.92">
            <text:p>325.92</text:p>
          </table:table-cell>
          <table:table-cell office:value-type="float" office:value="660.91">
            <text:p>660.91</text:p>
          </table:table-cell>
          <table:table-cell office:value-type="float" office:value="933.32">
            <text:p>933.32</text:p>
          </table:table-cell>
          <table:table-cell office:value-type="float" office:value="1288.15">
            <text:p>1288.15</text:p>
          </table:table-cell>
          <table:table-cell office:value-type="float" office:value="1714.06">
            <text:p>1714.06</text:p>
          </table:table-cell>
          <table:table-cell office:value-type="float" office:value="2354.19">
            <text:p>2354.19</text:p>
          </table:table-cell>
          <table:table-cell office:value-type="float" office:value="3243.85">
            <text:p>3243.85</text:p>
          </table:table-cell>
          <table:table-cell office:value-type="float" office:value="3927.06">
            <text:p>3927.06</text:p>
          </table:table-cell>
          <table:table-cell office:value-type="float" office:value="4825.54">
            <text:p>4825.54</text:p>
          </table:table-cell>
        </table:table-row>
        <table:table-row table:style-name="ro1">
          <table:table-cell/>
          <table:table-cell office:value-type="float" office:value="190.57">
            <text:p>190.57</text:p>
          </table:table-cell>
          <table:table-cell office:value-type="float" office:value="403.84">
            <text:p>403.84</text:p>
          </table:table-cell>
          <table:table-cell office:value-type="float" office:value="660.3">
            <text:p>660.3</text:p>
          </table:table-cell>
          <table:table-cell office:value-type="float" office:value="874.17">
            <text:p>874.17</text:p>
          </table:table-cell>
          <table:table-cell office:value-type="float" office:value="1005.16">
            <text:p>1005.16</text:p>
          </table:table-cell>
          <table:table-cell office:value-type="float" office:value="1555.49">
            <text:p>1555.49</text:p>
          </table:table-cell>
          <table:table-cell office:value-type="float" office:value="2141.36">
            <text:p>2141.36</text:p>
          </table:table-cell>
          <table:table-cell office:value-type="float" office:value="2645.02">
            <text:p>2645.02</text:p>
          </table:table-cell>
          <table:table-cell office:value-type="float" office:value="3074.6">
            <text:p>3074.6</text:p>
          </table:table-cell>
        </table:table-row>
        <table:table-row table:style-name="ro1">
          <table:table-cell/>
          <table:table-cell office:value-type="float" office:value="174.62">
            <text:p>174.62</text:p>
          </table:table-cell>
          <table:table-cell office:value-type="float" office:value="339.61">
            <text:p>339.61</text:p>
          </table:table-cell>
          <table:table-cell office:value-type="float" office:value="518.96">
            <text:p>518.96</text:p>
          </table:table-cell>
          <table:table-cell office:value-type="float" office:value="673.86">
            <text:p>673.86</text:p>
          </table:table-cell>
          <table:table-cell office:value-type="float" office:value="847.45">
            <text:p>847.45</text:p>
          </table:table-cell>
          <table:table-cell office:value-type="float" office:value="1314.38">
            <text:p>1314.38</text:p>
          </table:table-cell>
          <table:table-cell office:value-type="float" office:value="1742.3">
            <text:p>1742.3</text:p>
          </table:table-cell>
          <table:table-cell office:value-type="float" office:value="2129.8">
            <text:p>2129.8</text:p>
          </table:table-cell>
          <table:table-cell office:value-type="float" office:value="2489.47">
            <text:p>2489.47</text:p>
          </table:table-cell>
        </table:table-row>
        <table:table-row table:style-name="ro1">
          <table:table-cell/>
          <table:table-cell office:value-type="float" office:value="150.55">
            <text:p>150.55</text:p>
          </table:table-cell>
          <table:table-cell office:value-type="float" office:value="306.05">
            <text:p>306.05</text:p>
          </table:table-cell>
          <table:table-cell office:value-type="float" office:value="465.2">
            <text:p>465.2</text:p>
          </table:table-cell>
          <table:table-cell office:value-type="float" office:value="637">
            <text:p>637</text:p>
          </table:table-cell>
          <table:table-cell office:value-type="float" office:value="806.63">
            <text:p>806.63</text:p>
          </table:table-cell>
          <table:table-cell office:value-type="float" office:value="1149.88">
            <text:p>1149.88</text:p>
          </table:table-cell>
          <table:table-cell office:value-type="float" office:value="1507.27">
            <text:p>1507.27</text:p>
          </table:table-cell>
          <table:table-cell office:value-type="float" office:value="1869.65">
            <text:p>1869.65</text:p>
          </table:table-cell>
          <table:table-cell office:value-type="float" office:value="2264.73">
            <text:p>2264.73</text:p>
          </table:table-cell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1">
          <table:table-cell office:value-type="string">
            <text:p>EcOpt 1.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198.348032211584">
            <text:p>198.3480322116</text:p>
          </table:table-cell>
          <table:table-cell office:value-type="float" office:value="442.696223672624">
            <text:p>442.6962236726</text:p>
          </table:table-cell>
          <table:table-cell office:value-type="float" office:value="615.333567281482">
            <text:p>615.3335672815</text:p>
          </table:table-cell>
          <table:table-cell office:value-type="float" office:value="865.947082074235">
            <text:p>865.9470820742</text:p>
          </table:table-cell>
          <table:table-cell office:value-type="float" office:value="1220.92825675931">
            <text:p>1220.9282567593</text:p>
          </table:table-cell>
          <table:table-cell office:value-type="float" office:value="1401.32243224466">
            <text:p>1401.3224322447</text:p>
          </table:table-cell>
          <table:table-cell office:value-type="float" office:value="1998.50836246794">
            <text:p>1998.508362468</text:p>
          </table:table-cell>
          <table:table-cell office:value-type="float" office:value="2872.16776438755">
            <text:p>2872.1677643876</text:p>
          </table:table-cell>
          <table:table-cell office:value-type="float" office:value="2901.07157863692">
            <text:p>2901.0715786369</text:p>
          </table:table-cell>
        </table:table-row>
        <table:table-row table:style-name="ro1">
          <table:table-cell/>
          <table:table-cell office:value-type="float" office:value="145.351833621162">
            <text:p>145.3518336212</text:p>
          </table:table-cell>
          <table:table-cell office:value-type="float" office:value="344.047540661888">
            <text:p>344.0475406619</text:p>
          </table:table-cell>
          <table:table-cell office:value-type="float" office:value="644.622645154696">
            <text:p>644.6226451547</text:p>
          </table:table-cell>
          <table:table-cell office:value-type="float" office:value="766.453980295148">
            <text:p>766.4539802951</text:p>
          </table:table-cell>
          <table:table-cell office:value-type="float" office:value="1030.01365823784">
            <text:p>1030.0136582378</text:p>
          </table:table-cell>
          <table:table-cell office:value-type="float" office:value="1464.27034113585">
            <text:p>1464.2703411359</text:p>
          </table:table-cell>
          <table:table-cell office:value-type="float" office:value="1716.58449701433">
            <text:p>1716.5844970143</text:p>
          </table:table-cell>
          <table:table-cell office:value-type="float" office:value="2564.40905983159">
            <text:p>2564.4090598316</text:p>
          </table:table-cell>
          <table:table-cell office:value-type="float" office:value="2458.76541560498">
            <text:p>2458.765415605</text:p>
          </table:table-cell>
        </table:table-row>
        <table:table-row table:style-name="ro1">
          <table:table-cell/>
          <table:table-cell office:value-type="float" office:value="133.452159993288">
            <text:p>133.4521599933</text:p>
          </table:table-cell>
          <table:table-cell office:value-type="float" office:value="394.665746535641">
            <text:p>394.6657465356</text:p>
          </table:table-cell>
          <table:table-cell office:value-type="float" office:value="559.949799022384">
            <text:p>559.9497990224</text:p>
          </table:table-cell>
          <table:table-cell office:value-type="float" office:value="892.713866213036">
            <text:p>892.713866213</text:p>
          </table:table-cell>
          <table:table-cell office:value-type="float" office:value="689.520220889886">
            <text:p>689.5202208899</text:p>
          </table:table-cell>
          <table:table-cell office:value-type="float" office:value="1469.85858559344">
            <text:p>1469.8585855934</text:p>
          </table:table-cell>
          <table:table-cell office:value-type="float" office:value="2481.74208246945">
            <text:p>2481.7420824695</text:p>
          </table:table-cell>
          <table:table-cell office:value-type="float" office:value="2674.65007569778">
            <text:p>2674.6500756978</text:p>
          </table:table-cell>
          <table:table-cell office:value-type="float" office:value="3065.61179765029">
            <text:p>3065.6117976503</text:p>
          </table:table-cell>
        </table:table-row>
        <table:table-row table:style-name="ro1">
          <table:table-cell/>
          <table:table-cell office:value-type="float" office:value="221.409940674154">
            <text:p>221.4099406742</text:p>
          </table:table-cell>
          <table:table-cell office:value-type="float" office:value="378.207590530582">
            <text:p>378.2075905306</text:p>
          </table:table-cell>
          <table:table-cell office:value-type="float" office:value="656.370129321307">
            <text:p>656.3701293213</text:p>
          </table:table-cell>
          <table:table-cell office:value-type="float" office:value="869.383086850445">
            <text:p>869.3830868504</text:p>
          </table:table-cell>
          <table:table-cell office:value-type="float" office:value="986.203796256437">
            <text:p>986.2037962564</text:p>
          </table:table-cell>
          <table:table-cell office:value-type="float" office:value="1615.40234417034">
            <text:p>1615.4023441703</text:p>
          </table:table-cell>
          <table:table-cell office:value-type="float" office:value="2574.91509696192">
            <text:p>2574.9150969619</text:p>
          </table:table-cell>
          <table:table-cell office:value-type="float" office:value="2604.98984573212">
            <text:p>2604.9898457321</text:p>
          </table:table-cell>
          <table:table-cell office:value-type="float" office:value="3171.90895188156">
            <text:p>3171.9089518816</text:p>
          </table:table-cell>
        </table:table-row>
        <table:table-row table:style-name="ro1">
          <table:table-cell/>
          <table:table-cell office:value-type="float" office:value="230.343980147711">
            <text:p>230.3439801477</text:p>
          </table:table-cell>
          <table:table-cell office:value-type="float" office:value="428.143226550005">
            <text:p>428.14322655</text:p>
          </table:table-cell>
          <table:table-cell office:value-type="float" office:value="649.101719411636">
            <text:p>649.1017194116</text:p>
          </table:table-cell>
          <table:table-cell office:value-type="float" office:value="947.078459054158">
            <text:p>947.0784590542</text:p>
          </table:table-cell>
          <table:table-cell office:value-type="float" office:value="926.356970114936">
            <text:p>926.3569701149</text:p>
          </table:table-cell>
          <table:table-cell office:value-type="float" office:value="1743.20560247073">
            <text:p>1743.2056024707</text:p>
          </table:table-cell>
          <table:table-cell office:value-type="float" office:value="1818.71889241647">
            <text:p>1818.7188924165</text:p>
          </table:table-cell>
          <table:table-cell office:value-type="float" office:value="2745.61534208934">
            <text:p>2745.6153420893</text:p>
          </table:table-cell>
          <table:table-cell office:value-type="float" office:value="3255.45955914178">
            <text:p>3255.4595591418</text:p>
          </table:table-cell>
        </table:table-row>
        <table:table-row table:style-name="ro1">
          <table:table-cell/>
          <table:table-cell office:value-type="float" office:value="171.672495609234">
            <text:p>171.6724956092</text:p>
          </table:table-cell>
          <table:table-cell office:value-type="float" office:value="472.97395321194">
            <text:p>472.9739532119</text:p>
          </table:table-cell>
          <table:table-cell office:value-type="float" office:value="797.134535292803">
            <text:p>797.1345352928</text:p>
          </table:table-cell>
          <table:table-cell office:value-type="float" office:value="776.9581079254">
            <text:p>776.9581079254</text:p>
          </table:table-cell>
          <table:table-cell office:value-type="float" office:value="1044.80176595342">
            <text:p>1044.8017659534</text:p>
          </table:table-cell>
          <table:table-cell office:value-type="float" office:value="1621.58506700107">
            <text:p>1621.5850670011</text:p>
          </table:table-cell>
          <table:table-cell office:value-type="float" office:value="2510.69720750879">
            <text:p>2510.6972075088</text:p>
          </table:table-cell>
          <table:table-cell office:value-type="float" office:value="2930.21305780072">
            <text:p>2930.2130578007</text:p>
          </table:table-cell>
          <table:table-cell office:value-type="float" office:value="3458.73296567429">
            <text:p>3458.7329656743</text:p>
          </table:table-cell>
        </table:table-row>
        <table:table-row table:style-name="ro1">
          <table:table-cell/>
          <table:table-cell office:value-type="float" office:value="176.433414096616">
            <text:p>176.4334140966</text:p>
          </table:table-cell>
          <table:table-cell office:value-type="float" office:value="315.944077535244">
            <text:p>315.9440775352</text:p>
          </table:table-cell>
          <table:table-cell office:value-type="float" office:value="639.954238850005">
            <text:p>639.95423885</text:p>
          </table:table-cell>
          <table:table-cell office:value-type="float" office:value="787.435784317043">
            <text:p>787.435784317</text:p>
          </table:table-cell>
          <table:table-cell office:value-type="float" office:value="1113.27699846113">
            <text:p>1113.2769984611</text:p>
          </table:table-cell>
          <table:table-cell office:value-type="float" office:value="1594.79603902053">
            <text:p>1594.7960390205</text:p>
          </table:table-cell>
          <table:table-cell office:value-type="float" office:value="2480.0300363648">
            <text:p>2480.0300363648</text:p>
          </table:table-cell>
          <table:table-cell office:value-type="float" office:value="2564.66968394593">
            <text:p>2564.6696839459</text:p>
          </table:table-cell>
          <table:table-cell office:value-type="float" office:value="2682.66416098933">
            <text:p>2682.6641609893</text:p>
          </table:table-cell>
        </table:table-row>
        <table:table-row table:style-name="ro1">
          <table:table-cell/>
          <table:table-cell office:value-type="float" office:value="159.600638385793">
            <text:p>159.6006383858</text:p>
          </table:table-cell>
          <table:table-cell office:value-type="float" office:value="489.630176902285">
            <text:p>489.6301769023</text:p>
          </table:table-cell>
          <table:table-cell office:value-type="float" office:value="876.031390024889">
            <text:p>876.0313900249</text:p>
          </table:table-cell>
          <table:table-cell office:value-type="float" office:value="820.605982532236">
            <text:p>820.6059825322</text:p>
          </table:table-cell>
          <table:table-cell office:value-type="float" office:value="689.656344493026">
            <text:p>689.656344493</text:p>
          </table:table-cell>
          <table:table-cell office:value-type="float" office:value="1938.6710621496">
            <text:p>1938.6710621496</text:p>
          </table:table-cell>
          <table:table-cell office:value-type="float" office:value="2444.64678730704">
            <text:p>2444.646787307</text:p>
          </table:table-cell>
          <table:table-cell office:value-type="float" office:value="2546.13146515633">
            <text:p>2546.1314651563</text:p>
          </table:table-cell>
          <table:table-cell office:value-type="float" office:value="3028.5841404817">
            <text:p>3028.5841404817</text:p>
          </table:table-cell>
        </table:table-row>
        <table:table-row table:style-name="ro1">
          <table:table-cell/>
          <table:table-cell office:value-type="float" office:value="204.602944477138">
            <text:p>204.6029444771</text:p>
          </table:table-cell>
          <table:table-cell office:value-type="float" office:value="431.551556485406">
            <text:p>431.5515564854</text:p>
          </table:table-cell>
          <table:table-cell office:value-type="float" office:value="725.08692836865">
            <text:p>725.0869283687</text:p>
          </table:table-cell>
          <table:table-cell office:value-type="float" office:value="803.962830620694">
            <text:p>803.9628306207</text:p>
          </table:table-cell>
          <table:table-cell office:value-type="float" office:value="1251.82259833916">
            <text:p>1251.8225983392</text:p>
          </table:table-cell>
          <table:table-cell office:value-type="float" office:value="1897.09759329792">
            <text:p>1897.0975932979</text:p>
          </table:table-cell>
          <table:table-cell office:value-type="float" office:value="2192.93674722713">
            <text:p>2192.9367472271</text:p>
          </table:table-cell>
          <table:table-cell office:value-type="float" office:value="2680.85184232542">
            <text:p>2680.8518423254</text:p>
          </table:table-cell>
          <table:table-cell office:value-type="float" office:value="3066.39460533351">
            <text:p>3066.3946053335</text:p>
          </table:table-cell>
        </table:table-row>
        <table:table-row table:style-name="ro1">
          <table:table-cell/>
          <table:table-cell office:value-type="float" office:value="133.644081598158">
            <text:p>133.6440815982</text:p>
          </table:table-cell>
          <table:table-cell office:value-type="float" office:value="347.835950793571">
            <text:p>347.8359507936</text:p>
          </table:table-cell>
          <table:table-cell office:value-type="float" office:value="470.028508812439">
            <text:p>470.0285088124</text:p>
          </table:table-cell>
          <table:table-cell office:value-type="float" office:value="717.840416595088">
            <text:p>717.8404165951</text:p>
          </table:table-cell>
          <table:table-cell office:value-type="float" office:value="969.050363934563">
            <text:p>969.0503639346</text:p>
          </table:table-cell>
          <table:table-cell office:value-type="float" office:value="1624.67990431884">
            <text:p>1624.6799043188</text:p>
          </table:table-cell>
          <table:table-cell office:value-type="float" office:value="1942.8654269018">
            <text:p>1942.8654269018</text:p>
          </table:table-cell>
          <table:table-cell office:value-type="float" office:value="2280.31440420716">
            <text:p>2280.3144042072</text:p>
          </table:table-cell>
          <table:table-cell office:value-type="float" office:value="2668.92953725312">
            <text:p>2668.9295372531</text:p>
          </table:table-cell>
        </table:table-row>
        <table:table-row table:style-name="ro1">
          <table:table-cell/>
          <table:table-cell office:value-type="float" office:value="205.736442877882">
            <text:p>205.7364428779</text:p>
          </table:table-cell>
          <table:table-cell office:value-type="float" office:value="400.16315054847">
            <text:p>400.1631505485</text:p>
          </table:table-cell>
          <table:table-cell office:value-type="float" office:value="670.481684612036">
            <text:p>670.481684612</text:p>
          </table:table-cell>
          <table:table-cell office:value-type="float" office:value="730.503933853016">
            <text:p>730.503933853</text:p>
          </table:table-cell>
          <table:table-cell office:value-type="float" office:value="1136.50318605093">
            <text:p>1136.5031860509</text:p>
          </table:table-cell>
          <table:table-cell office:value-type="float" office:value="1354.44626066512">
            <text:p>1354.4462606651</text:p>
          </table:table-cell>
          <table:table-cell office:value-type="float" office:value="2076.0196452875">
            <text:p>2076.0196452875</text:p>
          </table:table-cell>
          <table:table-cell office:value-type="float" office:value="2126.72934492943">
            <text:p>2126.7293449294</text:p>
          </table:table-cell>
          <table:table-cell office:value-type="float" office:value="3008.49749954714">
            <text:p>3008.4974995471</text:p>
          </table:table-cell>
        </table:table-row>
        <table:table-row table:style-name="ro1">
          <table:table-cell/>
          <table:table-cell office:value-type="float" office:value="255.90497873811">
            <text:p>255.9049787381</text:p>
          </table:table-cell>
          <table:table-cell office:value-type="float" office:value="289.088342355651">
            <text:p>289.0883423557</text:p>
          </table:table-cell>
          <table:table-cell office:value-type="float" office:value="597.613961212802">
            <text:p>597.6139612128</text:p>
          </table:table-cell>
          <table:table-cell office:value-type="float" office:value="872.899816378849">
            <text:p>872.8998163788</text:p>
          </table:table-cell>
          <table:table-cell office:value-type="float" office:value="1042.36816885204">
            <text:p>1042.368168852</text:p>
          </table:table-cell>
          <table:table-cell office:value-type="float" office:value="1615.8518452622">
            <text:p>1615.8518452622</text:p>
          </table:table-cell>
          <table:table-cell office:value-type="float" office:value="2248.11129021043">
            <text:p>2248.1112902104</text:p>
          </table:table-cell>
          <table:table-cell office:value-type="float" office:value="3299.51736546591">
            <text:p>3299.5173654659</text:p>
          </table:table-cell>
          <table:table-cell office:value-type="float" office:value="2889.43364501034">
            <text:p>2889.4336450104</text:p>
          </table:table-cell>
        </table:table-row>
        <table:table-row table:style-name="ro1">
          <table:table-cell/>
          <table:table-cell office:value-type="float" office:value="145.670198714523">
            <text:p>145.6701987145</text:p>
          </table:table-cell>
          <table:table-cell office:value-type="float" office:value="424.541056682301">
            <text:p>424.5410566823</text:p>
          </table:table-cell>
          <table:table-cell office:value-type="float" office:value="649.290371614072">
            <text:p>649.2903716141</text:p>
          </table:table-cell>
          <table:table-cell office:value-type="float" office:value="780.508815373055">
            <text:p>780.5088153731</text:p>
          </table:table-cell>
          <table:table-cell office:value-type="float" office:value="974.646857002975">
            <text:p>974.646857003</text:p>
          </table:table-cell>
          <table:table-cell office:value-type="float" office:value="1563.44303298111">
            <text:p>1563.4430329811</text:p>
          </table:table-cell>
          <table:table-cell office:value-type="float" office:value="1824.23981900922">
            <text:p>1824.2398190092</text:p>
          </table:table-cell>
          <table:table-cell office:value-type="float" office:value="2636.48828554194">
            <text:p>2636.4882855419</text:p>
          </table:table-cell>
          <table:table-cell office:value-type="float" office:value="3055.28261757292">
            <text:p>3055.2826175729</text:p>
          </table:table-cell>
        </table:table-row>
        <table:table-row table:style-name="ro1">
          <table:table-cell/>
          <table:table-cell office:value-type="float" office:value="199.019581028137">
            <text:p>199.0195810281</text:p>
          </table:table-cell>
          <table:table-cell office:value-type="float" office:value="516.780144371585">
            <text:p>516.7801443716</text:p>
          </table:table-cell>
          <table:table-cell office:value-type="float" office:value="654.063542157427">
            <text:p>654.0635421574</text:p>
          </table:table-cell>
          <table:table-cell office:value-type="float" office:value="1029.59298354125">
            <text:p>1029.5929835413</text:p>
          </table:table-cell>
          <table:table-cell office:value-type="float" office:value="984.342891036631">
            <text:p>984.3428910366</text:p>
          </table:table-cell>
          <table:table-cell office:value-type="float" office:value="1820.71883314739">
            <text:p>1820.7188331474</text:p>
          </table:table-cell>
          <table:table-cell office:value-type="float" office:value="1832.24306820277">
            <text:p>1832.2430682028</text:p>
          </table:table-cell>
          <table:table-cell office:value-type="float" office:value="2626.6363945424">
            <text:p>2626.6363945424</text:p>
          </table:table-cell>
          <table:table-cell office:value-type="float" office:value="2983.78328795235">
            <text:p>2983.7832879524</text:p>
          </table:table-cell>
        </table:table-row>
        <table:table-row table:style-name="ro1">
          <table:table-cell/>
          <table:table-cell office:value-type="float" office:value="245.27067361671">
            <text:p>245.2706736167</text:p>
          </table:table-cell>
          <table:table-cell office:value-type="float" office:value="438.292128004907">
            <text:p>438.2921280049</text:p>
          </table:table-cell>
          <table:table-cell office:value-type="float" office:value="793.17566511581">
            <text:p>793.1756651158</text:p>
          </table:table-cell>
          <table:table-cell office:value-type="float" office:value="885.539098582959">
            <text:p>885.539098583</text:p>
          </table:table-cell>
          <table:table-cell office:value-type="float" office:value="884.552191091859">
            <text:p>884.5521910919</text:p>
          </table:table-cell>
          <table:table-cell office:value-type="float" office:value="1401.93489327833">
            <text:p>1401.9348932783</text:p>
          </table:table-cell>
          <table:table-cell office:value-type="float" office:value="1904.64624815414">
            <text:p>1904.6462481541</text:p>
          </table:table-cell>
          <table:table-cell office:value-type="float" office:value="2909.97606060617">
            <text:p>2909.9760606062</text:p>
          </table:table-cell>
          <table:table-cell office:value-type="float" office:value="2937.30607850972">
            <text:p>2937.3060785097</text:p>
          </table:table-cell>
        </table:table-row>
        <table:table-row table:style-name="ro1">
          <table:table-cell/>
          <table:table-cell office:value-type="float" office:value="113.861794289017">
            <text:p>113.861794289</text:p>
          </table:table-cell>
          <table:table-cell office:value-type="float" office:value="354.687513950626">
            <text:p>354.6875139506</text:p>
          </table:table-cell>
          <table:table-cell office:value-type="float" office:value="514.345109477791">
            <text:p>514.3451094778</text:p>
          </table:table-cell>
          <table:table-cell office:value-type="float" office:value="1111.3251717585">
            <text:p>1111.3251717585</text:p>
          </table:table-cell>
          <table:table-cell office:value-type="float" office:value="1050.38536956694">
            <text:p>1050.385369567</text:p>
          </table:table-cell>
          <table:table-cell office:value-type="float" office:value="1578.69905555153">
            <text:p>1578.6990555515</text:p>
          </table:table-cell>
          <table:table-cell office:value-type="float" office:value="2503.00579000554">
            <text:p>2503.0057900056</text:p>
          </table:table-cell>
          <table:table-cell office:value-type="float" office:value="2626.96934440142">
            <text:p>2626.9693444014</text:p>
          </table:table-cell>
          <table:table-cell office:value-type="float" office:value="3165.77771996943">
            <text:p>3165.7777199694</text:p>
          </table:table-cell>
        </table:table-row>
        <table:table-row table:style-name="ro1">
          <table:table-cell/>
          <table:table-cell office:value-type="float" office:value="207.245668676181">
            <text:p>207.2456686762</text:p>
          </table:table-cell>
          <table:table-cell office:value-type="float" office:value="330.152593177844">
            <text:p>330.1525931778</text:p>
          </table:table-cell>
          <table:table-cell office:value-type="float" office:value="649.57343059347">
            <text:p>649.5734305935</text:p>
          </table:table-cell>
          <table:table-cell office:value-type="float" office:value="1004.61827620454">
            <text:p>1004.6182762045</text:p>
          </table:table-cell>
          <table:table-cell office:value-type="float" office:value="1162.19083438302">
            <text:p>1162.190834383</text:p>
          </table:table-cell>
          <table:table-cell office:value-type="float" office:value="1396.02333569977">
            <text:p>1396.0233356998</text:p>
          </table:table-cell>
          <table:table-cell office:value-type="float" office:value="1679.40555243483">
            <text:p>1679.4055524348</text:p>
          </table:table-cell>
          <table:table-cell office:value-type="float" office:value="1671.14731558067">
            <text:p>1671.1473155807</text:p>
          </table:table-cell>
          <table:table-cell office:value-type="float" office:value="3016.56958933335">
            <text:p>3016.5695893334</text:p>
          </table:table-cell>
        </table:table-row>
        <table:table-row table:style-name="ro1">
          <table:table-cell/>
          <table:table-cell office:value-type="float" office:value="199.236365127437">
            <text:p>199.2363651274</text:p>
          </table:table-cell>
          <table:table-cell office:value-type="float" office:value="431.273769168927">
            <text:p>431.2737691689</text:p>
          </table:table-cell>
          <table:table-cell office:value-type="float" office:value="569.005093026692">
            <text:p>569.0050930267</text:p>
          </table:table-cell>
          <table:table-cell office:value-type="float" office:value="655.363431024188">
            <text:p>655.3634310242</text:p>
          </table:table-cell>
          <table:table-cell office:value-type="float" office:value="1056.17193722443">
            <text:p>1056.1719372244</text:p>
          </table:table-cell>
          <table:table-cell office:value-type="float" office:value="1802.57194577235">
            <text:p>1802.5719457724</text:p>
          </table:table-cell>
          <table:table-cell office:value-type="float" office:value="2249.25148525075">
            <text:p>2249.2514852508</text:p>
          </table:table-cell>
          <table:table-cell office:value-type="float" office:value="2738.06577782501">
            <text:p>2738.065777825</text:p>
          </table:table-cell>
          <table:table-cell office:value-type="float" office:value="3365.67401568783">
            <text:p>3365.6740156878</text:p>
          </table:table-cell>
        </table:table-row>
        <table:table-row table:style-name="ro1">
          <table:table-cell/>
          <table:table-cell office:value-type="float" office:value="245.992528196423">
            <text:p>245.9925281964</text:p>
          </table:table-cell>
          <table:table-cell office:value-type="float" office:value="429.100426069412">
            <text:p>429.1004260694</text:p>
          </table:table-cell>
          <table:table-cell office:value-type="float" office:value="572.572520092175">
            <text:p>572.5725200922</text:p>
          </table:table-cell>
          <table:table-cell office:value-type="float" office:value="825.50825958808">
            <text:p>825.5082595881</text:p>
          </table:table-cell>
          <table:table-cell office:value-type="float" office:value="1193.87060291907">
            <text:p>1193.8706029191</text:p>
          </table:table-cell>
          <table:table-cell office:value-type="float" office:value="1403.66454433326">
            <text:p>1403.6645443333</text:p>
          </table:table-cell>
          <table:table-cell office:value-type="float" office:value="2328.62675298669">
            <text:p>2328.6267529867</text:p>
          </table:table-cell>
          <table:table-cell office:value-type="float" office:value="2916.75557871087">
            <text:p>2916.7555787109</text:p>
          </table:table-cell>
          <table:table-cell office:value-type="float" office:value="3121.96752706632">
            <text:p>3121.9675270663</text:p>
          </table:table-cell>
        </table:table-row>
        <table:table-row table:style-name="ro1">
          <table:table-cell/>
          <table:table-cell office:value-type="float" office:value="119.278155216869">
            <text:p>119.2781552169</text:p>
          </table:table-cell>
          <table:table-cell office:value-type="float" office:value="489.393241702911">
            <text:p>489.3932417029</text:p>
          </table:table-cell>
          <table:table-cell office:value-type="float" office:value="714.166698642088">
            <text:p>714.1666986421</text:p>
          </table:table-cell>
          <table:table-cell office:value-type="float" office:value="1001.17600397565">
            <text:p>1001.1760039757</text:p>
          </table:table-cell>
          <table:table-cell office:value-type="float" office:value="1055.76063821992">
            <text:p>1055.7606382199</text:p>
          </table:table-cell>
          <table:table-cell office:value-type="float" office:value="1493.5347627503">
            <text:p>1493.5347627503</text:p>
          </table:table-cell>
          <table:table-cell office:value-type="float" office:value="2347.73296396952">
            <text:p>2347.7329639695</text:p>
          </table:table-cell>
          <table:table-cell office:value-type="float" office:value="2435.90406159811">
            <text:p>2435.9040615981</text:p>
          </table:table-cell>
          <table:table-cell office:value-type="float" office:value="3684.56218432681">
            <text:p>3684.5621843268</text:p>
          </table:table-cell>
        </table:table-row>
        <table:table-row table:style-name="ro1">
          <table:table-cell/>
          <table:table-cell office:value-type="float" office:value="220.33989389039">
            <text:p>220.3398938904</text:p>
          </table:table-cell>
          <table:table-cell office:value-type="float" office:value="363.97720239644">
            <text:p>363.9772023964</text:p>
          </table:table-cell>
          <table:table-cell office:value-type="float" office:value="576.473009937291">
            <text:p>576.4730099373</text:p>
          </table:table-cell>
          <table:table-cell office:value-type="float" office:value="966.652138344217">
            <text:p>966.6521383442</text:p>
          </table:table-cell>
          <table:table-cell office:value-type="float" office:value="1021.21057674401">
            <text:p>1021.210576744</text:p>
          </table:table-cell>
          <table:table-cell office:value-type="float" office:value="1014.27273845118">
            <text:p>1014.2727384512</text:p>
          </table:table-cell>
          <table:table-cell office:value-type="float" office:value="1852.3966448963">
            <text:p>1852.3966448963</text:p>
          </table:table-cell>
          <table:table-cell office:value-type="float" office:value="2501.45443802002">
            <text:p>2501.45443802</text:p>
          </table:table-cell>
          <table:table-cell office:value-type="float" office:value="2788.73314532677">
            <text:p>2788.7331453268</text:p>
          </table:table-cell>
        </table:table-row>
        <table:table-row table:style-name="ro1">
          <table:table-cell/>
          <table:table-cell office:value-type="float" office:value="126.662414943185">
            <text:p>126.6624149432</text:p>
          </table:table-cell>
          <table:table-cell office:value-type="float" office:value="428.017424858703">
            <text:p>428.0174248587</text:p>
          </table:table-cell>
          <table:table-cell office:value-type="float" office:value="869.338438956924">
            <text:p>869.3384389569</text:p>
          </table:table-cell>
          <table:table-cell office:value-type="float" office:value="944.924718301422">
            <text:p>944.9247183014</text:p>
          </table:table-cell>
          <table:table-cell office:value-type="float" office:value="668.384790042296">
            <text:p>668.3847900423</text:p>
          </table:table-cell>
          <table:table-cell office:value-type="float" office:value="1252.40724653723">
            <text:p>1252.4072465372</text:p>
          </table:table-cell>
          <table:table-cell office:value-type="float" office:value="2451.93650704706">
            <text:p>2451.9365070471</text:p>
          </table:table-cell>
          <table:table-cell office:value-type="float" office:value="2720.81667819091">
            <text:p>2720.8166781909</text:p>
          </table:table-cell>
          <table:table-cell office:value-type="float" office:value="3265.87757561586">
            <text:p>3265.8775756159</text:p>
          </table:table-cell>
        </table:table-row>
        <table:table-row table:style-name="ro1">
          <table:table-cell/>
          <table:table-cell office:value-type="float" office:value="160.642004608238">
            <text:p>160.6420046082</text:p>
          </table:table-cell>
          <table:table-cell office:value-type="float" office:value="537.722374065428">
            <text:p>537.7223740654</text:p>
          </table:table-cell>
          <table:table-cell office:value-type="float" office:value="821.870449790954">
            <text:p>821.870449791</text:p>
          </table:table-cell>
          <table:table-cell office:value-type="float" office:value="781.589437126623">
            <text:p>781.5894371266</text:p>
          </table:table-cell>
          <table:table-cell office:value-type="float" office:value="783.521518401892">
            <text:p>783.5215184019</text:p>
          </table:table-cell>
          <table:table-cell office:value-type="float" office:value="1817.58451021634">
            <text:p>1817.5845102164</text:p>
          </table:table-cell>
          <table:table-cell office:value-type="float" office:value="2115.87123486844">
            <text:p>2115.8712348685</text:p>
          </table:table-cell>
          <table:table-cell office:value-type="float" office:value="2854.77529637375">
            <text:p>2854.7752963738</text:p>
          </table:table-cell>
          <table:table-cell office:value-type="float" office:value="3376.83883281928">
            <text:p>3376.8388328193</text:p>
          </table:table-cell>
        </table:table-row>
        <table:table-row table:style-name="ro1">
          <table:table-cell/>
          <table:table-cell office:value-type="float" office:value="191.198920827227">
            <text:p>191.1989208272</text:p>
          </table:table-cell>
          <table:table-cell office:value-type="float" office:value="357.038811850076">
            <text:p>357.0388118501</text:p>
          </table:table-cell>
          <table:table-cell office:value-type="float" office:value="576.616159770156">
            <text:p>576.6161597702</text:p>
          </table:table-cell>
          <table:table-cell office:value-type="float" office:value="882.815264719043">
            <text:p>882.815264719</text:p>
          </table:table-cell>
          <table:table-cell office:value-type="float" office:value="913.786380925083">
            <text:p>913.7863809251</text:p>
          </table:table-cell>
          <table:table-cell office:value-type="float" office:value="1650.30153630132">
            <text:p>1650.3015363013</text:p>
          </table:table-cell>
          <table:table-cell office:value-type="float" office:value="2074.49133111467">
            <text:p>2074.4913311147</text:p>
          </table:table-cell>
          <table:table-cell office:value-type="float" office:value="2829.88939865762">
            <text:p>2829.8893986576</text:p>
          </table:table-cell>
          <table:table-cell office:value-type="float" office:value="3449.93038015848">
            <text:p>3449.9303801585</text:p>
          </table:table-cell>
        </table:table-row>
        <table:table-row table:style-name="ro1">
          <table:table-cell/>
          <table:table-cell office:value-type="float" office:value="125.588970460851">
            <text:p>125.5889704609</text:p>
          </table:table-cell>
          <table:table-cell office:value-type="float" office:value="281.628413113222">
            <text:p>281.6284131132</text:p>
          </table:table-cell>
          <table:table-cell office:value-type="float" office:value="687.203602829566">
            <text:p>687.2036028296</text:p>
          </table:table-cell>
          <table:table-cell office:value-type="float" office:value="846.64668338993">
            <text:p>846.6466833899</text:p>
          </table:table-cell>
          <table:table-cell office:value-type="float" office:value="1205.54043612925">
            <text:p>1205.5404361293</text:p>
          </table:table-cell>
          <table:table-cell office:value-type="float" office:value="1821.86362138893">
            <text:p>1821.8636213889</text:p>
          </table:table-cell>
          <table:table-cell office:value-type="float" office:value="1852.5118279943">
            <text:p>1852.5118279943</text:p>
          </table:table-cell>
          <table:table-cell office:value-type="float" office:value="2446.6794326996">
            <text:p>2446.6794326996</text:p>
          </table:table-cell>
          <table:table-cell office:value-type="float" office:value="2959.00473344135">
            <text:p>2959.0047334414</text:p>
          </table:table-cell>
        </table:table-row>
        <table:table-row table:style-name="ro1">
          <table:table-cell/>
          <table:table-cell office:value-type="float" office:value="215.834725369748">
            <text:p>215.8347253697</text:p>
          </table:table-cell>
          <table:table-cell office:value-type="float" office:value="554.753175754314">
            <text:p>554.7531757543</text:p>
          </table:table-cell>
          <table:table-cell office:value-type="float" office:value="647.354721675891">
            <text:p>647.3547216759</text:p>
          </table:table-cell>
          <table:table-cell office:value-type="float" office:value="838.542448639179">
            <text:p>838.5424486392</text:p>
          </table:table-cell>
          <table:table-cell office:value-type="float" office:value="973.891217087296">
            <text:p>973.8912170873</text:p>
          </table:table-cell>
          <table:table-cell office:value-type="float" office:value="1446.83900750431">
            <text:p>1446.8390075043</text:p>
          </table:table-cell>
          <table:table-cell office:value-type="float" office:value="2317.63512533275">
            <text:p>2317.6351253328</text:p>
          </table:table-cell>
          <table:table-cell office:value-type="float" office:value="2256.38996126874">
            <text:p>2256.3899612688</text:p>
          </table:table-cell>
          <table:table-cell office:value-type="float" office:value="2654.66227610256">
            <text:p>2654.6622761026</text:p>
          </table:table-cell>
        </table:table-row>
        <table:table-row table:style-name="ro1">
          <table:table-cell/>
          <table:table-cell office:value-type="float" office:value="369.752017428825">
            <text:p>369.7520174288</text:p>
          </table:table-cell>
          <table:table-cell office:value-type="float" office:value="376.055336647902">
            <text:p>376.0553366479</text:p>
          </table:table-cell>
          <table:table-cell office:value-type="float" office:value="561.342813542528">
            <text:p>561.3428135425</text:p>
          </table:table-cell>
          <table:table-cell office:value-type="float" office:value="1194.31135423224">
            <text:p>1194.3113542322</text:p>
          </table:table-cell>
          <table:table-cell office:value-type="float" office:value="1108.22668157042">
            <text:p>1108.2266815704</text:p>
          </table:table-cell>
          <table:table-cell office:value-type="float" office:value="1479.8502243399">
            <text:p>1479.8502243399</text:p>
          </table:table-cell>
          <table:table-cell office:value-type="float" office:value="1942.68662660929">
            <text:p>1942.6866266093</text:p>
          </table:table-cell>
          <table:table-cell office:value-type="float" office:value="2423.49406551078">
            <text:p>2423.4940655108</text:p>
          </table:table-cell>
          <table:table-cell office:value-type="float" office:value="3603.86866187647">
            <text:p>3603.8686618765</text:p>
          </table:table-cell>
        </table:table-row>
        <table:table-row table:style-name="ro1">
          <table:table-cell/>
          <table:table-cell office:value-type="float" office:value="123.56429238188">
            <text:p>123.5642923819</text:p>
          </table:table-cell>
          <table:table-cell office:value-type="float" office:value="348.49713640849">
            <text:p>348.4971364085</text:p>
          </table:table-cell>
          <table:table-cell office:value-type="float" office:value="967.137485887265">
            <text:p>967.1374858873</text:p>
          </table:table-cell>
          <table:table-cell office:value-type="float" office:value="877.432148342722">
            <text:p>877.4321483427</text:p>
          </table:table-cell>
          <table:table-cell office:value-type="float" office:value="1088.62805089393">
            <text:p>1088.6280508939</text:p>
          </table:table-cell>
          <table:table-cell office:value-type="float" office:value="1452.57949021411">
            <text:p>1452.5794902141</text:p>
          </table:table-cell>
          <table:table-cell office:value-type="float" office:value="2159.76624560333">
            <text:p>2159.7662456033</text:p>
          </table:table-cell>
          <table:table-cell office:value-type="float" office:value="2929.69679909825">
            <text:p>2929.6967990983</text:p>
          </table:table-cell>
          <table:table-cell office:value-type="float" office:value="3205.74109839466">
            <text:p>3205.7410983947</text:p>
          </table:table-cell>
        </table:table-row>
        <table:table-row table:style-name="ro1">
          <table:table-cell/>
          <table:table-cell office:value-type="float" office:value="235.145325750356">
            <text:p>235.1453257504</text:p>
          </table:table-cell>
          <table:table-cell office:value-type="float" office:value="373.960523462598">
            <text:p>373.9605234626</text:p>
          </table:table-cell>
          <table:table-cell office:value-type="float" office:value="486.764087071616">
            <text:p>486.7640870716</text:p>
          </table:table-cell>
          <table:table-cell office:value-type="float" office:value="921.104136893939">
            <text:p>921.1041368939</text:p>
          </table:table-cell>
          <table:table-cell office:value-type="float" office:value="1030.42518201845">
            <text:p>1030.4251820185</text:p>
          </table:table-cell>
          <table:table-cell office:value-type="float" office:value="1242.52374484408">
            <text:p>1242.5237448441</text:p>
          </table:table-cell>
          <table:table-cell office:value-type="float" office:value="2472.76588004253">
            <text:p>2472.7658800425</text:p>
          </table:table-cell>
          <table:table-cell office:value-type="float" office:value="3028.73629248555">
            <text:p>3028.7362924856</text:p>
          </table:table-cell>
          <table:table-cell office:value-type="float" office:value="2841.66960292566">
            <text:p>2841.6696029257</text:p>
          </table:table-cell>
        </table:table-row>
        <table:table-row table:style-name="ro1">
          <table:table-cell/>
          <table:table-cell office:value-type="float" office:value="236.577087686387">
            <text:p>236.5770876864</text:p>
          </table:table-cell>
          <table:table-cell office:value-type="float" office:value="344.386979558325">
            <text:p>344.3869795583</text:p>
          </table:table-cell>
          <table:table-cell office:value-type="float" office:value="597.221461646006">
            <text:p>597.221461646</text:p>
          </table:table-cell>
          <table:table-cell office:value-type="float" office:value="825.771184255293">
            <text:p>825.7711842553</text:p>
          </table:table-cell>
          <table:table-cell office:value-type="float" office:value="899.052005104392">
            <text:p>899.0520051044</text:p>
          </table:table-cell>
          <table:table-cell office:value-type="float" office:value="1684.73765948645">
            <text:p>1684.7376594865</text:p>
          </table:table-cell>
          <table:table-cell office:value-type="float" office:value="1845.98115796443">
            <text:p>1845.9811579644</text:p>
          </table:table-cell>
          <table:table-cell office:value-type="float" office:value="2906.5435278932">
            <text:p>2906.5435278932</text:p>
          </table:table-cell>
          <table:table-cell office:value-type="float" office:value="3104.80323031872">
            <text:p>3104.8032303187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190.579385354774">
            <text:p>190.5793853548</text:p>
          </table:table-cell>
          <table:table-cell table:formula="of:=AVERAGE([.C3:.C32])" office:value-type="float" office:value="403.840192900911">
            <text:p>403.8401929009</text:p>
          </table:table-cell>
          <table:table-cell table:formula="of:=AVERAGE([.D3:.D32])" office:value-type="float" office:value="660.307458973095">
            <text:p>660.3074589731</text:p>
          </table:table-cell>
          <table:table-cell table:formula="of:=AVERAGE([.E3:.E32])" office:value-type="float" office:value="874.173496700072">
            <text:p>874.1734967001</text:p>
          </table:table-cell>
          <table:table-cell table:formula="of:=AVERAGE([.F3:.F32])" office:value-type="float" office:value="1005.16968295682">
            <text:p>1005.1696829568</text:p>
          </table:table-cell>
          <table:table-cell table:formula="of:=AVERAGE([.G3:.G32])" office:value-type="float" office:value="1555.49124200427">
            <text:p>1555.4912420043</text:p>
          </table:table-cell>
          <table:table-cell table:formula="of:=AVERAGE([.H3:.H32])" office:value-type="float" office:value="2141.36567778747">
            <text:p>2141.3656777875</text:p>
          </table:table-cell>
          <table:table-cell table:formula="of:=AVERAGE([.I3:.I32])" office:value-type="float" office:value="2645.02259868581">
            <text:p>2645.0225986858</text:p>
          </table:table-cell>
          <table:table-cell table:formula="of:=AVERAGE([.J3:.J32])" office:value-type="float" office:value="3074.60354715345">
            <text:p>3074.6035471535</text:p>
          </table:table-cell>
        </table:table-row>
        <table:table-row table:style-name="ro1">
          <table:table-cell/>
          <table:table-cell office:value-type="float" office:value="190.57">
            <text:p>190.57</text:p>
          </table:table-cell>
          <table:table-cell office:value-type="float" office:value="403.84">
            <text:p>403.84</text:p>
          </table:table-cell>
          <table:table-cell office:value-type="float" office:value="660.3">
            <text:p>660.3</text:p>
          </table:table-cell>
          <table:table-cell office:value-type="float" office:value="874.17">
            <text:p>874.17</text:p>
          </table:table-cell>
          <table:table-cell office:value-type="float" office:value="1005.16">
            <text:p>1005.16</text:p>
          </table:table-cell>
          <table:table-cell office:value-type="float" office:value="1555.49">
            <text:p>1555.49</text:p>
          </table:table-cell>
          <table:table-cell office:value-type="float" office:value="2141.36">
            <text:p>2141.36</text:p>
          </table:table-cell>
          <table:table-cell office:value-type="float" office:value="2645.02">
            <text:p>2645.02</text:p>
          </table:table-cell>
          <table:table-cell office:value-type="float" office:value="3074.6">
            <text:p>3074.6</text:p>
          </table:table-cell>
        </table:table-row>
        <table:table-row table:style-name="ro1">
          <table:table-cell/>
          <table:table-cell office:value-type="float" office:value="174.62">
            <text:p>174.62</text:p>
          </table:table-cell>
          <table:table-cell office:value-type="float" office:value="339.61">
            <text:p>339.61</text:p>
          </table:table-cell>
          <table:table-cell office:value-type="float" office:value="518.96">
            <text:p>518.96</text:p>
          </table:table-cell>
          <table:table-cell office:value-type="float" office:value="673.86">
            <text:p>673.86</text:p>
          </table:table-cell>
          <table:table-cell office:value-type="float" office:value="847.45">
            <text:p>847.45</text:p>
          </table:table-cell>
          <table:table-cell office:value-type="float" office:value="1314.38">
            <text:p>1314.38</text:p>
          </table:table-cell>
          <table:table-cell office:value-type="float" office:value="1742.3">
            <text:p>1742.3</text:p>
          </table:table-cell>
          <table:table-cell office:value-type="float" office:value="2129.8">
            <text:p>2129.8</text:p>
          </table:table-cell>
          <table:table-cell office:value-type="float" office:value="2489.47">
            <text:p>2489.47</text:p>
          </table:table-cell>
        </table:table-row>
        <table:table-row table:style-name="ro1">
          <table:table-cell/>
          <table:table-cell office:value-type="float" office:value="150.55">
            <text:p>150.55</text:p>
          </table:table-cell>
          <table:table-cell office:value-type="float" office:value="306.05">
            <text:p>306.05</text:p>
          </table:table-cell>
          <table:table-cell office:value-type="float" office:value="465.2">
            <text:p>465.2</text:p>
          </table:table-cell>
          <table:table-cell office:value-type="float" office:value="637">
            <text:p>637</text:p>
          </table:table-cell>
          <table:table-cell office:value-type="float" office:value="806.63">
            <text:p>806.63</text:p>
          </table:table-cell>
          <table:table-cell office:value-type="float" office:value="1149.88">
            <text:p>1149.88</text:p>
          </table:table-cell>
          <table:table-cell office:value-type="float" office:value="1507.27">
            <text:p>1507.27</text:p>
          </table:table-cell>
          <table:table-cell office:value-type="float" office:value="1869.65">
            <text:p>1869.65</text:p>
          </table:table-cell>
          <table:table-cell office:value-type="float" office:value="2264.73">
            <text:p>2264.73</text:p>
          </table:table-cell>
        </table:table-row>
      </table:table>
      <table:table table:name="Sheet4" table:style-name="ta1">
        <table:table-column table:style-name="co1" table:number-columns-repeated="10" table:default-cell-style-name="Default"/>
        <table:table-row table:style-name="ro1">
          <table:table-cell office:value-type="string">
            <text:p>Opt 1.5 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204.086516811002">
            <text:p>204.086516811</text:p>
          </table:table-cell>
          <table:table-cell office:value-type="float" office:value="340.251806079794">
            <text:p>340.2518060798</text:p>
          </table:table-cell>
          <table:table-cell office:value-type="float" office:value="548.250277513037">
            <text:p>548.250277513</text:p>
          </table:table-cell>
          <table:table-cell office:value-type="float" office:value="477.885576312298">
            <text:p>477.8855763123</text:p>
          </table:table-cell>
          <table:table-cell office:value-type="float" office:value="947.91753265862">
            <text:p>947.9175326586</text:p>
          </table:table-cell>
          <table:table-cell office:value-type="float" office:value="1263.03761161143">
            <text:p>1263.0376116114</text:p>
          </table:table-cell>
          <table:table-cell office:value-type="float" office:value="1924.64408044924">
            <text:p>1924.6440804493</text:p>
          </table:table-cell>
          <table:table-cell office:value-type="float" office:value="1565.8938939404">
            <text:p>1565.8938939404</text:p>
          </table:table-cell>
          <table:table-cell office:value-type="float" office:value="2090.84976603541">
            <text:p>2090.8497660354</text:p>
          </table:table-cell>
        </table:table-row>
        <table:table-row table:style-name="ro1">
          <table:table-cell/>
          <table:table-cell office:value-type="float" office:value="167.825817172226">
            <text:p>167.8258171722</text:p>
          </table:table-cell>
          <table:table-cell office:value-type="float" office:value="259.359685280639">
            <text:p>259.3596852806</text:p>
          </table:table-cell>
          <table:table-cell office:value-type="float" office:value="414.588074021189">
            <text:p>414.5880740212</text:p>
          </table:table-cell>
          <table:table-cell office:value-type="float" office:value="644.712597556146">
            <text:p>644.7125975561</text:p>
          </table:table-cell>
          <table:table-cell office:value-type="float" office:value="887.432306321878">
            <text:p>887.4323063219</text:p>
          </table:table-cell>
          <table:table-cell office:value-type="float" office:value="1218.69604703499">
            <text:p>1218.696047035</text:p>
          </table:table-cell>
          <table:table-cell office:value-type="float" office:value="1954.43204211821">
            <text:p>1954.4320421182</text:p>
          </table:table-cell>
          <table:table-cell office:value-type="float" office:value="2266.72038821775">
            <text:p>2266.7203882178</text:p>
          </table:table-cell>
          <table:table-cell office:value-type="float" office:value="2116.3525350388">
            <text:p>2116.3525350388</text:p>
          </table:table-cell>
        </table:table-row>
        <table:table-row table:style-name="ro1">
          <table:table-cell/>
          <table:table-cell office:value-type="float" office:value="91.0178574692199">
            <text:p>91.0178574692</text:p>
          </table:table-cell>
          <table:table-cell office:value-type="float" office:value="245.352781763216">
            <text:p>245.3527817632</text:p>
          </table:table-cell>
          <table:table-cell office:value-type="float" office:value="449.690852102783">
            <text:p>449.6908521028</text:p>
          </table:table-cell>
          <table:table-cell office:value-type="float" office:value="569.197083579028">
            <text:p>569.197083579</text:p>
          </table:table-cell>
          <table:table-cell office:value-type="float" office:value="800.907450842155">
            <text:p>800.9074508422</text:p>
          </table:table-cell>
          <table:table-cell office:value-type="float" office:value="1307.03118134394">
            <text:p>1307.0311813439</text:p>
          </table:table-cell>
          <table:table-cell office:value-type="float" office:value="1915.53888192861">
            <text:p>1915.5388819286</text:p>
          </table:table-cell>
          <table:table-cell office:value-type="float" office:value="2473.98140186519">
            <text:p>2473.9814018652</text:p>
          </table:table-cell>
          <table:table-cell office:value-type="float" office:value="2491.04103413774">
            <text:p>2491.0410341377</text:p>
          </table:table-cell>
        </table:table-row>
        <table:table-row table:style-name="ro1">
          <table:table-cell/>
          <table:table-cell office:value-type="float" office:value="201.663698631304">
            <text:p>201.6636986313</text:p>
          </table:table-cell>
          <table:table-cell office:value-type="float" office:value="322.580369499781">
            <text:p>322.5803694998</text:p>
          </table:table-cell>
          <table:table-cell office:value-type="float" office:value="412.486975121114">
            <text:p>412.4869751211</text:p>
          </table:table-cell>
          <table:table-cell office:value-type="float" office:value="564.667004317643">
            <text:p>564.6670043176</text:p>
          </table:table-cell>
          <table:table-cell office:value-type="float" office:value="816.567925971029">
            <text:p>816.567925971</text:p>
          </table:table-cell>
          <table:table-cell office:value-type="float" office:value="1675.68027739742">
            <text:p>1675.6802773974</text:p>
          </table:table-cell>
          <table:table-cell office:value-type="float" office:value="1705.88528966475">
            <text:p>1705.8852896648</text:p>
          </table:table-cell>
          <table:table-cell office:value-type="float" office:value="1881.22685396935">
            <text:p>1881.2268539694</text:p>
          </table:table-cell>
          <table:table-cell office:value-type="float" office:value="2357.01108126834">
            <text:p>2357.0110812683</text:p>
          </table:table-cell>
        </table:table-row>
        <table:table-row table:style-name="ro1">
          <table:table-cell/>
          <table:table-cell office:value-type="float" office:value="202.24208012002">
            <text:p>202.24208012</text:p>
          </table:table-cell>
          <table:table-cell office:value-type="float" office:value="235.151617365053">
            <text:p>235.1516173651</text:p>
          </table:table-cell>
          <table:table-cell office:value-type="float" office:value="428.088169116714">
            <text:p>428.0881691167</text:p>
          </table:table-cell>
          <table:table-cell office:value-type="float" office:value="640.008022950983">
            <text:p>640.008022951</text:p>
          </table:table-cell>
          <table:table-cell office:value-type="float" office:value="643.912911543902">
            <text:p>643.9129115439</text:p>
          </table:table-cell>
          <table:table-cell office:value-type="float" office:value="1158.38687349594">
            <text:p>1158.3868734959</text:p>
          </table:table-cell>
          <table:table-cell office:value-type="float" office:value="1473.44880717374">
            <text:p>1473.4488071738</text:p>
          </table:table-cell>
          <table:table-cell office:value-type="float" office:value="2346.72318894105">
            <text:p>2346.7231889411</text:p>
          </table:table-cell>
          <table:table-cell office:value-type="float" office:value="2011.55030761224">
            <text:p>2011.5503076122</text:p>
          </table:table-cell>
        </table:table-row>
        <table:table-row table:style-name="ro1">
          <table:table-cell/>
          <table:table-cell office:value-type="float" office:value="161.31136063986">
            <text:p>161.3113606399</text:p>
          </table:table-cell>
          <table:table-cell office:value-type="float" office:value="377.811205609651">
            <text:p>377.8112056097</text:p>
          </table:table-cell>
          <table:table-cell office:value-type="float" office:value="505.037115576405">
            <text:p>505.0371155764</text:p>
          </table:table-cell>
          <table:table-cell office:value-type="float" office:value="450.871983137104">
            <text:p>450.8719831371</text:p>
          </table:table-cell>
          <table:table-cell office:value-type="float" office:value="980.386862389142">
            <text:p>980.3868623891</text:p>
          </table:table-cell>
          <table:table-cell office:value-type="float" office:value="1163.10413807891">
            <text:p>1163.1041380789</text:p>
          </table:table-cell>
          <table:table-cell office:value-type="float" office:value="1541.78927984056">
            <text:p>1541.7892798406</text:p>
          </table:table-cell>
          <table:table-cell office:value-type="float" office:value="2557.54137927649">
            <text:p>2557.5413792765</text:p>
          </table:table-cell>
          <table:table-cell office:value-type="float" office:value="2523.5743662749">
            <text:p>2523.5743662749</text:p>
          </table:table-cell>
        </table:table-row>
        <table:table-row table:style-name="ro1">
          <table:table-cell/>
          <table:table-cell office:value-type="float" office:value="212.280056351757">
            <text:p>212.2800563518</text:p>
          </table:table-cell>
          <table:table-cell office:value-type="float" office:value="408.867267307685">
            <text:p>408.8672673077</text:p>
          </table:table-cell>
          <table:table-cell office:value-type="float" office:value="386.645208048261">
            <text:p>386.6452080483</text:p>
          </table:table-cell>
          <table:table-cell office:value-type="float" office:value="561.566785775277">
            <text:p>561.5667857753</text:p>
          </table:table-cell>
          <table:table-cell office:value-type="float" office:value="818.32341009108">
            <text:p>818.3234100911</text:p>
          </table:table-cell>
          <table:table-cell office:value-type="float" office:value="1487.63131790793">
            <text:p>1487.6313179079</text:p>
          </table:table-cell>
          <table:table-cell office:value-type="float" office:value="1884.06330564633">
            <text:p>1884.0633056463</text:p>
          </table:table-cell>
          <table:table-cell office:value-type="float" office:value="2129.0625988205">
            <text:p>2129.0625988205</text:p>
          </table:table-cell>
          <table:table-cell office:value-type="float" office:value="2882.49765518273">
            <text:p>2882.4976551827</text:p>
          </table:table-cell>
        </table:table-row>
        <table:table-row table:style-name="ro1">
          <table:table-cell/>
          <table:table-cell office:value-type="float" office:value="140.910904381144">
            <text:p>140.9109043811</text:p>
          </table:table-cell>
          <table:table-cell office:value-type="float" office:value="405.27876482819">
            <text:p>405.2787648282</text:p>
          </table:table-cell>
          <table:table-cell office:value-type="float" office:value="572.328971658279">
            <text:p>572.3289716583</text:p>
          </table:table-cell>
          <table:table-cell office:value-type="float" office:value="596.030570270886">
            <text:p>596.0305702709</text:p>
          </table:table-cell>
          <table:table-cell office:value-type="float" office:value="1003.95714265099">
            <text:p>1003.957142651</text:p>
          </table:table-cell>
          <table:table-cell office:value-type="float" office:value="1647.47504841509">
            <text:p>1647.4750484151</text:p>
          </table:table-cell>
          <table:table-cell office:value-type="float" office:value="2005.12199089924">
            <text:p>2005.1219908992</text:p>
          </table:table-cell>
          <table:table-cell office:value-type="float" office:value="2028.22415404083">
            <text:p>2028.2241540408</text:p>
          </table:table-cell>
          <table:table-cell office:value-type="float" office:value="2426.48516693401">
            <text:p>2426.485166934</text:p>
          </table:table-cell>
        </table:table-row>
        <table:table-row table:style-name="ro1">
          <table:table-cell/>
          <table:table-cell office:value-type="float" office:value="174.696292661909">
            <text:p>174.6962926619</text:p>
          </table:table-cell>
          <table:table-cell office:value-type="float" office:value="480.472008777835">
            <text:p>480.4720087778</text:p>
          </table:table-cell>
          <table:table-cell office:value-type="float" office:value="721.049735616733">
            <text:p>721.0497356167</text:p>
          </table:table-cell>
          <table:table-cell office:value-type="float" office:value="530.318258293244">
            <text:p>530.3182582932</text:p>
          </table:table-cell>
          <table:table-cell office:value-type="float" office:value="814.816273738679">
            <text:p>814.8162737387</text:p>
          </table:table-cell>
          <table:table-cell office:value-type="float" office:value="1156.50925520496">
            <text:p>1156.509255205</text:p>
          </table:table-cell>
          <table:table-cell office:value-type="float" office:value="1394.56048455322">
            <text:p>1394.5604845532</text:p>
          </table:table-cell>
          <table:table-cell office:value-type="float" office:value="1723.24358279526">
            <text:p>1723.2435827953</text:p>
          </table:table-cell>
          <table:table-cell office:value-type="float" office:value="2917.03626709492">
            <text:p>2917.0362670949</text:p>
          </table:table-cell>
        </table:table-row>
        <table:table-row table:style-name="ro1">
          <table:table-cell/>
          <table:table-cell office:value-type="float" office:value="165.433349793029">
            <text:p>165.433349793</text:p>
          </table:table-cell>
          <table:table-cell office:value-type="float" office:value="309.040849932197">
            <text:p>309.0408499322</text:p>
          </table:table-cell>
          <table:table-cell office:value-type="float" office:value="572.4719377658">
            <text:p>572.4719377658</text:p>
          </table:table-cell>
          <table:table-cell office:value-type="float" office:value="654.665635922696">
            <text:p>654.6656359227</text:p>
          </table:table-cell>
          <table:table-cell office:value-type="float" office:value="952.252055954066">
            <text:p>952.2520559541</text:p>
          </table:table-cell>
          <table:table-cell office:value-type="float" office:value="1399.31290227073">
            <text:p>1399.3129022707</text:p>
          </table:table-cell>
          <table:table-cell office:value-type="float" office:value="1673.293107652">
            <text:p>1673.293107652</text:p>
          </table:table-cell>
          <table:table-cell office:value-type="float" office:value="2284.99431828946">
            <text:p>2284.9943182895</text:p>
          </table:table-cell>
          <table:table-cell office:value-type="float" office:value="2624.49947957156">
            <text:p>2624.4994795716</text:p>
          </table:table-cell>
        </table:table-row>
        <table:table-row table:style-name="ro1">
          <table:table-cell/>
          <table:table-cell office:value-type="float" office:value="166.804969491838">
            <text:p>166.8049694918</text:p>
          </table:table-cell>
          <table:table-cell office:value-type="float" office:value="295.806597777167">
            <text:p>295.8065977772</text:p>
          </table:table-cell>
          <table:table-cell office:value-type="float" office:value="579.991794670566">
            <text:p>579.9917946706</text:p>
          </table:table-cell>
          <table:table-cell office:value-type="float" office:value="770.478769535334">
            <text:p>770.4787695353</text:p>
          </table:table-cell>
          <table:table-cell office:value-type="float" office:value="928.201645153963">
            <text:p>928.201645154</text:p>
          </table:table-cell>
          <table:table-cell office:value-type="float" office:value="1460.41241896468">
            <text:p>1460.4124189647</text:p>
          </table:table-cell>
          <table:table-cell office:value-type="float" office:value="1677.19294680295">
            <text:p>1677.192946803</text:p>
          </table:table-cell>
          <table:table-cell office:value-type="float" office:value="2248.89715831454">
            <text:p>2248.8971583146</text:p>
          </table:table-cell>
          <table:table-cell office:value-type="float" office:value="2351.48486216788">
            <text:p>2351.4848621679</text:p>
          </table:table-cell>
        </table:table-row>
        <table:table-row table:style-name="ro1">
          <table:table-cell/>
          <table:table-cell office:value-type="float" office:value="185.230984736704">
            <text:p>185.2309847367</text:p>
          </table:table-cell>
          <table:table-cell office:value-type="float" office:value="398.584830502193">
            <text:p>398.5848305022</text:p>
          </table:table-cell>
          <table:table-cell office:value-type="float" office:value="522.005048782175">
            <text:p>522.0050487822</text:p>
          </table:table-cell>
          <table:table-cell office:value-type="float" office:value="797.770946608509">
            <text:p>797.7709466085</text:p>
          </table:table-cell>
          <table:table-cell office:value-type="float" office:value="967.879212075051">
            <text:p>967.8792120751</text:p>
          </table:table-cell>
          <table:table-cell office:value-type="float" office:value="1427.88649584997">
            <text:p>1427.88649585</text:p>
          </table:table-cell>
          <table:table-cell office:value-type="float" office:value="1765.42737218077">
            <text:p>1765.4273721808</text:p>
          </table:table-cell>
          <table:table-cell office:value-type="float" office:value="1991.55443306003">
            <text:p>1991.55443306</text:p>
          </table:table-cell>
          <table:table-cell office:value-type="float" office:value="2886.06565604283">
            <text:p>2886.0656560428</text:p>
          </table:table-cell>
        </table:table-row>
        <table:table-row table:style-name="ro1">
          <table:table-cell/>
          <table:table-cell office:value-type="float" office:value="137.928853997333">
            <text:p>137.9288539973</text:p>
          </table:table-cell>
          <table:table-cell office:value-type="float" office:value="316.540613431037">
            <text:p>316.540613431</text:p>
          </table:table-cell>
          <table:table-cell office:value-type="float" office:value="572.238608515302">
            <text:p>572.2386085153</text:p>
          </table:table-cell>
          <table:table-cell office:value-type="float" office:value="616.058818788705">
            <text:p>616.0588187887</text:p>
          </table:table-cell>
          <table:table-cell office:value-type="float" office:value="870.43596565079">
            <text:p>870.4359656508</text:p>
          </table:table-cell>
          <table:table-cell office:value-type="float" office:value="1282.26344762413">
            <text:p>1282.2634476241</text:p>
          </table:table-cell>
          <table:table-cell office:value-type="float" office:value="1851.87978214766">
            <text:p>1851.8797821477</text:p>
          </table:table-cell>
          <table:table-cell office:value-type="float" office:value="2713.40123365809">
            <text:p>2713.4012336581</text:p>
          </table:table-cell>
          <table:table-cell office:value-type="float" office:value="2206.18400447722">
            <text:p>2206.1840044772</text:p>
          </table:table-cell>
        </table:table-row>
        <table:table-row table:style-name="ro1">
          <table:table-cell/>
          <table:table-cell office:value-type="float" office:value="132.665391366046">
            <text:p>132.665391366</text:p>
          </table:table-cell>
          <table:table-cell office:value-type="float" office:value="311.631959426525">
            <text:p>311.6319594265</text:p>
          </table:table-cell>
          <table:table-cell office:value-type="float" office:value="544.053473092196">
            <text:p>544.0534730922</text:p>
          </table:table-cell>
          <table:table-cell office:value-type="float" office:value="681.82859558801">
            <text:p>681.828595588</text:p>
          </table:table-cell>
          <table:table-cell office:value-type="float" office:value="810.577579554371">
            <text:p>810.5775795544</text:p>
          </table:table-cell>
          <table:table-cell office:value-type="float" office:value="1168.41262899425">
            <text:p>1168.4126289943</text:p>
          </table:table-cell>
          <table:table-cell office:value-type="float" office:value="1842.64287367218">
            <text:p>1842.6428736722</text:p>
          </table:table-cell>
          <table:table-cell office:value-type="float" office:value="2255.9499207229">
            <text:p>2255.9499207229</text:p>
          </table:table-cell>
          <table:table-cell office:value-type="float" office:value="2315.62628213249">
            <text:p>2315.6262821325</text:p>
          </table:table-cell>
        </table:table-row>
        <table:table-row table:style-name="ro1">
          <table:table-cell/>
          <table:table-cell office:value-type="float" office:value="188.247713516078">
            <text:p>188.2477135161</text:p>
          </table:table-cell>
          <table:table-cell office:value-type="float" office:value="325.544787106522">
            <text:p>325.5447871065</text:p>
          </table:table-cell>
          <table:table-cell office:value-type="float" office:value="447.198862392467">
            <text:p>447.1988623925</text:p>
          </table:table-cell>
          <table:table-cell office:value-type="float" office:value="785.563148867108">
            <text:p>785.5631488671</text:p>
          </table:table-cell>
          <table:table-cell office:value-type="float" office:value="945.084778804989">
            <text:p>945.084778805</text:p>
          </table:table-cell>
          <table:table-cell office:value-type="float" office:value="1195.12153347966">
            <text:p>1195.1215334797</text:p>
          </table:table-cell>
          <table:table-cell office:value-type="float" office:value="1837.60072814756">
            <text:p>1837.6007281476</text:p>
          </table:table-cell>
          <table:table-cell office:value-type="float" office:value="1837.22894080885">
            <text:p>1837.2289408089</text:p>
          </table:table-cell>
          <table:table-cell office:value-type="float" office:value="2816.60794998079">
            <text:p>2816.6079499808</text:p>
          </table:table-cell>
        </table:table-row>
        <table:table-row table:style-name="ro1">
          <table:table-cell/>
          <table:table-cell office:value-type="float" office:value="220.498765964465">
            <text:p>220.4987659645</text:p>
          </table:table-cell>
          <table:table-cell office:value-type="float" office:value="403.337647606432">
            <text:p>403.3376476064</text:p>
          </table:table-cell>
          <table:table-cell office:value-type="float" office:value="532.680254719702">
            <text:p>532.6802547197</text:p>
          </table:table-cell>
          <table:table-cell office:value-type="float" office:value="544.239926985181">
            <text:p>544.2399269852</text:p>
          </table:table-cell>
          <table:table-cell office:value-type="float" office:value="713.279458002435">
            <text:p>713.2794580024</text:p>
          </table:table-cell>
          <table:table-cell office:value-type="float" office:value="1078.9492873088">
            <text:p>1078.9492873088</text:p>
          </table:table-cell>
          <table:table-cell office:value-type="float" office:value="1743.10388516688">
            <text:p>1743.1038851669</text:p>
          </table:table-cell>
          <table:table-cell office:value-type="float" office:value="2332.59522238306">
            <text:p>2332.5952223831</text:p>
          </table:table-cell>
          <table:table-cell office:value-type="float" office:value="2299.83538228446">
            <text:p>2299.8353822845</text:p>
          </table:table-cell>
        </table:table-row>
        <table:table-row table:style-name="ro1">
          <table:table-cell/>
          <table:table-cell office:value-type="float" office:value="202.975672258019">
            <text:p>202.975672258</text:p>
          </table:table-cell>
          <table:table-cell office:value-type="float" office:value="347.076185341333">
            <text:p>347.0761853413</text:p>
          </table:table-cell>
          <table:table-cell office:value-type="float" office:value="632.984504065273">
            <text:p>632.9845040653</text:p>
          </table:table-cell>
          <table:table-cell office:value-type="float" office:value="781.854804038526">
            <text:p>781.8548040385</text:p>
          </table:table-cell>
          <table:table-cell office:value-type="float" office:value="1097.37416509688">
            <text:p>1097.3741650969</text:p>
          </table:table-cell>
          <table:table-cell office:value-type="float" office:value="1414.32979699077">
            <text:p>1414.3297969908</text:p>
          </table:table-cell>
          <table:table-cell office:value-type="float" office:value="1657.50031594101">
            <text:p>1657.500315941</text:p>
          </table:table-cell>
          <table:table-cell office:value-type="float" office:value="1911.03115061709">
            <text:p>1911.0311506171</text:p>
          </table:table-cell>
          <table:table-cell office:value-type="float" office:value="2580.61303189532">
            <text:p>2580.6130318953</text:p>
          </table:table-cell>
        </table:table-row>
        <table:table-row table:style-name="ro1">
          <table:table-cell/>
          <table:table-cell office:value-type="float" office:value="146.432333701491">
            <text:p>146.4323337015</text:p>
          </table:table-cell>
          <table:table-cell office:value-type="float" office:value="252.789998997522">
            <text:p>252.7899989975</text:p>
          </table:table-cell>
          <table:table-cell office:value-type="float" office:value="566.284151044899">
            <text:p>566.2841510449</text:p>
          </table:table-cell>
          <table:table-cell office:value-type="float" office:value="540.340902402415">
            <text:p>540.3409024024</text:p>
          </table:table-cell>
          <table:table-cell office:value-type="float" office:value="903.170616361842">
            <text:p>903.1706163618</text:p>
          </table:table-cell>
          <table:table-cell office:value-type="float" office:value="1408.34206878917">
            <text:p>1408.3420687892</text:p>
          </table:table-cell>
          <table:table-cell office:value-type="float" office:value="1883.73758137078">
            <text:p>1883.7375813708</text:p>
          </table:table-cell>
          <table:table-cell office:value-type="float" office:value="1971.07061847613">
            <text:p>1971.0706184761</text:p>
          </table:table-cell>
          <table:table-cell office:value-type="float" office:value="2303.79642518871">
            <text:p>2303.7964251887</text:p>
          </table:table-cell>
        </table:table-row>
        <table:table-row table:style-name="ro1">
          <table:table-cell/>
          <table:table-cell office:value-type="float" office:value="91.6236771926361">
            <text:p>91.6236771926</text:p>
          </table:table-cell>
          <table:table-cell office:value-type="float" office:value="254.704374655123">
            <text:p>254.7043746551</text:p>
          </table:table-cell>
          <table:table-cell office:value-type="float" office:value="501.164359732307">
            <text:p>501.1643597323</text:p>
          </table:table-cell>
          <table:table-cell office:value-type="float" office:value="688.519336474288">
            <text:p>688.5193364743</text:p>
          </table:table-cell>
          <table:table-cell office:value-type="float" office:value="737.619651112561">
            <text:p>737.6196511126</text:p>
          </table:table-cell>
          <table:table-cell office:value-type="float" office:value="1151.45649683528">
            <text:p>1151.4564968353</text:p>
          </table:table-cell>
          <table:table-cell office:value-type="float" office:value="1621.96188699843">
            <text:p>1621.9618869984</text:p>
          </table:table-cell>
          <table:table-cell office:value-type="float" office:value="2272.87534125205">
            <text:p>2272.8753412521</text:p>
          </table:table-cell>
          <table:table-cell office:value-type="float" office:value="2598.74652011401">
            <text:p>2598.746520114</text:p>
          </table:table-cell>
        </table:table-row>
        <table:table-row table:style-name="ro1">
          <table:table-cell/>
          <table:table-cell office:value-type="float" office:value="188.285702477501">
            <text:p>188.2857024775</text:p>
          </table:table-cell>
          <table:table-cell office:value-type="float" office:value="421.819213183494">
            <text:p>421.8192131835</text:p>
          </table:table-cell>
          <table:table-cell office:value-type="float" office:value="468.469923819604">
            <text:p>468.4699238196</text:p>
          </table:table-cell>
          <table:table-cell office:value-type="float" office:value="955.392352276302">
            <text:p>955.3923522763</text:p>
          </table:table-cell>
          <table:table-cell office:value-type="float" office:value="882.666121745576">
            <text:p>882.6661217456</text:p>
          </table:table-cell>
          <table:table-cell office:value-type="float" office:value="1102.22412649549">
            <text:p>1102.2241264955</text:p>
          </table:table-cell>
          <table:table-cell office:value-type="float" office:value="1589.40265679393">
            <text:p>1589.4026567939</text:p>
          </table:table-cell>
          <table:table-cell office:value-type="float" office:value="2185.0902186871">
            <text:p>2185.0902186871</text:p>
          </table:table-cell>
          <table:table-cell office:value-type="float" office:value="2348.04497903681">
            <text:p>2348.0449790368</text:p>
          </table:table-cell>
        </table:table-row>
        <table:table-row table:style-name="ro1">
          <table:table-cell/>
          <table:table-cell office:value-type="float" office:value="195.068052795422">
            <text:p>195.0680527954</text:p>
          </table:table-cell>
          <table:table-cell office:value-type="float" office:value="433.724037468742">
            <text:p>433.7240374687</text:p>
          </table:table-cell>
          <table:table-cell office:value-type="float" office:value="558.206897789147">
            <text:p>558.2068977891</text:p>
          </table:table-cell>
          <table:table-cell office:value-type="float" office:value="699.315049417819">
            <text:p>699.3150494178</text:p>
          </table:table-cell>
          <table:table-cell office:value-type="float" office:value="836.881192594685">
            <text:p>836.8811925947</text:p>
          </table:table-cell>
          <table:table-cell office:value-type="float" office:value="1208.43205929971">
            <text:p>1208.4320592997</text:p>
          </table:table-cell>
          <table:table-cell office:value-type="float" office:value="1785.03710780155">
            <text:p>1785.0371078016</text:p>
          </table:table-cell>
          <table:table-cell office:value-type="float" office:value="2006.9695962102">
            <text:p>2006.9695962102</text:p>
          </table:table-cell>
          <table:table-cell office:value-type="float" office:value="2245.60031443134">
            <text:p>2245.6003144313</text:p>
          </table:table-cell>
        </table:table-row>
        <table:table-row table:style-name="ro1">
          <table:table-cell/>
          <table:table-cell office:value-type="float" office:value="242.353785435604">
            <text:p>242.3537854356</text:p>
          </table:table-cell>
          <table:table-cell office:value-type="float" office:value="279.92061250378">
            <text:p>279.9206125038</text:p>
          </table:table-cell>
          <table:table-cell office:value-type="float" office:value="500.406098839931">
            <text:p>500.4060988399</text:p>
          </table:table-cell>
          <table:table-cell office:value-type="float" office:value="903.664556515387">
            <text:p>903.6645565154</text:p>
          </table:table-cell>
          <table:table-cell office:value-type="float" office:value="710.558481154433">
            <text:p>710.5584811544</text:p>
          </table:table-cell>
          <table:table-cell office:value-type="float" office:value="1310.54644125703">
            <text:p>1310.546441257</text:p>
          </table:table-cell>
          <table:table-cell office:value-type="float" office:value="1670.824658203">
            <text:p>1670.824658203</text:p>
          </table:table-cell>
          <table:table-cell office:value-type="float" office:value="1677.26536469934">
            <text:p>1677.2653646993</text:p>
          </table:table-cell>
          <table:table-cell office:value-type="float" office:value="2416.78250103177">
            <text:p>2416.7825010318</text:p>
          </table:table-cell>
        </table:table-row>
        <table:table-row table:style-name="ro1">
          <table:table-cell/>
          <table:table-cell office:value-type="float" office:value="195.198016291355">
            <text:p>195.1980162914</text:p>
          </table:table-cell>
          <table:table-cell office:value-type="float" office:value="337.515546943808">
            <text:p>337.5155469438</text:p>
          </table:table-cell>
          <table:table-cell office:value-type="float" office:value="599.734319415495">
            <text:p>599.7343194155</text:p>
          </table:table-cell>
          <table:table-cell office:value-type="float" office:value="630.239247386889">
            <text:p>630.2392473869</text:p>
          </table:table-cell>
          <table:table-cell office:value-type="float" office:value="607.557553916984">
            <text:p>607.557553917</text:p>
          </table:table-cell>
          <table:table-cell office:value-type="float" office:value="1401.01102718636">
            <text:p>1401.0110271864</text:p>
          </table:table-cell>
          <table:table-cell office:value-type="float" office:value="1542.03636489809">
            <text:p>1542.0363648981</text:p>
          </table:table-cell>
          <table:table-cell office:value-type="float" office:value="2202.50469138697">
            <text:p>2202.504691387</text:p>
          </table:table-cell>
          <table:table-cell office:value-type="float" office:value="2688.31730962753">
            <text:p>2688.3173096275</text:p>
          </table:table-cell>
        </table:table-row>
        <table:table-row table:style-name="ro1">
          <table:table-cell/>
          <table:table-cell office:value-type="float" office:value="124.538761338592">
            <text:p>124.5387613386</text:p>
          </table:table-cell>
          <table:table-cell office:value-type="float" office:value="316.846075135729">
            <text:p>316.8460751357</text:p>
          </table:table-cell>
          <table:table-cell office:value-type="float" office:value="470.365869342618">
            <text:p>470.3658693426</text:p>
          </table:table-cell>
          <table:table-cell office:value-type="float" office:value="979.823952685013">
            <text:p>979.823952685</text:p>
          </table:table-cell>
          <table:table-cell office:value-type="float" office:value="760.429643141646">
            <text:p>760.4296431416</text:p>
          </table:table-cell>
          <table:table-cell office:value-type="float" office:value="1396.72116253749">
            <text:p>1396.7211625375</text:p>
          </table:table-cell>
          <table:table-cell office:value-type="float" office:value="1462.85012077095">
            <text:p>1462.850120771</text:p>
          </table:table-cell>
          <table:table-cell office:value-type="float" office:value="2353.38423781551">
            <text:p>2353.3842378155</text:p>
          </table:table-cell>
          <table:table-cell office:value-type="float" office:value="2590.43245890407">
            <text:p>2590.4324589041</text:p>
          </table:table-cell>
        </table:table-row>
        <table:table-row table:style-name="ro1">
          <table:table-cell/>
          <table:table-cell office:value-type="float" office:value="156.563242933851">
            <text:p>156.5632429339</text:p>
          </table:table-cell>
          <table:table-cell office:value-type="float" office:value="367.260954144972">
            <text:p>367.260954145</text:p>
          </table:table-cell>
          <table:table-cell office:value-type="float" office:value="368.658497885958">
            <text:p>368.658497886</text:p>
          </table:table-cell>
          <table:table-cell office:value-type="float" office:value="758.019547411288">
            <text:p>758.0195474113</text:p>
          </table:table-cell>
          <table:table-cell office:value-type="float" office:value="529.580901601263">
            <text:p>529.5809016013</text:p>
          </table:table-cell>
          <table:table-cell office:value-type="float" office:value="1587.95182580785">
            <text:p>1587.9518258079</text:p>
          </table:table-cell>
          <table:table-cell office:value-type="float" office:value="2138.04303864033">
            <text:p>2138.0430386403</text:p>
          </table:table-cell>
          <table:table-cell office:value-type="float" office:value="1787.18450128541">
            <text:p>1787.1845012854</text:p>
          </table:table-cell>
          <table:table-cell office:value-type="float" office:value="2702.19597213246">
            <text:p>2702.1959721325</text:p>
          </table:table-cell>
        </table:table-row>
        <table:table-row table:style-name="ro1">
          <table:table-cell/>
          <table:table-cell office:value-type="float" office:value="215.193990677943">
            <text:p>215.1939906779</text:p>
          </table:table-cell>
          <table:table-cell office:value-type="float" office:value="275.442955023304">
            <text:p>275.4429550233</text:p>
          </table:table-cell>
          <table:table-cell office:value-type="float" office:value="600.555330267896">
            <text:p>600.5553302679</text:p>
          </table:table-cell>
          <table:table-cell office:value-type="float" office:value="917.403592085264">
            <text:p>917.4035920853</text:p>
          </table:table-cell>
          <table:table-cell office:value-type="float" office:value="1037.07587884125">
            <text:p>1037.0758788413</text:p>
          </table:table-cell>
          <table:table-cell office:value-type="float" office:value="1285.27641866554">
            <text:p>1285.2764186655</text:p>
          </table:table-cell>
          <table:table-cell office:value-type="float" office:value="1588.91011066285">
            <text:p>1588.9101106629</text:p>
          </table:table-cell>
          <table:table-cell office:value-type="float" office:value="1947.53684698893">
            <text:p>1947.5368469889</text:p>
          </table:table-cell>
          <table:table-cell office:value-type="float" office:value="2520.30119548636">
            <text:p>2520.3011954864</text:p>
          </table:table-cell>
        </table:table-row>
        <table:table-row table:style-name="ro1">
          <table:table-cell/>
          <table:table-cell office:value-type="float" office:value="114.999743340112">
            <text:p>114.9997433401</text:p>
          </table:table-cell>
          <table:table-cell office:value-type="float" office:value="389.232422068945">
            <text:p>389.2324220689</text:p>
          </table:table-cell>
          <table:table-cell office:value-type="float" office:value="592.81352736862">
            <text:p>592.8135273686</text:p>
          </table:table-cell>
          <table:table-cell office:value-type="float" office:value="573.792454861967">
            <text:p>573.792454862</text:p>
          </table:table-cell>
          <table:table-cell office:value-type="float" office:value="692.072592036687">
            <text:p>692.0725920367</text:p>
          </table:table-cell>
          <table:table-cell office:value-type="float" office:value="1238.16498521411">
            <text:p>1238.1649852141</text:p>
          </table:table-cell>
          <table:table-cell office:value-type="float" office:value="2043.44720360557">
            <text:p>2043.4472036056</text:p>
          </table:table-cell>
          <table:table-cell office:value-type="float" office:value="2100.49879108496">
            <text:p>2100.498791085</text:p>
          </table:table-cell>
          <table:table-cell office:value-type="float" office:value="2214.11895703263">
            <text:p>2214.1189570326</text:p>
          </table:table-cell>
        </table:table-row>
        <table:table-row table:style-name="ro1">
          <table:table-cell/>
          <table:table-cell office:value-type="float" office:value="173.6472755005">
            <text:p>173.6472755005</text:p>
          </table:table-cell>
          <table:table-cell office:value-type="float" office:value="355.35542040621">
            <text:p>355.3554204062</text:p>
          </table:table-cell>
          <table:table-cell office:value-type="float" office:value="448.139491871318">
            <text:p>448.1394918713</text:p>
          </table:table-cell>
          <table:table-cell office:value-type="float" office:value="682.869860884286">
            <text:p>682.8698608843</text:p>
          </table:table-cell>
          <table:table-cell office:value-type="float" office:value="759.709565231081">
            <text:p>759.7095652311</text:p>
          </table:table-cell>
          <table:table-cell office:value-type="float" office:value="1258.7222173168">
            <text:p>1258.7222173168</text:p>
          </table:table-cell>
          <table:table-cell office:value-type="float" office:value="1933.24212991804">
            <text:p>1933.242129918</text:p>
          </table:table-cell>
          <table:table-cell office:value-type="float" office:value="2280.65586109755">
            <text:p>2280.6558610976</text:p>
          </table:table-cell>
          <table:table-cell office:value-type="float" office:value="2842.56765400414">
            <text:p>2842.5676540041</text:p>
          </table:table-cell>
        </table:table-row>
        <table:table-row table:style-name="ro1">
          <table:table-cell/>
          <table:table-cell office:value-type="float" office:value="109.490388058638">
            <text:p>109.4903880586</text:p>
          </table:table-cell>
          <table:table-cell office:value-type="float" office:value="347.999514884068">
            <text:p>347.9995148841</text:p>
          </table:table-cell>
          <table:table-cell office:value-type="float" office:value="538.321654696036">
            <text:p>538.321654696</text:p>
          </table:table-cell>
          <table:table-cell office:value-type="float" office:value="599.048410600708">
            <text:p>599.0484106007</text:p>
          </table:table-cell>
          <table:table-cell office:value-type="float" office:value="970.536903874523">
            <text:p>970.5369038745</text:p>
          </table:table-cell>
          <table:table-cell office:value-type="float" office:value="1386.17407122998">
            <text:p>1386.17407123</text:p>
          </table:table-cell>
          <table:table-cell office:value-type="float" office:value="1698.42528423262">
            <text:p>1698.4252842326</text:p>
          </table:table-cell>
          <table:table-cell office:value-type="float" office:value="2282.081075578">
            <text:p>2282.081075578</text:p>
          </table:table-cell>
          <table:table-cell office:value-type="float" office:value="2567.77643619629">
            <text:p>2567.7764361963</text:p>
          </table:table-cell>
        </table:table-row>
        <table:table-row table:style-name="ro1">
          <table:table-cell/>
          <table:table-cell office:value-type="float" office:value="329.496742709648">
            <text:p>329.4967427096</text:p>
          </table:table-cell>
          <table:table-cell office:value-type="float" office:value="373.215933964168">
            <text:p>373.2159339642</text:p>
          </table:table-cell>
          <table:table-cell office:value-type="float" office:value="514.142150106605">
            <text:p>514.1421501066</text:p>
          </table:table-cell>
          <table:table-cell office:value-type="float" office:value="619.672757180841">
            <text:p>619.6727571808</text:p>
          </table:table-cell>
          <table:table-cell office:value-type="float" office:value="996.481165219718">
            <text:p>996.4811652197</text:p>
          </table:table-cell>
          <table:table-cell office:value-type="float" office:value="1192.31733929649">
            <text:p>1192.3173392965</text:p>
          </table:table-cell>
          <table:table-cell office:value-type="float" office:value="1463.15195775106">
            <text:p>1463.1519577511</text:p>
          </table:table-cell>
          <table:table-cell office:value-type="float" office:value="2278.63432238761">
            <text:p>2278.6343223876</text:p>
          </table:table-cell>
          <table:table-cell office:value-type="float" office:value="2748.37033047132">
            <text:p>2748.3703304713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174.623733260508">
            <text:p>174.6237332605</text:p>
          </table:table-cell>
          <table:table-cell table:formula="of:=AVERAGE([.C3:.C32])" office:value-type="float" office:value="339.617201233837">
            <text:p>339.6172012338</text:p>
          </table:table-cell>
          <table:table-cell table:formula="of:=AVERAGE([.D3:.D32])" office:value-type="float" office:value="518.968404498614">
            <text:p>518.9684044986</text:p>
          </table:table-cell>
          <table:table-cell table:formula="of:=AVERAGE([.E3:.E32])" office:value-type="float" office:value="673.860684956972">
            <text:p>673.860684957</text:p>
          </table:table-cell>
          <table:table-cell table:formula="of:=AVERAGE([.F3:.F32])" office:value-type="float" office:value="847.454898111076">
            <text:p>847.4548981111</text:p>
          </table:table-cell>
          <table:table-cell table:formula="of:=AVERAGE([.G3:.G32])" office:value-type="float" office:value="1314.38601673016">
            <text:p>1314.3860167302</text:p>
          </table:table-cell>
          <table:table-cell table:formula="of:=AVERAGE([.H3:.H32])" office:value-type="float" office:value="1742.30650918774">
            <text:p>1742.3065091877</text:p>
          </table:table-cell>
          <table:table-cell table:formula="of:=AVERAGE([.I3:.I32])" office:value-type="float" office:value="2129.80070955569">
            <text:p>2129.8007095557</text:p>
          </table:table-cell>
          <table:table-cell table:formula="of:=AVERAGE([.J3:.J32])" office:value-type="float" office:value="2489.4788627263">
            <text:p>2489.4788627263</text:p>
          </table:table-cell>
        </table:table-row>
        <table:table-row table:style-name="ro1">
          <table:table-cell/>
          <table:table-cell office:value-type="float" office:value="174.62">
            <text:p>174.62</text:p>
          </table:table-cell>
          <table:table-cell office:value-type="float" office:value="339.61">
            <text:p>339.61</text:p>
          </table:table-cell>
          <table:table-cell office:value-type="float" office:value="518.96">
            <text:p>518.96</text:p>
          </table:table-cell>
          <table:table-cell office:value-type="float" office:value="673.86">
            <text:p>673.86</text:p>
          </table:table-cell>
          <table:table-cell office:value-type="float" office:value="847.45">
            <text:p>847.45</text:p>
          </table:table-cell>
          <table:table-cell office:value-type="float" office:value="1314.38">
            <text:p>1314.38</text:p>
          </table:table-cell>
          <table:table-cell office:value-type="float" office:value="1742.3">
            <text:p>1742.3</text:p>
          </table:table-cell>
          <table:table-cell office:value-type="float" office:value="2129.8">
            <text:p>2129.8</text:p>
          </table:table-cell>
          <table:table-cell office:value-type="float" office:value="2489.47">
            <text:p>2489.47</text:p>
          </table:table-cell>
        </table:table-row>
        <table:table-row table:style-name="ro1">
          <table:table-cell/>
          <table:table-cell office:value-type="float" office:value="150.55">
            <text:p>150.55</text:p>
          </table:table-cell>
          <table:table-cell office:value-type="float" office:value="306.05">
            <text:p>306.05</text:p>
          </table:table-cell>
          <table:table-cell office:value-type="float" office:value="465.2">
            <text:p>465.2</text:p>
          </table:table-cell>
          <table:table-cell office:value-type="float" office:value="637">
            <text:p>637</text:p>
          </table:table-cell>
          <table:table-cell office:value-type="float" office:value="806.63">
            <text:p>806.63</text:p>
          </table:table-cell>
          <table:table-cell office:value-type="float" office:value="1149.88">
            <text:p>1149.88</text:p>
          </table:table-cell>
          <table:table-cell office:value-type="float" office:value="1507.27">
            <text:p>1507.27</text:p>
          </table:table-cell>
          <table:table-cell office:value-type="float" office:value="1869.65">
            <text:p>1869.65</text:p>
          </table:table-cell>
          <table:table-cell office:value-type="float" office:value="2264.73">
            <text:p>2264.73</text:p>
          </table:table-cell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>
          <table:table-cell office:value-type="string">
            <text:p>Opt 2.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192.525979684339">
            <text:p>192.5259796843</text:p>
          </table:table-cell>
          <table:table-cell office:value-type="float" office:value="232.444262167823">
            <text:p>232.4442621678</text:p>
          </table:table-cell>
          <table:table-cell office:value-type="float" office:value="385.331646867063">
            <text:p>385.3316468671</text:p>
          </table:table-cell>
          <table:table-cell office:value-type="float" office:value="638.291471039468">
            <text:p>638.2914710395</text:p>
          </table:table-cell>
          <table:table-cell office:value-type="float" office:value="640.037941467789">
            <text:p>640.0379414678</text:p>
          </table:table-cell>
          <table:table-cell office:value-type="float" office:value="1197.61815900203">
            <text:p>1197.618159002</text:p>
          </table:table-cell>
          <table:table-cell office:value-type="float" office:value="1299.63934547881">
            <text:p>1299.6393454788</text:p>
          </table:table-cell>
          <table:table-cell office:value-type="float" office:value="1979.08090863655">
            <text:p>1979.0809086366</text:p>
          </table:table-cell>
          <table:table-cell office:value-type="float" office:value="2378.23043008829">
            <text:p>2378.2304300883</text:p>
          </table:table-cell>
        </table:table-row>
        <table:table-row table:style-name="ro1">
          <table:table-cell/>
          <table:table-cell office:value-type="float" office:value="192.929702275235">
            <text:p>192.9297022752</text:p>
          </table:table-cell>
          <table:table-cell office:value-type="float" office:value="383.24854078149">
            <text:p>383.2485407815</text:p>
          </table:table-cell>
          <table:table-cell office:value-type="float" office:value="493.40114990808">
            <text:p>493.4011499081</text:p>
          </table:table-cell>
          <table:table-cell office:value-type="float" office:value="612.281250208762">
            <text:p>612.2812502088</text:p>
          </table:table-cell>
          <table:table-cell office:value-type="float" office:value="855.127148389377">
            <text:p>855.1271483894</text:p>
          </table:table-cell>
          <table:table-cell office:value-type="float" office:value="1338.62179369533">
            <text:p>1338.6217936953</text:p>
          </table:table-cell>
          <table:table-cell office:value-type="float" office:value="1582.32439865808">
            <text:p>1582.3243986581</text:p>
          </table:table-cell>
          <table:table-cell office:value-type="float" office:value="1672.30919172089">
            <text:p>1672.3091917209</text:p>
          </table:table-cell>
          <table:table-cell office:value-type="float" office:value="1996.70751175511">
            <text:p>1996.7075117551</text:p>
          </table:table-cell>
        </table:table-row>
        <table:table-row table:style-name="ro1">
          <table:table-cell/>
          <table:table-cell office:value-type="float" office:value="151.447200735645">
            <text:p>151.4472007356</text:p>
          </table:table-cell>
          <table:table-cell office:value-type="float" office:value="337.470705732804">
            <text:p>337.4707057328</text:p>
          </table:table-cell>
          <table:table-cell office:value-type="float" office:value="418.202826684247">
            <text:p>418.2028266842</text:p>
          </table:table-cell>
          <table:table-cell office:value-type="float" office:value="793.902819905921">
            <text:p>793.9028199059</text:p>
          </table:table-cell>
          <table:table-cell office:value-type="float" office:value="775.523031641258">
            <text:p>775.5230316413</text:p>
          </table:table-cell>
          <table:table-cell office:value-type="float" office:value="1128.93860514769">
            <text:p>1128.9386051477</text:p>
          </table:table-cell>
          <table:table-cell office:value-type="float" office:value="1777.30796664784">
            <text:p>1777.3079666478</text:p>
          </table:table-cell>
          <table:table-cell office:value-type="float" office:value="2075.35525204107">
            <text:p>2075.3552520411</text:p>
          </table:table-cell>
          <table:table-cell office:value-type="float" office:value="2710.02482139387">
            <text:p>2710.0248213939</text:p>
          </table:table-cell>
        </table:table-row>
        <table:table-row table:style-name="ro1">
          <table:table-cell/>
          <table:table-cell office:value-type="float" office:value="145.391425127557">
            <text:p>145.3914251276</text:p>
          </table:table-cell>
          <table:table-cell office:value-type="float" office:value="282.071170001375">
            <text:p>282.0711700014</text:p>
          </table:table-cell>
          <table:table-cell office:value-type="float" office:value="370.104047039442">
            <text:p>370.1040470394</text:p>
          </table:table-cell>
          <table:table-cell office:value-type="float" office:value="613.774849793057">
            <text:p>613.7748497931</text:p>
          </table:table-cell>
          <table:table-cell office:value-type="float" office:value="725.007208383107">
            <text:p>725.0072083831</text:p>
          </table:table-cell>
          <table:table-cell office:value-type="float" office:value="1148.12245527623">
            <text:p>1148.1224552762</text:p>
          </table:table-cell>
          <table:table-cell office:value-type="float" office:value="1750.45946512583">
            <text:p>1750.4594651258</text:p>
          </table:table-cell>
          <table:table-cell office:value-type="float" office:value="2067.01619138742">
            <text:p>2067.0161913874</text:p>
          </table:table-cell>
          <table:table-cell office:value-type="float" office:value="2283.32468236699">
            <text:p>2283.324682367</text:p>
          </table:table-cell>
        </table:table-row>
        <table:table-row table:style-name="ro1">
          <table:table-cell/>
          <table:table-cell office:value-type="float" office:value="80.2271312486812">
            <text:p>80.2271312487</text:p>
          </table:table-cell>
          <table:table-cell office:value-type="float" office:value="249.511129474146">
            <text:p>249.5111294741</text:p>
          </table:table-cell>
          <table:table-cell office:value-type="float" office:value="461.340052436956">
            <text:p>461.340052437</text:p>
          </table:table-cell>
          <table:table-cell office:value-type="float" office:value="652.700740488357">
            <text:p>652.7007404884</text:p>
          </table:table-cell>
          <table:table-cell office:value-type="float" office:value="981.653354416941">
            <text:p>981.6533544169</text:p>
          </table:table-cell>
          <table:table-cell office:value-type="float" office:value="1232.70136096622">
            <text:p>1232.7013609662</text:p>
          </table:table-cell>
          <table:table-cell office:value-type="float" office:value="1559.00103175535">
            <text:p>1559.0010317554</text:p>
          </table:table-cell>
          <table:table-cell office:value-type="float" office:value="1833.4970935823">
            <text:p>1833.4970935823</text:p>
          </table:table-cell>
          <table:table-cell office:value-type="float" office:value="1980.27035719483">
            <text:p>1980.2703571948</text:p>
          </table:table-cell>
        </table:table-row>
        <table:table-row table:style-name="ro1">
          <table:table-cell/>
          <table:table-cell office:value-type="float" office:value="149.552162613192">
            <text:p>149.5521626132</text:p>
          </table:table-cell>
          <table:table-cell office:value-type="float" office:value="326.470904408399">
            <text:p>326.4709044084</text:p>
          </table:table-cell>
          <table:table-cell office:value-type="float" office:value="426.906363565672">
            <text:p>426.9063635657</text:p>
          </table:table-cell>
          <table:table-cell office:value-type="float" office:value="580.762568740312">
            <text:p>580.7625687403</text:p>
          </table:table-cell>
          <table:table-cell office:value-type="float" office:value="873.720447042942">
            <text:p>873.7204470429</text:p>
          </table:table-cell>
          <table:table-cell office:value-type="float" office:value="1325.25332532398">
            <text:p>1325.253325324</text:p>
          </table:table-cell>
          <table:table-cell office:value-type="float" office:value="1511.13583095657">
            <text:p>1511.1358309566</text:p>
          </table:table-cell>
          <table:table-cell office:value-type="float" office:value="1899.20763961835">
            <text:p>1899.2076396184</text:p>
          </table:table-cell>
          <table:table-cell office:value-type="float" office:value="2233.34721130709">
            <text:p>2233.3472113071</text:p>
          </table:table-cell>
        </table:table-row>
        <table:table-row table:style-name="ro1">
          <table:table-cell/>
          <table:table-cell office:value-type="float" office:value="138.194360805255">
            <text:p>138.1943608053</text:p>
          </table:table-cell>
          <table:table-cell office:value-type="float" office:value="296.432862164563">
            <text:p>296.4328621646</text:p>
          </table:table-cell>
          <table:table-cell office:value-type="float" office:value="581.620754709373">
            <text:p>581.6207547094</text:p>
          </table:table-cell>
          <table:table-cell office:value-type="float" office:value="514.174076955255">
            <text:p>514.1740769553</text:p>
          </table:table-cell>
          <table:table-cell office:value-type="float" office:value="661.244578378838">
            <text:p>661.2445783788</text:p>
          </table:table-cell>
          <table:table-cell office:value-type="float" office:value="936.078534325026">
            <text:p>936.078534325</text:p>
          </table:table-cell>
          <table:table-cell office:value-type="float" office:value="1518.38403926845">
            <text:p>1518.3840392685</text:p>
          </table:table-cell>
          <table:table-cell office:value-type="float" office:value="1879.37806278742">
            <text:p>1879.3780627874</text:p>
          </table:table-cell>
          <table:table-cell office:value-type="float" office:value="2024.39197746671">
            <text:p>2024.3919774667</text:p>
          </table:table-cell>
        </table:table-row>
        <table:table-row table:style-name="ro1">
          <table:table-cell/>
          <table:table-cell office:value-type="float" office:value="121.578717034294">
            <text:p>121.5787170343</text:p>
          </table:table-cell>
          <table:table-cell office:value-type="float" office:value="306.262781142171">
            <text:p>306.2627811422</text:p>
          </table:table-cell>
          <table:table-cell office:value-type="float" office:value="399.447077836985">
            <text:p>399.447077837</text:p>
          </table:table-cell>
          <table:table-cell office:value-type="float" office:value="578.886380437971">
            <text:p>578.886380438</text:p>
          </table:table-cell>
          <table:table-cell office:value-type="float" office:value="713.282622373636">
            <text:p>713.2826223736</text:p>
          </table:table-cell>
          <table:table-cell office:value-type="float" office:value="1315.18023665032">
            <text:p>1315.1802366503</text:p>
          </table:table-cell>
          <table:table-cell office:value-type="float" office:value="1587.41787093042">
            <text:p>1587.4178709304</text:p>
          </table:table-cell>
          <table:table-cell office:value-type="float" office:value="1556.65654270275">
            <text:p>1556.6565427028</text:p>
          </table:table-cell>
          <table:table-cell office:value-type="float" office:value="2129.0178072636">
            <text:p>2129.0178072636</text:p>
          </table:table-cell>
        </table:table-row>
        <table:table-row table:style-name="ro1">
          <table:table-cell/>
          <table:table-cell office:value-type="float" office:value="87.2026077558062">
            <text:p>87.2026077558</text:p>
          </table:table-cell>
          <table:table-cell office:value-type="float" office:value="270.337477482745">
            <text:p>270.3374774827</text:p>
          </table:table-cell>
          <table:table-cell office:value-type="float" office:value="429.612499958792">
            <text:p>429.6124999588</text:p>
          </table:table-cell>
          <table:table-cell office:value-type="float" office:value="757.600058002529">
            <text:p>757.6000580025</text:p>
          </table:table-cell>
          <table:table-cell office:value-type="float" office:value="644.578928194047">
            <text:p>644.578928194</text:p>
          </table:table-cell>
          <table:table-cell office:value-type="float" office:value="1079.53154991154">
            <text:p>1079.5315499116</text:p>
          </table:table-cell>
          <table:table-cell office:value-type="float" office:value="1265.95689112605">
            <text:p>1265.9568911261</text:p>
          </table:table-cell>
          <table:table-cell office:value-type="float" office:value="1569.35488993014">
            <text:p>1569.3548899302</text:p>
          </table:table-cell>
          <table:table-cell office:value-type="float" office:value="2739.33102779609">
            <text:p>2739.3310277961</text:p>
          </table:table-cell>
        </table:table-row>
        <table:table-row table:style-name="ro1">
          <table:table-cell/>
          <table:table-cell office:value-type="float" office:value="167.030182497">
            <text:p>167.030182497</text:p>
          </table:table-cell>
          <table:table-cell office:value-type="float" office:value="367.786450199662">
            <text:p>367.7864501997</text:p>
          </table:table-cell>
          <table:table-cell office:value-type="float" office:value="495.585002778692">
            <text:p>495.5850027787</text:p>
          </table:table-cell>
          <table:table-cell office:value-type="float" office:value="747.890376295511">
            <text:p>747.8903762955</text:p>
          </table:table-cell>
          <table:table-cell office:value-type="float" office:value="812.906915271184">
            <text:p>812.9069152712</text:p>
          </table:table-cell>
          <table:table-cell office:value-type="float" office:value="943.552548673711">
            <text:p>943.5525486737</text:p>
          </table:table-cell>
          <table:table-cell office:value-type="float" office:value="1276.39857070032">
            <text:p>1276.3985707003</text:p>
          </table:table-cell>
          <table:table-cell office:value-type="float" office:value="1887.90635161542">
            <text:p>1887.9063516154</text:p>
          </table:table-cell>
          <table:table-cell office:value-type="float" office:value="2811.53290826194">
            <text:p>2811.532908262</text:p>
          </table:table-cell>
        </table:table-row>
        <table:table-row table:style-name="ro1">
          <table:table-cell/>
          <table:table-cell office:value-type="float" office:value="151.786155738798">
            <text:p>151.7861557388</text:p>
          </table:table-cell>
          <table:table-cell office:value-type="float" office:value="365.285633337842">
            <text:p>365.2856333378</text:p>
          </table:table-cell>
          <table:table-cell office:value-type="float" office:value="451.259379165357">
            <text:p>451.2593791654</text:p>
          </table:table-cell>
          <table:table-cell office:value-type="float" office:value="618.529605592299">
            <text:p>618.5296055923</text:p>
          </table:table-cell>
          <table:table-cell office:value-type="float" office:value="932.920634483717">
            <text:p>932.9206344837</text:p>
          </table:table-cell>
          <table:table-cell office:value-type="float" office:value="1007.92538836755">
            <text:p>1007.9253883676</text:p>
          </table:table-cell>
          <table:table-cell office:value-type="float" office:value="1574.00825284774">
            <text:p>1574.0082528477</text:p>
          </table:table-cell>
          <table:table-cell office:value-type="float" office:value="1836.30916241331">
            <text:p>1836.3091624133</text:p>
          </table:table-cell>
          <table:table-cell office:value-type="float" office:value="1887.57715268965">
            <text:p>1887.5771526897</text:p>
          </table:table-cell>
        </table:table-row>
        <table:table-row table:style-name="ro1">
          <table:table-cell/>
          <table:table-cell office:value-type="float" office:value="132.041834630973">
            <text:p>132.041834631</text:p>
          </table:table-cell>
          <table:table-cell office:value-type="float" office:value="349.23726256883">
            <text:p>349.2372625688</text:p>
          </table:table-cell>
          <table:table-cell office:value-type="float" office:value="390.867508226138">
            <text:p>390.8675082261</text:p>
          </table:table-cell>
          <table:table-cell office:value-type="float" office:value="608.509790074993">
            <text:p>608.509790075</text:p>
          </table:table-cell>
          <table:table-cell office:value-type="float" office:value="764.017808842601">
            <text:p>764.0178088426</text:p>
          </table:table-cell>
          <table:table-cell office:value-type="float" office:value="1273.23886684243">
            <text:p>1273.2388668424</text:p>
          </table:table-cell>
          <table:table-cell office:value-type="float" office:value="1694.08050237474">
            <text:p>1694.0805023747</text:p>
          </table:table-cell>
          <table:table-cell office:value-type="float" office:value="2186.31446697748">
            <text:p>2186.3144669775</text:p>
          </table:table-cell>
          <table:table-cell office:value-type="float" office:value="1724.7274037249">
            <text:p>1724.7274037249</text:p>
          </table:table-cell>
        </table:table-row>
        <table:table-row table:style-name="ro1">
          <table:table-cell/>
          <table:table-cell office:value-type="float" office:value="129.60602490483">
            <text:p>129.6060249048</text:p>
          </table:table-cell>
          <table:table-cell office:value-type="float" office:value="222.965080473673">
            <text:p>222.9650804737</text:p>
          </table:table-cell>
          <table:table-cell office:value-type="float" office:value="451.687988492084">
            <text:p>451.6879884921</text:p>
          </table:table-cell>
          <table:table-cell office:value-type="float" office:value="466.424884781517">
            <text:p>466.4248847815</text:p>
          </table:table-cell>
          <table:table-cell office:value-type="float" office:value="963.949771696103">
            <text:p>963.9497716961</text:p>
          </table:table-cell>
          <table:table-cell office:value-type="float" office:value="1243.92124846797">
            <text:p>1243.921248468</text:p>
          </table:table-cell>
          <table:table-cell office:value-type="float" office:value="1725.58807119969">
            <text:p>1725.5880711997</text:p>
          </table:table-cell>
          <table:table-cell office:value-type="float" office:value="1932.06856170255">
            <text:p>1932.0685617026</text:p>
          </table:table-cell>
          <table:table-cell office:value-type="float" office:value="2261.19502166997">
            <text:p>2261.19502167</text:p>
          </table:table-cell>
        </table:table-row>
        <table:table-row table:style-name="ro1">
          <table:table-cell/>
          <table:table-cell office:value-type="float" office:value="200.447938444356">
            <text:p>200.4479384444</text:p>
          </table:table-cell>
          <table:table-cell office:value-type="float" office:value="285.539043954158">
            <text:p>285.5390439542</text:p>
          </table:table-cell>
          <table:table-cell office:value-type="float" office:value="484.044251588511">
            <text:p>484.0442515885</text:p>
          </table:table-cell>
          <table:table-cell office:value-type="float" office:value="733.036125156461">
            <text:p>733.0361251565</text:p>
          </table:table-cell>
          <table:table-cell office:value-type="float" office:value="839.512168682951">
            <text:p>839.512168683</text:p>
          </table:table-cell>
          <table:table-cell office:value-type="float" office:value="1199.65925619746">
            <text:p>1199.6592561975</text:p>
          </table:table-cell>
          <table:table-cell office:value-type="float" office:value="1318.88111011639">
            <text:p>1318.8811101164</text:p>
          </table:table-cell>
          <table:table-cell office:value-type="float" office:value="1995.20054101007">
            <text:p>1995.2005410101</text:p>
          </table:table-cell>
          <table:table-cell office:value-type="float" office:value="2353.24412519836">
            <text:p>2353.2441251984</text:p>
          </table:table-cell>
        </table:table-row>
        <table:table-row table:style-name="ro1">
          <table:table-cell/>
          <table:table-cell office:value-type="float" office:value="197.645823732183">
            <text:p>197.6458237322</text:p>
          </table:table-cell>
          <table:table-cell office:value-type="float" office:value="302.553538596946">
            <text:p>302.5535385969</text:p>
          </table:table-cell>
          <table:table-cell office:value-type="float" office:value="581.263597888225">
            <text:p>581.2635978882</text:p>
          </table:table-cell>
          <table:table-cell office:value-type="float" office:value="619.305702333565">
            <text:p>619.3057023336</text:p>
          </table:table-cell>
          <table:table-cell office:value-type="float" office:value="712.47788975091">
            <text:p>712.4778897509</text:p>
          </table:table-cell>
          <table:table-cell office:value-type="float" office:value="1176.74668825251">
            <text:p>1176.7466882525</text:p>
          </table:table-cell>
          <table:table-cell office:value-type="float" office:value="1686.80224508055">
            <text:p>1686.8022450806</text:p>
          </table:table-cell>
          <table:table-cell office:value-type="float" office:value="2108.93029216522">
            <text:p>2108.9302921652</text:p>
          </table:table-cell>
          <table:table-cell office:value-type="float" office:value="2495.47582266136">
            <text:p>2495.4758226614</text:p>
          </table:table-cell>
        </table:table-row>
        <table:table-row table:style-name="ro1">
          <table:table-cell/>
          <table:table-cell office:value-type="float" office:value="223.763958883318">
            <text:p>223.7639588833</text:p>
          </table:table-cell>
          <table:table-cell office:value-type="float" office:value="262.701190200855">
            <text:p>262.7011902009</text:p>
          </table:table-cell>
          <table:table-cell office:value-type="float" office:value="498.393693313418">
            <text:p>498.3936933134</text:p>
          </table:table-cell>
          <table:table-cell office:value-type="float" office:value="685.904679257244">
            <text:p>685.9046792572</text:p>
          </table:table-cell>
          <table:table-cell office:value-type="float" office:value="830.918632705198">
            <text:p>830.9186327052</text:p>
          </table:table-cell>
          <table:table-cell office:value-type="float" office:value="1120.77613874028">
            <text:p>1120.7761387403</text:p>
          </table:table-cell>
          <table:table-cell office:value-type="float" office:value="1684.67763347018">
            <text:p>1684.6776334702</text:p>
          </table:table-cell>
          <table:table-cell office:value-type="float" office:value="1595.32815428577">
            <text:p>1595.3281542858</text:p>
          </table:table-cell>
          <table:table-cell office:value-type="float" office:value="2159.7763536584">
            <text:p>2159.7763536584</text:p>
          </table:table-cell>
        </table:table-row>
        <table:table-row table:style-name="ro1">
          <table:table-cell/>
          <table:table-cell office:value-type="float" office:value="149.440849536719">
            <text:p>149.4408495367</text:p>
          </table:table-cell>
          <table:table-cell office:value-type="float" office:value="280.720513742617">
            <text:p>280.7205137426</text:p>
          </table:table-cell>
          <table:table-cell office:value-type="float" office:value="525.535062607521">
            <text:p>525.5350626075</text:p>
          </table:table-cell>
          <table:table-cell office:value-type="float" office:value="696.698267502713">
            <text:p>696.6982675027</text:p>
          </table:table-cell>
          <table:table-cell office:value-type="float" office:value="1017.7948776764">
            <text:p>1017.7948776764</text:p>
          </table:table-cell>
          <table:table-cell office:value-type="float" office:value="1096.1689965045">
            <text:p>1096.1689965045</text:p>
          </table:table-cell>
          <table:table-cell office:value-type="float" office:value="1743.11789538309">
            <text:p>1743.1178953831</text:p>
          </table:table-cell>
          <table:table-cell office:value-type="float" office:value="1610.62899886379">
            <text:p>1610.6289988638</text:p>
          </table:table-cell>
          <table:table-cell office:value-type="float" office:value="2394.33846969521">
            <text:p>2394.3384696952</text:p>
          </table:table-cell>
        </table:table-row>
        <table:table-row table:style-name="ro1">
          <table:table-cell/>
          <table:table-cell office:value-type="float" office:value="127.348907939183">
            <text:p>127.3489079392</text:p>
          </table:table-cell>
          <table:table-cell office:value-type="float" office:value="346.426859916356">
            <text:p>346.4268599164</text:p>
          </table:table-cell>
          <table:table-cell office:value-type="float" office:value="376.800162217472">
            <text:p>376.8001622175</text:p>
          </table:table-cell>
          <table:table-cell office:value-type="float" office:value="574.807342600052">
            <text:p>574.8073426001</text:p>
          </table:table-cell>
          <table:table-cell office:value-type="float" office:value="792.498012573971">
            <text:p>792.498012574</text:p>
          </table:table-cell>
          <table:table-cell office:value-type="float" office:value="1180.68605337595">
            <text:p>1180.686053376</text:p>
          </table:table-cell>
          <table:table-cell office:value-type="float" office:value="1201.61895715422">
            <text:p>1201.6189571542</text:p>
          </table:table-cell>
          <table:table-cell office:value-type="float" office:value="1916.79585044748">
            <text:p>1916.7958504475</text:p>
          </table:table-cell>
          <table:table-cell office:value-type="float" office:value="1976.20264265101">
            <text:p>1976.202642651</text:p>
          </table:table-cell>
        </table:table-row>
        <table:table-row table:style-name="ro1">
          <table:table-cell/>
          <table:table-cell office:value-type="float" office:value="120.628073246864">
            <text:p>120.6280732469</text:p>
          </table:table-cell>
          <table:table-cell office:value-type="float" office:value="408.234095161943">
            <text:p>408.2340951619</text:p>
          </table:table-cell>
          <table:table-cell office:value-type="float" office:value="470.813168354455">
            <text:p>470.8131683545</text:p>
          </table:table-cell>
          <table:table-cell office:value-type="float" office:value="660.318050945243">
            <text:p>660.3180509452</text:p>
          </table:table-cell>
          <table:table-cell office:value-type="float" office:value="715.857309503035">
            <text:p>715.857309503</text:p>
          </table:table-cell>
          <table:table-cell office:value-type="float" office:value="1142.20086225706">
            <text:p>1142.2008622571</text:p>
          </table:table-cell>
          <table:table-cell office:value-type="float" office:value="1535.73184807186">
            <text:p>1535.7318480719</text:p>
          </table:table-cell>
          <table:table-cell office:value-type="float" office:value="1595.89902310577">
            <text:p>1595.8990231058</text:p>
          </table:table-cell>
          <table:table-cell office:value-type="float" office:value="2334.74560073448">
            <text:p>2334.7456007345</text:p>
          </table:table-cell>
        </table:table-row>
        <table:table-row table:style-name="ro1">
          <table:table-cell/>
          <table:table-cell office:value-type="float" office:value="133.242230457665">
            <text:p>133.2422304577</text:p>
          </table:table-cell>
          <table:table-cell office:value-type="float" office:value="361.023736739952">
            <text:p>361.02373674</text:p>
          </table:table-cell>
          <table:table-cell office:value-type="float" office:value="510.490739491999">
            <text:p>510.490739492</text:p>
          </table:table-cell>
          <table:table-cell office:value-type="float" office:value="751.775612812139">
            <text:p>751.7756128121</text:p>
          </table:table-cell>
          <table:table-cell office:value-type="float" office:value="859.964519882621">
            <text:p>859.9645198826</text:p>
          </table:table-cell>
          <table:table-cell office:value-type="float" office:value="1220.74988145011">
            <text:p>1220.7498814501</text:p>
          </table:table-cell>
          <table:table-cell office:value-type="float" office:value="1150.6754380982">
            <text:p>1150.6754380982</text:p>
          </table:table-cell>
          <table:table-cell office:value-type="float" office:value="1862.22220150837">
            <text:p>1862.2222015084</text:p>
          </table:table-cell>
          <table:table-cell office:value-type="float" office:value="2507.34419420425">
            <text:p>2507.3441942043</text:p>
          </table:table-cell>
        </table:table-row>
        <table:table-row table:style-name="ro1">
          <table:table-cell/>
          <table:table-cell office:value-type="float" office:value="156.884364780003">
            <text:p>156.88436478</text:p>
          </table:table-cell>
          <table:table-cell office:value-type="float" office:value="316.230566845498">
            <text:p>316.2305668455</text:p>
          </table:table-cell>
          <table:table-cell office:value-type="float" office:value="431.070199465747">
            <text:p>431.0701994657</text:p>
          </table:table-cell>
          <table:table-cell office:value-type="float" office:value="617.567039617273">
            <text:p>617.5670396173</text:p>
          </table:table-cell>
          <table:table-cell office:value-type="float" office:value="1050.96310778422">
            <text:p>1050.9631077842</text:p>
          </table:table-cell>
          <table:table-cell office:value-type="float" office:value="990.450238939557">
            <text:p>990.4502389396</text:p>
          </table:table-cell>
          <table:table-cell office:value-type="float" office:value="1787.69010009176">
            <text:p>1787.6901000918</text:p>
          </table:table-cell>
          <table:table-cell office:value-type="float" office:value="1753.82730427734">
            <text:p>1753.8273042773</text:p>
          </table:table-cell>
          <table:table-cell office:value-type="float" office:value="2212.76906699558">
            <text:p>2212.7690669956</text:p>
          </table:table-cell>
        </table:table-row>
        <table:table-row table:style-name="ro1">
          <table:table-cell/>
          <table:table-cell office:value-type="float" office:value="141.118258245054">
            <text:p>141.1182582451</text:p>
          </table:table-cell>
          <table:table-cell office:value-type="float" office:value="276.415741415615">
            <text:p>276.4157414156</text:p>
          </table:table-cell>
          <table:table-cell office:value-type="float" office:value="437.711707951495">
            <text:p>437.7117079515</text:p>
          </table:table-cell>
          <table:table-cell office:value-type="float" office:value="598.42878176086">
            <text:p>598.4287817609</text:p>
          </table:table-cell>
          <table:table-cell office:value-type="float" office:value="797.648145740186">
            <text:p>797.6481457402</text:p>
          </table:table-cell>
          <table:table-cell office:value-type="float" office:value="1104.78696604142">
            <text:p>1104.7869660414</text:p>
          </table:table-cell>
          <table:table-cell office:value-type="float" office:value="1451.3778903555">
            <text:p>1451.3778903555</text:p>
          </table:table-cell>
          <table:table-cell office:value-type="float" office:value="1959.21163761612">
            <text:p>1959.2116376161</text:p>
          </table:table-cell>
          <table:table-cell office:value-type="float" office:value="2329.42882665427">
            <text:p>2329.4288266543</text:p>
          </table:table-cell>
        </table:table-row>
        <table:table-row table:style-name="ro1">
          <table:table-cell/>
          <table:table-cell office:value-type="float" office:value="210.550636703944">
            <text:p>210.5506367039</text:p>
          </table:table-cell>
          <table:table-cell office:value-type="float" office:value="245.416913143897">
            <text:p>245.4169131439</text:p>
          </table:table-cell>
          <table:table-cell office:value-type="float" office:value="389.061632189478">
            <text:p>389.0616321895</text:p>
          </table:table-cell>
          <table:table-cell office:value-type="float" office:value="581.358452302941">
            <text:p>581.3584523029</text:p>
          </table:table-cell>
          <table:table-cell office:value-type="float" office:value="852.576878511627">
            <text:p>852.5768785116</text:p>
          </table:table-cell>
          <table:table-cell office:value-type="float" office:value="1111.20901719021">
            <text:p>1111.2090171902</text:p>
          </table:table-cell>
          <table:table-cell office:value-type="float" office:value="1177.69014431216">
            <text:p>1177.6901443122</text:p>
          </table:table-cell>
          <table:table-cell office:value-type="float" office:value="1868.51596343859">
            <text:p>1868.5159634386</text:p>
          </table:table-cell>
          <table:table-cell office:value-type="float" office:value="2447.22744487355">
            <text:p>2447.2274448736</text:p>
          </table:table-cell>
        </table:table-row>
        <table:table-row table:style-name="ro1">
          <table:table-cell/>
          <table:table-cell office:value-type="float" office:value="137.547199932228">
            <text:p>137.5471999322</text:p>
          </table:table-cell>
          <table:table-cell office:value-type="float" office:value="213.574621942166">
            <text:p>213.5746219422</text:p>
          </table:table-cell>
          <table:table-cell office:value-type="float" office:value="478.802019423773">
            <text:p>478.8020194238</text:p>
          </table:table-cell>
          <table:table-cell office:value-type="float" office:value="671.385519782641">
            <text:p>671.3855197826</text:p>
          </table:table-cell>
          <table:table-cell office:value-type="float" office:value="844.954677447949">
            <text:p>844.9546774479</text:p>
          </table:table-cell>
          <table:table-cell office:value-type="float" office:value="1142.23859973954">
            <text:p>1142.2385997395</text:p>
          </table:table-cell>
          <table:table-cell office:value-type="float" office:value="1311.3567076568">
            <text:p>1311.3567076568</text:p>
          </table:table-cell>
          <table:table-cell office:value-type="float" office:value="2153.841253768">
            <text:p>2153.841253768</text:p>
          </table:table-cell>
          <table:table-cell office:value-type="float" office:value="2254.01073289111">
            <text:p>2254.0107328911</text:p>
          </table:table-cell>
        </table:table-row>
        <table:table-row table:style-name="ro1">
          <table:table-cell/>
          <table:table-cell office:value-type="float" office:value="157.214112581245">
            <text:p>157.2141125812</text:p>
          </table:table-cell>
          <table:table-cell office:value-type="float" office:value="319.288591663789">
            <text:p>319.2885916638</text:p>
          </table:table-cell>
          <table:table-cell office:value-type="float" office:value="599.412054731758">
            <text:p>599.4120547318</text:p>
          </table:table-cell>
          <table:table-cell office:value-type="float" office:value="476.676574558948">
            <text:p>476.6765745589</text:p>
          </table:table-cell>
          <table:table-cell office:value-type="float" office:value="624.302457316285">
            <text:p>624.3024573163</text:p>
          </table:table-cell>
          <table:table-cell office:value-type="float" office:value="1060.39856070377">
            <text:p>1060.3985607038</text:p>
          </table:table-cell>
          <table:table-cell office:value-type="float" office:value="1547.59816464274">
            <text:p>1547.5981646428</text:p>
          </table:table-cell>
          <table:table-cell office:value-type="float" office:value="1881.34616546972">
            <text:p>1881.3461654697</text:p>
          </table:table-cell>
          <table:table-cell office:value-type="float" office:value="2184.03434027457">
            <text:p>2184.0343402746</text:p>
          </table:table-cell>
        </table:table-row>
        <table:table-row table:style-name="ro1">
          <table:table-cell/>
          <table:table-cell office:value-type="float" office:value="115.816673268629">
            <text:p>115.8166732686</text:p>
          </table:table-cell>
          <table:table-cell office:value-type="float" office:value="347.777301992911">
            <text:p>347.7773019929</text:p>
          </table:table-cell>
          <table:table-cell office:value-type="float" office:value="515.18690160128">
            <text:p>515.1869016013</text:p>
          </table:table-cell>
          <table:table-cell office:value-type="float" office:value="651.426616993875">
            <text:p>651.4266169939</text:p>
          </table:table-cell>
          <table:table-cell office:value-type="float" office:value="714.234283416959">
            <text:p>714.234283417</text:p>
          </table:table-cell>
          <table:table-cell office:value-type="float" office:value="1039.61029836999">
            <text:p>1039.61029837</text:p>
          </table:table-cell>
          <table:table-cell office:value-type="float" office:value="1174.27565860648">
            <text:p>1174.2756586065</text:p>
          </table:table-cell>
          <table:table-cell office:value-type="float" office:value="1416.99996811615">
            <text:p>1416.9999681162</text:p>
          </table:table-cell>
          <table:table-cell office:value-type="float" office:value="2164.90553060157">
            <text:p>2164.9055306016</text:p>
          </table:table-cell>
        </table:table-row>
        <table:table-row table:style-name="ro1">
          <table:table-cell/>
          <table:table-cell office:value-type="float" office:value="139.201824744963">
            <text:p>139.201824745</text:p>
          </table:table-cell>
          <table:table-cell office:value-type="float" office:value="222.715968980032">
            <text:p>222.71596898</text:p>
          </table:table-cell>
          <table:table-cell office:value-type="float" office:value="333.482901355412">
            <text:p>333.4829013554</text:p>
          </table:table-cell>
          <table:table-cell office:value-type="float" office:value="621.413366239451">
            <text:p>621.4133662395</text:p>
          </table:table-cell>
          <table:table-cell office:value-type="float" office:value="1005.42454290491">
            <text:p>1005.4245429049</text:p>
          </table:table-cell>
          <table:table-cell office:value-type="float" office:value="1340.5576822331">
            <text:p>1340.5576822331</text:p>
          </table:table-cell>
          <table:table-cell office:value-type="float" office:value="1653.09002978972">
            <text:p>1653.0900297897</text:p>
          </table:table-cell>
          <table:table-cell office:value-type="float" office:value="1988.14311945536">
            <text:p>1988.1431194554</text:p>
          </table:table-cell>
          <table:table-cell office:value-type="float" office:value="2341.33011286136">
            <text:p>2341.3301128614</text:p>
          </table:table-cell>
        </table:table-row>
        <table:table-row table:style-name="ro1">
          <table:table-cell/>
          <table:table-cell office:value-type="float" office:value="151.391236898205">
            <text:p>151.3912368982</text:p>
          </table:table-cell>
          <table:table-cell office:value-type="float" office:value="296.527399096039">
            <text:p>296.527399096</text:p>
          </table:table-cell>
          <table:table-cell office:value-type="float" office:value="591.935324267844">
            <text:p>591.9353242678</text:p>
          </table:table-cell>
          <table:table-cell office:value-type="float" office:value="536.183839926404">
            <text:p>536.1838399264</text:p>
          </table:table-cell>
          <table:table-cell office:value-type="float" office:value="713.956433384351">
            <text:p>713.9564333844</text:p>
          </table:table-cell>
          <table:table-cell office:value-type="float" office:value="999.929852856824">
            <text:p>999.9298528568</text:p>
          </table:table-cell>
          <table:table-cell office:value-type="float" office:value="1238.91615838279">
            <text:p>1238.9161583828</text:p>
          </table:table-cell>
          <table:table-cell office:value-type="float" office:value="1967.85713403787">
            <text:p>1967.8571340379</text:p>
          </table:table-cell>
          <table:table-cell office:value-type="float" office:value="1932.31627729941">
            <text:p>1932.3162772994</text:p>
          </table:table-cell>
        </table:table-row>
        <table:table-row table:style-name="ro1">
          <table:table-cell/>
          <table:table-cell office:value-type="float" office:value="176.777541702977">
            <text:p>176.777541703</text:p>
          </table:table-cell>
          <table:table-cell office:value-type="float" office:value="389.783753371158">
            <text:p>389.7837533712</text:p>
          </table:table-cell>
          <table:table-cell office:value-type="float" office:value="420.686052027476">
            <text:p>420.6860520275</text:p>
          </table:table-cell>
          <table:table-cell office:value-type="float" office:value="815.962437409548">
            <text:p>815.9624374095</text:p>
          </table:table-cell>
          <table:table-cell office:value-type="float" office:value="657.841158892906">
            <text:p>657.8411588929</text:p>
          </table:table-cell>
          <table:table-cell office:value-type="float" office:value="969.113580623812">
            <text:p>969.1135806238</text:p>
          </table:table-cell>
          <table:table-cell office:value-type="float" office:value="1673.93697287514">
            <text:p>1673.9369728751</text:p>
          </table:table-cell>
          <table:table-cell office:value-type="float" office:value="2148.32087690472">
            <text:p>2148.3208769047</text:p>
          </table:table-cell>
          <table:table-cell office:value-type="float" office:value="2362.4946220196">
            <text:p>2362.4946220196</text:p>
          </table:table-cell>
        </table:table-row>
        <table:table-row table:style-name="ro1">
          <table:table-cell/>
          <table:table-cell office:value-type="float" office:value="138.121666468902">
            <text:p>138.1216664689</text:p>
          </table:table-cell>
          <table:table-cell office:value-type="float" office:value="317.153173659091">
            <text:p>317.1531736591</text:p>
          </table:table-cell>
          <table:table-cell office:value-type="float" office:value="555.952606093554">
            <text:p>555.9526060936</text:p>
          </table:table-cell>
          <table:table-cell office:value-type="float" office:value="634.280131183645">
            <text:p>634.2801311836</text:p>
          </table:table-cell>
          <table:table-cell office:value-type="float" office:value="824.022841433118">
            <text:p>824.0228414331</text:p>
          </table:table-cell>
          <table:table-cell office:value-type="float" office:value="1430.54535314085">
            <text:p>1430.5453531409</text:p>
          </table:table-cell>
          <table:table-cell office:value-type="float" office:value="1759.22036121029">
            <text:p>1759.2203612103</text:p>
          </table:table-cell>
          <table:table-cell office:value-type="float" office:value="1892.26190524533">
            <text:p>1892.2619052453</text:p>
          </table:table-cell>
          <table:table-cell office:value-type="float" office:value="2332.78367149254">
            <text:p>2332.7836714925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150.555159420601">
            <text:p>150.5551594206</text:p>
          </table:table-cell>
          <table:table-cell table:formula="of:=AVERAGE([.C3:.C32])" office:value-type="float" office:value="306.053575678618">
            <text:p>306.0535756786</text:p>
          </table:table-cell>
          <table:table-cell table:formula="of:=AVERAGE([.D3:.D32])" office:value-type="float" office:value="465.20027907461">
            <text:p>465.2002790746</text:p>
          </table:table-cell>
          <table:table-cell table:formula="of:=AVERAGE([.E3:.E32])" office:value-type="float" office:value="637.008580423299">
            <text:p>637.0085804233</text:p>
          </table:table-cell>
          <table:table-cell table:formula="of:=AVERAGE([.F3:.F32])" office:value-type="float" office:value="806.630610939638">
            <text:p>806.6306109396</text:p>
          </table:table-cell>
          <table:table-cell table:formula="of:=AVERAGE([.G3:.G32])" office:value-type="float" office:value="1149.88373664223">
            <text:p>1149.8837366422</text:p>
          </table:table-cell>
          <table:table-cell table:formula="of:=AVERAGE([.H3:.H32])" office:value-type="float" office:value="1507.27865174559">
            <text:p>1507.2786517456</text:p>
          </table:table-cell>
          <table:table-cell table:formula="of:=AVERAGE([.I3:.I32])" office:value-type="float" office:value="1869.65949016104">
            <text:p>1869.6594901611</text:p>
          </table:table-cell>
          <table:table-cell table:formula="of:=AVERAGE([.J3:.J32])" office:value-type="float" office:value="2264.73687159152">
            <text:p>2264.7368715915</text:p>
          </table:table-cell>
        </table:table-row>
        <table:table-row table:style-name="ro1">
          <table:table-cell/>
          <table:table-cell office:value-type="float" office:value="150.55">
            <text:p>150.55</text:p>
          </table:table-cell>
          <table:table-cell office:value-type="float" office:value="306.05">
            <text:p>306.05</text:p>
          </table:table-cell>
          <table:table-cell office:value-type="float" office:value="465.2">
            <text:p>465.2</text:p>
          </table:table-cell>
          <table:table-cell office:value-type="float" office:value="637">
            <text:p>637</text:p>
          </table:table-cell>
          <table:table-cell office:value-type="float" office:value="806.63">
            <text:p>806.63</text:p>
          </table:table-cell>
          <table:table-cell office:value-type="float" office:value="1149.88">
            <text:p>1149.88</text:p>
          </table:table-cell>
          <table:table-cell office:value-type="float" office:value="1507.27">
            <text:p>1507.27</text:p>
          </table:table-cell>
          <table:table-cell office:value-type="float" office:value="1869.65">
            <text:p>1869.65</text:p>
          </table:table-cell>
          <table:table-cell office:value-type="float" office:value="2264.73">
            <text:p>2264.73</text:p>
          </table:table-cell>
        </table:table-row>
      </table:table>
      <table:table table:name="Sheet6" table:style-name="ta1">
        <table:table-column table:style-name="co1" table:number-columns-repeated="11" table:default-cell-style-name="Default"/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300">
            <text:p>300</text:p>
          </table:table-cell>
          <table:table-cell/>
        </table:table-row>
        <table:table-row table:style-name="ro1">
          <table:table-cell table:style-name="ce1" office:value-type="float" office:value="0.3">
            <text:p>0.3</text:p>
          </table:table-cell>
          <table:table-cell office:value-type="float" office:value="443.04">
            <text:p>443.04</text:p>
          </table:table-cell>
          <table:table-cell office:value-type="float" office:value="945.41">
            <text:p>945.41</text:p>
          </table:table-cell>
          <table:table-cell office:value-type="float" office:value="1301.6">
            <text:p>1301.6</text:p>
          </table:table-cell>
          <table:table-cell office:value-type="float" office:value="1729.17">
            <text:p>1729.17</text:p>
          </table:table-cell>
          <table:table-cell office:value-type="float" office:value="2213.04">
            <text:p>2213.04</text:p>
          </table:table-cell>
          <table:table-cell office:value-type="float" office:value="3197.38">
            <text:p>3197.38</text:p>
          </table:table-cell>
          <table:table-cell office:value-type="float" office:value="4312.3">
            <text:p>4312.3</text:p>
          </table:table-cell>
          <table:table-cell office:value-type="float" office:value="5614.88">
            <text:p>5614.88</text:p>
          </table:table-cell>
          <table:table-cell office:value-type="float" office:value="6721.97">
            <text:p>6721.97</text:p>
          </table:table-cell>
          <table:table-cell/>
        </table:table-row>
        <table:table-row table:style-name="ro1">
          <table:table-cell table:style-name="ce1" office:value-type="float" office:value="0.5">
            <text:p>0.5</text:p>
          </table:table-cell>
          <table:table-cell office:value-type="float" office:value="325.92">
            <text:p>325.92</text:p>
          </table:table-cell>
          <table:table-cell office:value-type="float" office:value="660.91">
            <text:p>660.91</text:p>
          </table:table-cell>
          <table:table-cell office:value-type="float" office:value="933.32">
            <text:p>933.32</text:p>
          </table:table-cell>
          <table:table-cell office:value-type="float" office:value="1288.15">
            <text:p>1288.15</text:p>
          </table:table-cell>
          <table:table-cell office:value-type="float" office:value="1714.06">
            <text:p>1714.06</text:p>
          </table:table-cell>
          <table:table-cell office:value-type="float" office:value="2354.19">
            <text:p>2354.19</text:p>
          </table:table-cell>
          <table:table-cell office:value-type="float" office:value="3243.85">
            <text:p>3243.85</text:p>
          </table:table-cell>
          <table:table-cell office:value-type="float" office:value="3927.06">
            <text:p>3927.06</text:p>
          </table:table-cell>
          <table:table-cell office:value-type="float" office:value="2489.47">
            <text:p>2489.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90.57">
            <text:p>190.57</text:p>
          </table:table-cell>
          <table:table-cell office:value-type="float" office:value="403.84">
            <text:p>403.84</text:p>
          </table:table-cell>
          <table:table-cell office:value-type="float" office:value="660.3">
            <text:p>660.3</text:p>
          </table:table-cell>
          <table:table-cell office:value-type="float" office:value="874.17">
            <text:p>874.17</text:p>
          </table:table-cell>
          <table:table-cell office:value-type="float" office:value="1005.16">
            <text:p>1005.16</text:p>
          </table:table-cell>
          <table:table-cell office:value-type="float" office:value="1555.49">
            <text:p>1555.49</text:p>
          </table:table-cell>
          <table:table-cell office:value-type="float" office:value="2141.36">
            <text:p>2141.36</text:p>
          </table:table-cell>
          <table:table-cell office:value-type="float" office:value="2645.02">
            <text:p>2645.02</text:p>
          </table:table-cell>
          <table:table-cell office:value-type="float" office:value="3074.6">
            <text:p>3074.6</text:p>
          </table:table-cell>
          <table:table-cell/>
        </table:table-row>
        <table:table-row table:style-name="ro1">
          <table:table-cell table:style-name="ce1" office:value-type="float" office:value="1.5">
            <text:p>1.5</text:p>
          </table:table-cell>
          <table:table-cell office:value-type="float" office:value="174.62">
            <text:p>174.62</text:p>
          </table:table-cell>
          <table:table-cell office:value-type="float" office:value="339.61">
            <text:p>339.61</text:p>
          </table:table-cell>
          <table:table-cell office:value-type="float" office:value="518.96">
            <text:p>518.96</text:p>
          </table:table-cell>
          <table:table-cell office:value-type="float" office:value="673.86">
            <text:p>673.86</text:p>
          </table:table-cell>
          <table:table-cell office:value-type="float" office:value="847.45">
            <text:p>847.45</text:p>
          </table:table-cell>
          <table:table-cell office:value-type="float" office:value="1314.38">
            <text:p>1314.38</text:p>
          </table:table-cell>
          <table:table-cell office:value-type="float" office:value="1742.3">
            <text:p>1742.3</text:p>
          </table:table-cell>
          <table:table-cell office:value-type="float" office:value="2129.8">
            <text:p>2129.8</text:p>
          </table:table-cell>
          <table:table-cell office:value-type="float" office:value="2489.47">
            <text:p>2489.47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150.55">
            <text:p>150.55</text:p>
          </table:table-cell>
          <table:table-cell office:value-type="float" office:value="306.05">
            <text:p>306.05</text:p>
          </table:table-cell>
          <table:table-cell office:value-type="float" office:value="465.2">
            <text:p>465.2</text:p>
          </table:table-cell>
          <table:table-cell office:value-type="float" office:value="637">
            <text:p>637</text:p>
          </table:table-cell>
          <table:table-cell office:value-type="float" office:value="806.63">
            <text:p>806.63</text:p>
          </table:table-cell>
          <table:table-cell office:value-type="float" office:value="1149.88">
            <text:p>1149.88</text:p>
          </table:table-cell>
          <table:table-cell office:value-type="float" office:value="1507.27">
            <text:p>1507.27</text:p>
          </table:table-cell>
          <table:table-cell office:value-type="float" office:value="1869.65">
            <text:p>1869.65</text:p>
          </table:table-cell>
          <table:table-cell office:value-type="float" office:value="2264.73">
            <text:p>2264.7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float" office:value="0.3">
            <text:p>0.3</text:p>
          </table:table-cell>
          <table:table-cell table:style-name="ce1"/>
          <table:table-cell table:style-name="ce1" office:value-type="float" office:value="0.5">
            <text:p>0.5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.5">
            <text:p>1.5</text:p>
          </table:table-cell>
          <table:table-cell table:style-name="ce1"/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office:value-type="float" office:value="443.04">
            <text:p>443.04</text:p>
          </table:table-cell>
          <table:table-cell table:style-name="ce1" office:value-type="float" office:value="20">
            <text:p>20</text:p>
          </table:table-cell>
          <table:table-cell office:value-type="float" office:value="325.92">
            <text:p>325.92</text:p>
          </table:table-cell>
          <table:table-cell table:style-name="ce1" office:value-type="float" office:value="20">
            <text:p>20</text:p>
          </table:table-cell>
          <table:table-cell office:value-type="float" office:value="190.57">
            <text:p>190.57</text:p>
          </table:table-cell>
          <table:table-cell table:style-name="ce1" office:value-type="float" office:value="20">
            <text:p>20</text:p>
          </table:table-cell>
          <table:table-cell office:value-type="float" office:value="174.62">
            <text:p>174.62</text:p>
          </table:table-cell>
          <table:table-cell table:style-name="ce1" office:value-type="float" office:value="20">
            <text:p>20</text:p>
          </table:table-cell>
          <table:table-cell office:value-type="float" office:value="150.55">
            <text:p>150.55</text:p>
          </table:table-cell>
        </table:table-row>
        <table:table-row table:style-name="ro1">
          <table:table-cell/>
          <table:table-cell table:style-name="ce1" office:value-type="float" office:value="40">
            <text:p>40</text:p>
          </table:table-cell>
          <table:table-cell office:value-type="float" office:value="945.41">
            <text:p>945.41</text:p>
          </table:table-cell>
          <table:table-cell table:style-name="ce1" office:value-type="float" office:value="40">
            <text:p>40</text:p>
          </table:table-cell>
          <table:table-cell office:value-type="float" office:value="660.91">
            <text:p>660.91</text:p>
          </table:table-cell>
          <table:table-cell table:style-name="ce1" office:value-type="float" office:value="40">
            <text:p>40</text:p>
          </table:table-cell>
          <table:table-cell office:value-type="float" office:value="403.84">
            <text:p>403.84</text:p>
          </table:table-cell>
          <table:table-cell table:style-name="ce1" office:value-type="float" office:value="40">
            <text:p>40</text:p>
          </table:table-cell>
          <table:table-cell office:value-type="float" office:value="339.61">
            <text:p>339.61</text:p>
          </table:table-cell>
          <table:table-cell table:style-name="ce1" office:value-type="float" office:value="40">
            <text:p>40</text:p>
          </table:table-cell>
          <table:table-cell office:value-type="float" office:value="306.05">
            <text:p>306.05</text:p>
          </table:table-cell>
        </table:table-row>
        <table:table-row table:style-name="ro1">
          <table:table-cell/>
          <table:table-cell table:style-name="ce1" office:value-type="float" office:value="60">
            <text:p>60</text:p>
          </table:table-cell>
          <table:table-cell office:value-type="float" office:value="1301.6">
            <text:p>1301.6</text:p>
          </table:table-cell>
          <table:table-cell table:style-name="ce1" office:value-type="float" office:value="60">
            <text:p>60</text:p>
          </table:table-cell>
          <table:table-cell office:value-type="float" office:value="933.32">
            <text:p>933.32</text:p>
          </table:table-cell>
          <table:table-cell table:style-name="ce1" office:value-type="float" office:value="60">
            <text:p>60</text:p>
          </table:table-cell>
          <table:table-cell office:value-type="float" office:value="660.3">
            <text:p>660.3</text:p>
          </table:table-cell>
          <table:table-cell table:style-name="ce1" office:value-type="float" office:value="60">
            <text:p>60</text:p>
          </table:table-cell>
          <table:table-cell office:value-type="float" office:value="518.96">
            <text:p>518.96</text:p>
          </table:table-cell>
          <table:table-cell table:style-name="ce1" office:value-type="float" office:value="60">
            <text:p>60</text:p>
          </table:table-cell>
          <table:table-cell office:value-type="float" office:value="465.2">
            <text:p>465.2</text:p>
          </table:table-cell>
        </table:table-row>
        <table:table-row table:style-name="ro1">
          <table:table-cell/>
          <table:table-cell table:style-name="ce1" office:value-type="float" office:value="80">
            <text:p>80</text:p>
          </table:table-cell>
          <table:table-cell office:value-type="float" office:value="1729.17">
            <text:p>1729.17</text:p>
          </table:table-cell>
          <table:table-cell table:style-name="ce1" office:value-type="float" office:value="80">
            <text:p>80</text:p>
          </table:table-cell>
          <table:table-cell office:value-type="float" office:value="1288.15">
            <text:p>1288.15</text:p>
          </table:table-cell>
          <table:table-cell table:style-name="ce1" office:value-type="float" office:value="80">
            <text:p>80</text:p>
          </table:table-cell>
          <table:table-cell office:value-type="float" office:value="874.17">
            <text:p>874.17</text:p>
          </table:table-cell>
          <table:table-cell table:style-name="ce1" office:value-type="float" office:value="80">
            <text:p>80</text:p>
          </table:table-cell>
          <table:table-cell office:value-type="float" office:value="673.86">
            <text:p>673.86</text:p>
          </table:table-cell>
          <table:table-cell table:style-name="ce1" office:value-type="float" office:value="80">
            <text:p>80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office:value-type="float" office:value="2213.04">
            <text:p>2213.04</text:p>
          </table:table-cell>
          <table:table-cell table:style-name="ce1" office:value-type="float" office:value="100">
            <text:p>100</text:p>
          </table:table-cell>
          <table:table-cell office:value-type="float" office:value="1714.06">
            <text:p>1714.06</text:p>
          </table:table-cell>
          <table:table-cell table:style-name="ce1" office:value-type="float" office:value="100">
            <text:p>100</text:p>
          </table:table-cell>
          <table:table-cell office:value-type="float" office:value="1005.16">
            <text:p>1005.16</text:p>
          </table:table-cell>
          <table:table-cell table:style-name="ce1" office:value-type="float" office:value="100">
            <text:p>100</text:p>
          </table:table-cell>
          <table:table-cell office:value-type="float" office:value="847.45">
            <text:p>847.45</text:p>
          </table:table-cell>
          <table:table-cell table:style-name="ce1" office:value-type="float" office:value="100">
            <text:p>100</text:p>
          </table:table-cell>
          <table:table-cell office:value-type="float" office:value="806.63">
            <text:p>806.63</text:p>
          </table:table-cell>
        </table:table-row>
        <table:table-row table:style-name="ro1">
          <table:table-cell/>
          <table:table-cell table:style-name="ce1" office:value-type="float" office:value="150">
            <text:p>150</text:p>
          </table:table-cell>
          <table:table-cell office:value-type="float" office:value="3197.38">
            <text:p>3197.38</text:p>
          </table:table-cell>
          <table:table-cell table:style-name="ce1" office:value-type="float" office:value="150">
            <text:p>150</text:p>
          </table:table-cell>
          <table:table-cell office:value-type="float" office:value="2354.19">
            <text:p>2354.19</text:p>
          </table:table-cell>
          <table:table-cell table:style-name="ce1" office:value-type="float" office:value="150">
            <text:p>150</text:p>
          </table:table-cell>
          <table:table-cell office:value-type="float" office:value="1555.49">
            <text:p>1555.49</text:p>
          </table:table-cell>
          <table:table-cell table:style-name="ce1" office:value-type="float" office:value="150">
            <text:p>150</text:p>
          </table:table-cell>
          <table:table-cell office:value-type="float" office:value="1314.38">
            <text:p>1314.38</text:p>
          </table:table-cell>
          <table:table-cell table:style-name="ce1" office:value-type="float" office:value="150">
            <text:p>150</text:p>
          </table:table-cell>
          <table:table-cell office:value-type="float" office:value="1149.88">
            <text:p>1149.88</text:p>
          </table:table-cell>
        </table:table-row>
        <table:table-row table:style-name="ro1">
          <table:table-cell/>
          <table:table-cell table:style-name="ce1" office:value-type="float" office:value="200">
            <text:p>200</text:p>
          </table:table-cell>
          <table:table-cell office:value-type="float" office:value="4312.3">
            <text:p>4312.3</text:p>
          </table:table-cell>
          <table:table-cell table:style-name="ce1" office:value-type="float" office:value="200">
            <text:p>200</text:p>
          </table:table-cell>
          <table:table-cell office:value-type="float" office:value="3243.85">
            <text:p>3243.85</text:p>
          </table:table-cell>
          <table:table-cell table:style-name="ce1" office:value-type="float" office:value="200">
            <text:p>200</text:p>
          </table:table-cell>
          <table:table-cell office:value-type="float" office:value="2141.36">
            <text:p>2141.36</text:p>
          </table:table-cell>
          <table:table-cell table:style-name="ce1" office:value-type="float" office:value="200">
            <text:p>200</text:p>
          </table:table-cell>
          <table:table-cell office:value-type="float" office:value="1742.3">
            <text:p>1742.3</text:p>
          </table:table-cell>
          <table:table-cell table:style-name="ce1" office:value-type="float" office:value="200">
            <text:p>200</text:p>
          </table:table-cell>
          <table:table-cell office:value-type="float" office:value="1507.27">
            <text:p>1507.27</text:p>
          </table:table-cell>
        </table:table-row>
        <table:table-row table:style-name="ro1">
          <table:table-cell/>
          <table:table-cell table:style-name="ce1" office:value-type="float" office:value="250">
            <text:p>250</text:p>
          </table:table-cell>
          <table:table-cell office:value-type="float" office:value="5614.88">
            <text:p>5614.88</text:p>
          </table:table-cell>
          <table:table-cell table:style-name="ce1" office:value-type="float" office:value="250">
            <text:p>250</text:p>
          </table:table-cell>
          <table:table-cell office:value-type="float" office:value="3927.06">
            <text:p>3927.06</text:p>
          </table:table-cell>
          <table:table-cell table:style-name="ce1" office:value-type="float" office:value="250">
            <text:p>250</text:p>
          </table:table-cell>
          <table:table-cell office:value-type="float" office:value="2645.02">
            <text:p>2645.02</text:p>
          </table:table-cell>
          <table:table-cell table:style-name="ce1" office:value-type="float" office:value="250">
            <text:p>250</text:p>
          </table:table-cell>
          <table:table-cell office:value-type="float" office:value="2129.8">
            <text:p>2129.8</text:p>
          </table:table-cell>
          <table:table-cell table:style-name="ce1" office:value-type="float" office:value="250">
            <text:p>250</text:p>
          </table:table-cell>
          <table:table-cell office:value-type="float" office:value="1869.65">
            <text:p>1869.65</text:p>
          </table:table-cell>
        </table:table-row>
        <table:table-row table:style-name="ro1">
          <table:table-cell/>
          <table:table-cell table:style-name="ce1" office:value-type="float" office:value="300">
            <text:p>300</text:p>
          </table:table-cell>
          <table:table-cell office:value-type="float" office:value="6721.97">
            <text:p>6721.97</text:p>
          </table:table-cell>
          <table:table-cell table:style-name="ce1" office:value-type="float" office:value="300">
            <text:p>300</text:p>
          </table:table-cell>
          <table:table-cell office:value-type="float" office:value="4825.54">
            <text:p>4825.54</text:p>
          </table:table-cell>
          <table:table-cell table:style-name="ce1" office:value-type="float" office:value="300">
            <text:p>300</text:p>
          </table:table-cell>
          <table:table-cell office:value-type="float" office:value="3074.6">
            <text:p>3074.6</text:p>
          </table:table-cell>
          <table:table-cell table:style-name="ce1" office:value-type="float" office:value="300">
            <text:p>300</text:p>
          </table:table-cell>
          <table:table-cell office:value-type="float" office:value="2489.47">
            <text:p>2489.47</text:p>
          </table:table-cell>
          <table:table-cell table:style-name="ce1" office:value-type="float" office:value="300">
            <text:p>300</text:p>
          </table:table-cell>
          <table:table-cell office:value-type="float" office:value="2264.73">
            <text:p>2264.73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0:46:50</meta:creation-date>
    <meta:generator>LibreOffice/3.5$Linux_X86_64 LibreOffice_project/350m1$Build-2</meta:generator>
    <dc:date>2014-01-02T16:02:09</dc:date>
    <meta:editing-duration>PT14H1M46S</meta:editing-duration>
    <meta:editing-cycles>21</meta:editing-cycles>
    <meta:document-statistic meta:table-count="6" meta:cell-count="1739" meta:object-count="0"/>
  </office:meta>
</office:document-meta>
</file>